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ahoma" svg:font-family="Tahoma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Noto Sans" svg:font-family="'Noto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1" style:family="table">
      <style:table-properties style:width="15.393cm" table:align="left" style:may-break-between-rows="true" style:writing-mode="lr-tb"/>
    </style:style>
    <style:style style:name="Table11.A" style:family="table-column">
      <style:table-column-properties style:column-width="2.887cm"/>
    </style:style>
    <style:style style:name="Table11.B" style:family="table-column">
      <style:table-column-properties style:column-width="1.113cm"/>
    </style:style>
    <style:style style:name="Table11.C" style:family="table-column">
      <style:table-column-properties style:column-width="11.393cm"/>
    </style:style>
    <style:style style:name="Table11.1" style:family="table-row">
      <style:table-row-properties style:min-row-height="0.741cm"/>
    </style:style>
    <style:style style:name="Table1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le1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le1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le1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le11.3" style:family="table-row">
      <style:table-row-properties style:min-row-height="0.953cm"/>
    </style:style>
    <style:style style:name="Table11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1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1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1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2" style:family="table">
      <style:table-properties style:width="15.707cm" table:align="left" style:may-break-between-rows="true" style:writing-mode="lr-tb"/>
    </style:style>
    <style:style style:name="Table12.A" style:family="table-column">
      <style:table-column-properties style:column-width="3.295cm"/>
    </style:style>
    <style:style style:name="Table12.B" style:family="table-column">
      <style:table-column-properties style:column-width="1.127cm"/>
    </style:style>
    <style:style style:name="Table12.C" style:family="table-column">
      <style:table-column-properties style:column-width="11.285cm"/>
    </style:style>
    <style:style style:name="Table12.1" style:family="table-row">
      <style:table-row-properties style:min-row-height="0.741cm"/>
    </style:style>
    <style:style style:name="Table1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le1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le1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le1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le12.3" style:family="table-row">
      <style:table-row-properties style:min-row-height="0.953cm"/>
    </style:style>
    <style:style style:name="Table12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2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" style:family="table">
      <style:table-properties style:width="15.393cm" table:align="left" style:may-break-between-rows="true" style:writing-mode="lr-tb"/>
    </style:style>
    <style:style style:name="Tabela1.A" style:family="table-column">
      <style:table-column-properties style:column-width="2.887cm"/>
    </style:style>
    <style:style style:name="Tabela1.B" style:family="table-column">
      <style:table-column-properties style:column-width="1.113cm"/>
    </style:style>
    <style:style style:name="Tabela1.C" style:family="table-column">
      <style:table-column-properties style:column-width="11.393cm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.3" style:family="table-row">
      <style:table-row-properties style:min-row-height="0.953cm"/>
    </style:style>
    <style:style style:name="Tabela1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" style:family="table">
      <style:table-properties style:width="15.49cm" table:align="left" style:may-break-between-rows="true" style:writing-mode="lr-tb"/>
    </style:style>
    <style:style style:name="Tabela2.A" style:family="table-column">
      <style:table-column-properties style:column-width="3.263cm"/>
    </style:style>
    <style:style style:name="Tabela2.B" style:family="table-column">
      <style:table-column-properties style:column-width="1.159cm"/>
    </style:style>
    <style:style style:name="Tabela2.C" style:family="table-column">
      <style:table-column-properties style:column-width="11.068cm"/>
    </style:style>
    <style:style style:name="Tabela2.1" style:family="table-row">
      <style:table-row-properties style:min-row-height="0.741cm"/>
    </style:style>
    <style:style style:name="Tabela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2.3" style:family="table-row">
      <style:table-row-properties style:min-row-height="0.953cm"/>
    </style:style>
    <style:style style:name="Tabela2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" style:family="table">
      <style:table-properties style:width="15.393cm" table:align="left" style:may-break-between-rows="true" style:writing-mode="lr-tb"/>
    </style:style>
    <style:style style:name="Tabela3.A" style:family="table-column">
      <style:table-column-properties style:column-width="2.887cm"/>
    </style:style>
    <style:style style:name="Tabela3.B" style:family="table-column">
      <style:table-column-properties style:column-width="1.113cm"/>
    </style:style>
    <style:style style:name="Tabela3.C" style:family="table-column">
      <style:table-column-properties style:column-width="11.393cm"/>
    </style:style>
    <style:style style:name="Tabela3.1" style:family="table-row">
      <style:table-row-properties style:min-row-height="0.741cm"/>
    </style:style>
    <style:style style:name="Tabela3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3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3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3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3.3" style:family="table-row">
      <style:table-row-properties style:min-row-height="0.953cm"/>
    </style:style>
    <style:style style:name="Tabela3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.B20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20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4" style:family="table">
      <style:table-properties style:width="15.371cm" fo:margin-left="0cm" table:align="left" style:may-break-between-rows="true" style:writing-mode="lr-tb"/>
    </style:style>
    <style:style style:name="Tabela4.A" style:family="table-column">
      <style:table-column-properties style:column-width="3.263cm"/>
    </style:style>
    <style:style style:name="Tabela4.B" style:family="table-column">
      <style:table-column-properties style:column-width="1.159cm"/>
    </style:style>
    <style:style style:name="Tabela4.C" style:family="table-column">
      <style:table-column-properties style:column-width="10.948cm"/>
    </style:style>
    <style:style style:name="Tabela4.1" style:family="table-row">
      <style:table-row-properties style:min-row-height="0.741cm"/>
    </style:style>
    <style:style style:name="Tabela4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4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4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4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4.3" style:family="table-row">
      <style:table-row-properties style:min-row-height="0.953cm"/>
    </style:style>
    <style:style style:name="Tabela4.B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4.C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4.B10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4.C10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" style:family="table">
      <style:table-properties style:width="15.393cm" table:align="left" style:may-break-between-rows="true" style:writing-mode="lr-tb"/>
    </style:style>
    <style:style style:name="Tabela5.A" style:family="table-column">
      <style:table-column-properties style:column-width="2.887cm"/>
    </style:style>
    <style:style style:name="Tabela5.B" style:family="table-column">
      <style:table-column-properties style:column-width="1.113cm"/>
    </style:style>
    <style:style style:name="Tabela5.C" style:family="table-column">
      <style:table-column-properties style:column-width="11.393cm"/>
    </style:style>
    <style:style style:name="Tabela5.1" style:family="table-row">
      <style:table-row-properties style:min-row-height="0.741cm"/>
    </style:style>
    <style:style style:name="Tabela5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5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5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5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5.3" style:family="table-row">
      <style:table-row-properties style:min-row-height="0.953cm"/>
    </style:style>
    <style:style style:name="Tabela5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5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5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6" style:family="table">
      <style:table-properties style:width="15.371cm" fo:margin-left="0cm" table:align="left" style:may-break-between-rows="true" style:writing-mode="lr-tb"/>
    </style:style>
    <style:style style:name="Tabela6.A" style:family="table-column">
      <style:table-column-properties style:column-width="3.263cm"/>
    </style:style>
    <style:style style:name="Tabela6.B" style:family="table-column">
      <style:table-column-properties style:column-width="1.159cm"/>
    </style:style>
    <style:style style:name="Tabela6.C" style:family="table-column">
      <style:table-column-properties style:column-width="10.948cm"/>
    </style:style>
    <style:style style:name="Tabela6.1" style:family="table-row">
      <style:table-row-properties style:min-row-height="0.741cm"/>
    </style:style>
    <style:style style:name="Tabela6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6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6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6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6.3" style:family="table-row">
      <style:table-row-properties style:min-row-height="0.953cm"/>
    </style:style>
    <style:style style:name="Tabela6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6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6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6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" style:family="table">
      <style:table-properties style:width="15.393cm" table:align="left" style:may-break-between-rows="true" style:writing-mode="lr-tb"/>
    </style:style>
    <style:style style:name="Tabela7.A" style:family="table-column">
      <style:table-column-properties style:column-width="2.887cm"/>
    </style:style>
    <style:style style:name="Tabela7.B" style:family="table-column">
      <style:table-column-properties style:column-width="1.113cm"/>
    </style:style>
    <style:style style:name="Tabela7.C" style:family="table-column">
      <style:table-column-properties style:column-width="11.393cm"/>
    </style:style>
    <style:style style:name="Tabela7.1" style:family="table-row">
      <style:table-row-properties style:min-row-height="0.741cm"/>
    </style:style>
    <style:style style:name="Tabela7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7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7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7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7.3" style:family="table-row">
      <style:table-row-properties style:min-row-height="0.953cm"/>
    </style:style>
    <style:style style:name="Tabela7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7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7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8" style:family="table">
      <style:table-properties style:width="15.371cm" fo:margin-left="0cm" table:align="left" style:may-break-between-rows="true" style:writing-mode="lr-tb"/>
    </style:style>
    <style:style style:name="Tabela8.A" style:family="table-column">
      <style:table-column-properties style:column-width="3.263cm"/>
    </style:style>
    <style:style style:name="Tabela8.B" style:family="table-column">
      <style:table-column-properties style:column-width="1.159cm"/>
    </style:style>
    <style:style style:name="Tabela8.C" style:family="table-column">
      <style:table-column-properties style:column-width="10.948cm"/>
    </style:style>
    <style:style style:name="Tabela8.1" style:family="table-row">
      <style:table-row-properties style:min-row-height="0.741cm"/>
    </style:style>
    <style:style style:name="Tabela8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8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8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8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8.3" style:family="table-row">
      <style:table-row-properties style:min-row-height="0.953cm"/>
    </style:style>
    <style:style style:name="Tabela8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8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8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8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9" style:family="table">
      <style:table-properties style:width="15.393cm" table:align="left" style:may-break-between-rows="true" style:writing-mode="lr-tb"/>
    </style:style>
    <style:style style:name="Tabela9.A" style:family="table-column">
      <style:table-column-properties style:column-width="2.887cm"/>
    </style:style>
    <style:style style:name="Tabela9.B" style:family="table-column">
      <style:table-column-properties style:column-width="1.113cm"/>
    </style:style>
    <style:style style:name="Tabela9.C" style:family="table-column">
      <style:table-column-properties style:column-width="11.393cm"/>
    </style:style>
    <style:style style:name="Tabela9.1" style:family="table-row">
      <style:table-row-properties style:min-row-height="0.741cm"/>
    </style:style>
    <style:style style:name="Tabela9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9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9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9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9.3" style:family="table-row">
      <style:table-row-properties style:min-row-height="0.953cm"/>
    </style:style>
    <style:style style:name="Tabela9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9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" style:family="table">
      <style:table-properties style:width="15.371cm" fo:margin-left="0cm" table:align="left" style:may-break-between-rows="true" style:writing-mode="lr-tb"/>
    </style:style>
    <style:style style:name="Tabela10.A" style:family="table-column">
      <style:table-column-properties style:column-width="3.263cm"/>
    </style:style>
    <style:style style:name="Tabela10.B" style:family="table-column">
      <style:table-column-properties style:column-width="1.159cm"/>
    </style:style>
    <style:style style:name="Tabela10.C" style:family="table-column">
      <style:table-column-properties style:column-width="10.948cm"/>
    </style:style>
    <style:style style:name="Tabela10.1" style:family="table-row">
      <style:table-row-properties style:min-row-height="0.741cm"/>
    </style:style>
    <style:style style:name="Tabela10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0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0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0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0.3" style:family="table-row">
      <style:table-row-properties style:min-row-height="0.953cm"/>
    </style:style>
    <style:style style:name="Tabela10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.B10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10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1" style:family="table">
      <style:table-properties style:width="15.393cm" table:align="left" style:may-break-between-rows="true" style:writing-mode="lr-tb"/>
    </style:style>
    <style:style style:name="Tabela11.A" style:family="table-column">
      <style:table-column-properties style:column-width="2.887cm"/>
    </style:style>
    <style:style style:name="Tabela11.B" style:family="table-column">
      <style:table-column-properties style:column-width="1.113cm"/>
    </style:style>
    <style:style style:name="Tabela11.C" style:family="table-column">
      <style:table-column-properties style:column-width="11.393cm"/>
    </style:style>
    <style:style style:name="Tabela11.1" style:family="table-row">
      <style:table-row-properties style:min-row-height="0.741cm"/>
    </style:style>
    <style:style style:name="Tabela1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1.3" style:family="table-row">
      <style:table-row-properties style:min-row-height="0.953cm"/>
    </style:style>
    <style:style style:name="Tabela11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1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1.B2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1.C2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P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paragraph-rsid="011b9370" fo:background-color="transparent" style:font-name-asian="Calibri" style:font-name-complex="Calibri"/>
    </style:style>
    <style:style style:name="P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paragraph-rsid="015e2bbd" fo:background-color="transparent" style:font-name-asian="Calibri" style:font-name-complex="Calibri"/>
    </style:style>
    <style:style style:name="P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normal" fo:background-color="transparent" style:font-name-asian="Arial" style:font-name-complex="Arial"/>
    </style:style>
    <style:style style:name="P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normal" officeooo:paragraph-rsid="00a50d82" fo:background-color="transparent" style:font-name-asian="Arial" style:font-name-complex="Arial"/>
    </style:style>
    <style:style style:name="P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normal" officeooo:paragraph-rsid="00d1adc8" fo:background-color="transparent" style:font-name-asian="Arial" style:font-name-complex="Arial"/>
    </style:style>
    <style:style style:name="P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normal" officeooo:paragraph-rsid="011b9370" fo:background-color="transparent" style:font-name-asian="Arial" style:font-name-complex="Arial"/>
    </style:style>
    <style:style style:name="P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normal" officeooo:paragraph-rsid="015e2bbd" fo:background-color="transparent" style:font-name-asian="Arial" style:font-name-complex="Arial"/>
    </style:style>
    <style:style style:name="P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normal" officeooo:paragraph-rsid="017c0e06" fo:background-color="transparent" style:font-name-asian="Arial" style:font-name-complex="Arial"/>
    </style:style>
    <style:style style:name="P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rsid="002ddc41" officeooo:paragraph-rsid="011b9370" fo:background-color="#ffff00"/>
    </style:style>
    <style:style style:name="P1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rsid="002ddc41" officeooo:paragraph-rsid="015e2bbd" fo:background-color="#ffff00"/>
    </style:style>
    <style:style style:name="P1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paragraph-rsid="00d1adc8" fo:background-color="transparent"/>
    </style:style>
    <style:style style:name="P1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paragraph-rsid="011b9370" fo:background-color="transparent"/>
    </style:style>
    <style:style style:name="P1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paragraph-rsid="017c0e06" fo:background-color="transparent"/>
    </style:style>
    <style:style style:name="P1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paragraph-rsid="01a9f766" fo:background-color="transparen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paragraph-rsid="00a50d82" fo:background-color="transparent" style:font-name-asian="Arial" style:font-name-complex="Arial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paragraph-rsid="00d1adc8" fo:background-color="transparent" style:font-name-asian="Arial" style:font-name-complex="Arial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paragraph-rsid="011b9370" fo:background-color="transparent" style:font-name-asian="Arial" style:font-name-complex="Arial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paragraph-rsid="015e2bbd" fo:background-color="transparent" style:font-name-asian="Arial" style:font-name-complex="Arial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paragraph-rsid="017c0e06" fo:background-color="transparent" style:font-name-asian="Arial" style:font-name-complex="Arial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paragraph-rsid="01a9f766" fo:background-color="transparent" style:font-name-asian="Arial" style:font-name-complex="Ari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091bf22" fo:background-color="transparent" style:font-name-asian="Arial" style:font-name-complex="Ari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097dc0c" fo:background-color="transparent" style:font-name-asian="Arial" style:font-name-complex="Ari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098d6ab" fo:background-color="transparent" style:font-name-asian="Arial" style:font-name-complex="Ari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099dd53" fo:background-color="transparent" style:font-name-asian="Arial" style:font-name-complex="Ari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09bb4eb" fo:background-color="transparent" style:font-name-asian="Arial" style:font-name-complex="Ari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09cd939" fo:background-color="transparent" style:font-name-asian="Arial" style:font-name-complex="Arial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0a50d82" fo:background-color="transparent" style:font-name-asian="Arial" style:font-name-complex="Arial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0d1adc8" fo:background-color="transparent" style:font-name-asian="Arial" style:font-name-complex="Arial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0f864c2" fo:background-color="transparent" style:font-name-asian="Arial" style:font-name-complex="Arial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11b9370" fo:background-color="transparent" style:font-name-asian="Arial" style:font-name-complex="Arial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149b80f" fo:background-color="transparent" style:font-name-asian="Arial" style:font-name-complex="Arial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15e2bbd" fo:background-color="transparent" style:font-name-asian="Arial" style:font-name-complex="Ari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17c0e06" fo:background-color="transparent" style:font-name-asian="Arial" style:font-name-complex="Ari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1a9f766" fo:background-color="transparent" style:font-name-asian="Arial" style:font-name-complex="Ari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34bbc" officeooo:paragraph-rsid="00934bbc" fo:background-color="transparent" style:font-name-asian="Arial" style:font-name-complex="Arial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34bbc" officeooo:paragraph-rsid="00a50d82" fo:background-color="transparent" style:font-name-asian="Arial" style:font-name-complex="Ari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34bbc" officeooo:paragraph-rsid="00d1adc8" fo:background-color="transparent" style:font-name-asian="Arial" style:font-name-complex="Arial"/>
    </style:style>
    <style:style style:name="P40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34bbc" officeooo:paragraph-rsid="011b9370" fo:background-color="transparent" style:font-name-asian="Arial" style:font-name-complex="Arial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34bbc" officeooo:paragraph-rsid="01356d21" fo:background-color="transparent" style:font-name-asian="Arial" style:font-name-complex="Arial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34bbc" officeooo:paragraph-rsid="015e2bbd" fo:background-color="transparent" style:font-name-asian="Arial" style:font-name-complex="Ari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34bbc" officeooo:paragraph-rsid="01a9f766" fo:background-color="transparent" style:font-name-asian="Arial" style:font-name-complex="Ari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bb4eb" officeooo:paragraph-rsid="009bb4eb" fo:background-color="transparent" style:font-name-asian="Arial" style:font-name-complex="Ari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bb4eb" officeooo:paragraph-rsid="00a50d82" fo:background-color="transparent" style:font-name-asian="Arial" style:font-name-complex="Ari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bb4eb" officeooo:paragraph-rsid="00d1adc8" fo:background-color="transparent" style:font-name-asian="Arial" style:font-name-complex="Arial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bb4eb" officeooo:paragraph-rsid="011b9370" fo:background-color="transparent" style:font-name-asian="Arial" style:font-name-complex="Ari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bb4eb" officeooo:paragraph-rsid="015e2bbd" fo:background-color="transparent" style:font-name-asian="Arial" style:font-name-complex="Arial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302f8" officeooo:paragraph-rsid="00b302f8" fo:background-color="transparent" style:font-name-asian="Arial" style:font-name-complex="Arial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302f8" officeooo:paragraph-rsid="00b3dc96" fo:background-color="transparent" style:font-name-asian="Arial" style:font-name-complex="Ari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3dc96" officeooo:paragraph-rsid="00b3dc96" fo:background-color="transparent" style:font-name-asian="Arial" style:font-name-complex="Arial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e94dc" officeooo:paragraph-rsid="00be94dc" fo:background-color="transparent" style:font-name-asian="Arial" style:font-name-complex="Arial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e94dc" officeooo:paragraph-rsid="00c0ffce" fo:background-color="transparent" style:font-name-asian="Arial" style:font-name-complex="Arial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e94dc" officeooo:paragraph-rsid="00d1adc8" fo:background-color="transparent" style:font-name-asian="Arial" style:font-name-complex="Arial"/>
    </style:style>
    <style:style style:name="P55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e94dc" officeooo:paragraph-rsid="012ea7c7" fo:background-color="transparent" style:font-name-asian="Arial" style:font-name-complex="Arial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e94dc" officeooo:paragraph-rsid="015e2bbd" fo:background-color="transparent" style:font-name-asian="Arial" style:font-name-complex="Arial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e94dc" officeooo:paragraph-rsid="017c0e06" fo:background-color="transparent" style:font-name-asian="Arial" style:font-name-complex="Arial"/>
    </style:style>
    <style:style style:name="P58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e94dc" officeooo:paragraph-rsid="01a9f766" fo:background-color="transparent" style:font-name-asian="Arial" style:font-name-complex="Arial"/>
    </style:style>
    <style:style style:name="P59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e94dc" officeooo:paragraph-rsid="01b0f485" fo:background-color="transparent" style:font-name-asian="Arial" style:font-name-complex="Arial"/>
    </style:style>
    <style:style style:name="P60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e94dc" officeooo:paragraph-rsid="01bbfc39" fo:background-color="transparent" style:font-name-asian="Arial" style:font-name-complex="Arial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c0ffce" officeooo:paragraph-rsid="00c0ffce" fo:background-color="transparent" style:font-name-asian="Arial" style:font-name-complex="Ari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c0ffce" officeooo:paragraph-rsid="00d1adc8" fo:background-color="transparent" style:font-name-asian="Arial" style:font-name-complex="Arial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c0ffce" officeooo:paragraph-rsid="011b9370" fo:background-color="transparent" style:font-name-asian="Arial" style:font-name-complex="Arial"/>
    </style:style>
    <style:style style:name="P64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c0ffce" officeooo:paragraph-rsid="015e2bbd" fo:background-color="transparent" style:font-name-asian="Arial" style:font-name-complex="Arial"/>
    </style:style>
    <style:style style:name="P65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c0ffce" officeooo:paragraph-rsid="017c0e06" fo:background-color="transparent" style:font-name-asian="Arial" style:font-name-complex="Arial"/>
    </style:style>
    <style:style style:name="P66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df096c" officeooo:paragraph-rsid="00df096c" fo:background-color="transparent" style:font-name-asian="Arial" style:font-name-complex="Arial"/>
    </style:style>
    <style:style style:name="P67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e0a231" officeooo:paragraph-rsid="00e0a231" fo:background-color="transparent" style:font-name-asian="Arial" style:font-name-complex="Arial"/>
    </style:style>
    <style:style style:name="P68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ec276e" officeooo:paragraph-rsid="00ec276e" fo:background-color="transparent" style:font-name-asian="Arial" style:font-name-complex="Arial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ec276e" officeooo:paragraph-rsid="00fd400c" fo:background-color="transparent" style:font-name-asian="Arial" style:font-name-complex="Arial"/>
    </style:style>
    <style:style style:name="P70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f815cd" officeooo:paragraph-rsid="00f815cd" fo:background-color="transparent" style:font-name-asian="Arial" style:font-name-complex="Arial"/>
    </style:style>
    <style:style style:name="P71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f864c2" officeooo:paragraph-rsid="00f864c2" fo:background-color="transparent" style:font-name-asian="Arial" style:font-name-complex="Arial"/>
    </style:style>
    <style:style style:name="P72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fb801a" officeooo:paragraph-rsid="00fb801a" fo:background-color="transparent" style:font-name-asian="Arial" style:font-name-complex="Arial"/>
    </style:style>
    <style:style style:name="P7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1188e2a" officeooo:paragraph-rsid="01188e2a" fo:background-color="transparent" style:font-name-asian="Arial" style:font-name-complex="Arial"/>
    </style:style>
    <style:style style:name="P74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1356d21" officeooo:paragraph-rsid="01356d21" fo:background-color="transparent" style:font-name-asian="Arial" style:font-name-complex="Arial"/>
    </style:style>
    <style:style style:name="P75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1356d21" officeooo:paragraph-rsid="015e2bbd" fo:background-color="transparent" style:font-name-asian="Arial" style:font-name-complex="Arial"/>
    </style:style>
    <style:style style:name="P76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149b80f" officeooo:paragraph-rsid="0149b80f" fo:background-color="transparent" style:font-name-asian="Arial" style:font-name-complex="Arial"/>
    </style:style>
    <style:style style:name="P77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149b80f" officeooo:paragraph-rsid="015e2bbd" fo:background-color="transparent" style:font-name-asian="Arial" style:font-name-complex="Arial"/>
    </style:style>
    <style:style style:name="P78" style:family="paragraph" style:parent-style-name="Standard">
      <style:paragraph-properties fo:text-align="center" style:justify-single-word="false"/>
      <style:text-properties fo:color="#000000" style:font-name="Arial" fo:font-size="11pt" fo:font-weight="normal" officeooo:rsid="019c927b" officeooo:paragraph-rsid="019c927b" fo:background-color="transparent" style:font-name-asian="Arial" style:font-name-complex="Arial"/>
    </style:style>
    <style:style style:name="P79" style:family="paragraph" style:parent-style-name="Standard">
      <style:paragraph-properties fo:text-align="center" style:justify-single-word="false"/>
      <style:text-properties fo:color="#000000" style:font-name="Arial" fo:font-size="11pt" fo:font-weight="normal" officeooo:rsid="019e3428" officeooo:paragraph-rsid="019e3428" fo:background-color="transparent" style:font-name-asian="Arial" style:font-name-complex="Arial"/>
    </style:style>
    <style:style style:name="P80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1b063da" officeooo:paragraph-rsid="01b063da" fo:background-color="transparent" style:font-name-asian="Arial" style:font-name-complex="Arial"/>
    </style:style>
    <style:style style:name="P81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bold" officeooo:rsid="018efc55" officeooo:paragraph-rsid="018efc55" fo:background-color="transparent" style:font-name-asian="Arial" style:font-weight-asian="bold" style:font-name-complex="Arial" style:font-weight-complex="bold"/>
    </style:style>
    <style:style style:name="P8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8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paragraph-rsid="00a50d82" fo:background-color="transparent" style:font-name-asian="Arial" style:font-name-complex="Arial"/>
    </style:style>
    <style:style style:name="P8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paragraph-rsid="00d1adc8" fo:background-color="transparent" style:font-name-asian="Arial" style:font-name-complex="Arial"/>
    </style:style>
    <style:style style:name="P8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paragraph-rsid="0114eb11" fo:background-color="transparent" style:font-name-asian="Arial" style:font-name-complex="Arial"/>
    </style:style>
    <style:style style:name="P8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paragraph-rsid="011b9370" fo:background-color="transparent" style:font-name-asian="Arial" style:font-name-complex="Arial"/>
    </style:style>
    <style:style style:name="P87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paragraph-rsid="015e2bbd" fo:background-color="transparent" style:font-name-asian="Arial" style:font-name-complex="Arial"/>
    </style:style>
    <style:style style:name="P88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paragraph-rsid="017c0e06" fo:background-color="transparent" style:font-name-asian="Arial" style:font-name-complex="Arial"/>
    </style:style>
    <style:style style:name="P89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32d1b9" officeooo:paragraph-rsid="0032d1b9" fo:background-color="transparent" style:font-name-asian="Arial" style:font-name-complex="Arial"/>
    </style:style>
    <style:style style:name="P90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32d1b9" officeooo:paragraph-rsid="00a50d82" fo:background-color="transparent" style:font-name-asian="Arial" style:font-name-complex="Arial"/>
    </style:style>
    <style:style style:name="P9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32d1b9" officeooo:paragraph-rsid="00d1adc8" fo:background-color="transparent" style:font-name-asian="Arial" style:font-name-complex="Arial"/>
    </style:style>
    <style:style style:name="P9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32d1b9" officeooo:paragraph-rsid="011b9370" fo:background-color="transparent" style:font-name-asian="Arial" style:font-name-complex="Arial"/>
    </style:style>
    <style:style style:name="P9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32d1b9" officeooo:paragraph-rsid="015e2bbd" fo:background-color="transparent" style:font-name-asian="Arial" style:font-name-complex="Arial"/>
    </style:style>
    <style:style style:name="P9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32d1b9" officeooo:paragraph-rsid="017c0e06" fo:background-color="transparent" style:font-name-asian="Arial" style:font-name-complex="Arial"/>
    </style:style>
    <style:style style:name="P9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9f6071" officeooo:paragraph-rsid="009f6071" fo:background-color="transparent" style:font-name-asian="Arial" style:font-name-complex="Arial"/>
    </style:style>
    <style:style style:name="P9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9f6071" officeooo:paragraph-rsid="00a50d82" fo:background-color="transparent" style:font-name-asian="Arial" style:font-name-complex="Arial"/>
    </style:style>
    <style:style style:name="P97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9f6071" officeooo:paragraph-rsid="00d1adc8" fo:background-color="transparent" style:font-name-asian="Arial" style:font-name-complex="Arial"/>
    </style:style>
    <style:style style:name="P98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9f6071" officeooo:paragraph-rsid="011b9370" fo:background-color="transparent" style:font-name-asian="Arial" style:font-name-complex="Arial"/>
    </style:style>
    <style:style style:name="P99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9f6071" officeooo:paragraph-rsid="015e2bbd" fo:background-color="transparent" style:font-name-asian="Arial" style:font-name-complex="Arial"/>
    </style:style>
    <style:style style:name="P100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9f6071" officeooo:paragraph-rsid="017c0e06" fo:background-color="transparent" style:font-name-asian="Arial" style:font-name-complex="Arial"/>
    </style:style>
    <style:style style:name="P10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a1f8e7" officeooo:paragraph-rsid="00a1f8e7" fo:background-color="transparent" style:font-name-asian="Arial" style:font-name-complex="Arial"/>
    </style:style>
    <style:style style:name="P10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a1f8e7" officeooo:paragraph-rsid="00a50d82" fo:background-color="transparent" style:font-name-asian="Arial" style:font-name-complex="Arial"/>
    </style:style>
    <style:style style:name="P10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a1f8e7" officeooo:paragraph-rsid="00d1adc8" fo:background-color="transparent" style:font-name-asian="Arial" style:font-name-complex="Arial"/>
    </style:style>
    <style:style style:name="P10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a1f8e7" officeooo:paragraph-rsid="011b9370" fo:background-color="transparent" style:font-name-asian="Arial" style:font-name-complex="Arial"/>
    </style:style>
    <style:style style:name="P10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a1f8e7" officeooo:paragraph-rsid="015e2bbd" fo:background-color="transparent" style:font-name-asian="Arial" style:font-name-complex="Arial"/>
    </style:style>
    <style:style style:name="P10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a1f8e7" officeooo:paragraph-rsid="017c0e06" fo:background-color="transparent" style:font-name-asian="Arial" style:font-name-complex="Arial"/>
    </style:style>
    <style:style style:name="P107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08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a50d82" fo:background-color="transparent" style:font-name-asian="Calibri" style:font-name-complex="Calibri"/>
    </style:style>
    <style:style style:name="P109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d1adc8" fo:background-color="transparent" style:font-name-asian="Calibri" style:font-name-complex="Calibri"/>
    </style:style>
    <style:style style:name="P110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17c0e06" fo:background-color="transparent" style:font-name-asian="Calibri" style:font-name-complex="Calibri"/>
    </style:style>
    <style:style style:name="P111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paragraph-rsid="00d1adc8" fo:background-color="transparent" style:font-name-asian="Calibri" style:font-name-complex="Calibri"/>
    </style:style>
    <style:style style:name="P112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1bf22" officeooo:paragraph-rsid="011b9370" fo:background-color="transparent" style:font-name-asian="Arial" style:font-name-complex="Arial"/>
    </style:style>
    <style:style style:name="P11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1bf22" officeooo:paragraph-rsid="015e2bbd" fo:background-color="transparent" style:font-name-asian="Arial" style:font-name-complex="Arial"/>
    </style:style>
    <style:style style:name="P114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115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paragraph-rsid="00a50d82" fo:background-color="transparent" style:font-name-asian="Arial" style:font-name-complex="Arial"/>
    </style:style>
    <style:style style:name="P116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paragraph-rsid="00d1adc8" fo:background-color="transparent" style:font-name-asian="Arial" style:font-name-complex="Arial"/>
    </style:style>
    <style:style style:name="P117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paragraph-rsid="011b9370" fo:background-color="transparent" style:font-name-asian="Arial" style:font-name-complex="Arial"/>
    </style:style>
    <style:style style:name="P118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paragraph-rsid="015e2bbd" fo:background-color="transparent" style:font-name-asian="Arial" style:font-name-complex="Arial"/>
    </style:style>
    <style:style style:name="P119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paragraph-rsid="017c0e06" fo:background-color="transparent" style:font-name-asian="Arial" style:font-name-complex="Arial"/>
    </style:style>
    <style:style style:name="P120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paragraph-rsid="01a9f766" fo:background-color="transparent" style:font-name-asian="Arial" style:font-name-complex="Arial"/>
    </style:style>
    <style:style style:name="P121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1ec7131" fo:background-color="transparent" style:font-name-asian="Arial" style:font-name-complex="Arial"/>
    </style:style>
    <style:style style:name="P122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1f082f0" fo:background-color="transparent" style:font-name-asian="Arial" style:font-name-complex="Arial"/>
    </style:style>
    <style:style style:name="P12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20388a2" fo:background-color="transparent" style:font-name-asian="Arial" style:font-name-complex="Arial"/>
    </style:style>
    <style:style style:name="P124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21675ff" fo:background-color="transparent" style:font-name-asian="Arial" style:font-name-complex="Arial"/>
    </style:style>
    <style:style style:name="P125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227d1a4" fo:background-color="transparent" style:font-name-asian="Arial" style:font-name-complex="Arial"/>
    </style:style>
    <style:style style:name="P126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2313c94" fo:background-color="transparent" style:font-name-asian="Arial" style:font-name-complex="Arial"/>
    </style:style>
    <style:style style:name="P127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2327065" fo:background-color="transparent" style:font-name-asian="Arial" style:font-name-complex="Arial"/>
    </style:style>
    <style:style style:name="P128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23af4b5" fo:background-color="transparent" style:font-name-asian="Arial" style:font-name-complex="Arial"/>
    </style:style>
    <style:style style:name="P129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2556421" fo:background-color="transparent" style:font-name-asian="Arial" style:font-name-complex="Arial"/>
    </style:style>
    <style:style style:name="P130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1c8eb34" officeooo:paragraph-rsid="01c8eb34" fo:background-color="transparent" style:font-name-asian="Arial" style:font-name-complex="Arial"/>
    </style:style>
    <style:style style:name="P131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1cebb73" officeooo:paragraph-rsid="01cebb73" fo:background-color="transparent" style:font-name-asian="Arial" style:font-name-complex="Arial"/>
    </style:style>
    <style:style style:name="P132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a7470f" fo:background-color="transparent" style:font-name-asian="Arial" style:font-name-complex="Arial"/>
    </style:style>
    <style:style style:name="P13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1f27590" officeooo:paragraph-rsid="01f27590" fo:background-color="transparent" style:font-name-asian="Arial" style:font-name-complex="Arial"/>
    </style:style>
    <style:style style:name="P134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1f4cdb2" officeooo:paragraph-rsid="01f4cdb2" fo:background-color="transparent" style:font-name-asian="Arial" style:font-name-complex="Arial"/>
    </style:style>
    <style:style style:name="P135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2058d8e" officeooo:paragraph-rsid="02058d8e" fo:background-color="transparent" style:font-name-asian="Arial" style:font-name-complex="Arial"/>
    </style:style>
    <style:style style:name="P136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2079961" officeooo:paragraph-rsid="02079961" fo:background-color="transparent" style:font-name-asian="Arial" style:font-name-complex="Arial"/>
    </style:style>
    <style:style style:name="P137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2195ad1" officeooo:paragraph-rsid="02195ad1" fo:background-color="transparent" style:font-name-asian="Arial" style:font-name-complex="Arial"/>
    </style:style>
    <style:style style:name="P138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220c2d3" officeooo:paragraph-rsid="0220c2d3" fo:background-color="transparent" style:font-name-asian="Arial" style:font-name-complex="Arial"/>
    </style:style>
    <style:style style:name="P139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23345f9" officeooo:paragraph-rsid="023345f9" fo:background-color="transparent" style:font-name-asian="Arial" style:font-name-complex="Arial"/>
    </style:style>
    <style:style style:name="P140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2342fc6" officeooo:paragraph-rsid="02342fc6" fo:background-color="transparent" style:font-name-asian="Arial" style:font-name-complex="Arial"/>
    </style:style>
    <style:style style:name="P141" style:family="paragraph" style:parent-style-name="Standard">
      <style:paragraph-properties fo:text-align="center" style:justify-single-word="false"/>
      <style:text-properties fo:color="#000000" style:font-name="Arial" fo:font-size="11pt" fo:font-weight="normal" officeooo:rsid="019e3428" officeooo:paragraph-rsid="019e3428" fo:background-color="transparent" style:font-name-asian="Arial" style:font-name-complex="Arial"/>
    </style:style>
    <style:style style:name="P142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245b6b5" officeooo:paragraph-rsid="0245b6b5" fo:background-color="transparent" style:font-name-asian="Arial" style:font-name-complex="Arial"/>
    </style:style>
    <style:style style:name="P14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24aed50" officeooo:paragraph-rsid="024aed50" fo:background-color="transparent" style:font-name-asian="Arial" style:font-name-complex="Arial"/>
    </style:style>
    <style:style style:name="P144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25dd00d" officeooo:paragraph-rsid="025dd00d" fo:background-color="transparent" style:font-name-asian="Arial" style:font-name-complex="Arial"/>
    </style:style>
    <style:style style:name="P145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2613e5e" officeooo:paragraph-rsid="02613e5e" fo:background-color="transparent" style:font-name-asian="Arial" style:font-name-complex="Arial"/>
    </style:style>
    <style:style style:name="P146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020b985" officeooo:paragraph-rsid="01c8eb34" fo:background-color="transparent" style:font-name-asian="Arial" style:font-name-complex="Arial"/>
    </style:style>
    <style:style style:name="P147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020b985" officeooo:paragraph-rsid="01f2da54" fo:background-color="transparent" style:font-name-asian="Arial" style:font-name-complex="Arial"/>
    </style:style>
    <style:style style:name="P148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020b985" officeooo:paragraph-rsid="00d1adc8" fo:background-color="transparent" style:font-name-asian="Arial" style:font-name-complex="Arial"/>
    </style:style>
    <style:style style:name="P149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020b985" officeooo:paragraph-rsid="012ea7c7" fo:background-color="transparent" style:font-name-asian="Arial" style:font-name-complex="Arial"/>
    </style:style>
    <style:style style:name="P150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020b985" officeooo:paragraph-rsid="023345f9" fo:background-color="transparent" style:font-name-asian="Arial" style:font-name-complex="Arial"/>
    </style:style>
    <style:style style:name="P151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020b985" officeooo:paragraph-rsid="01bbfc39" fo:background-color="transparent" style:font-name-asian="Arial" style:font-name-complex="Arial"/>
    </style:style>
    <style:style style:name="P152" style:family="paragraph" style:parent-style-name="Standard">
      <style:paragraph-properties fo:line-height="100%" fo:text-align="center" style:justify-single-word="false"/>
      <style:text-properties officeooo:paragraph-rsid="00a50d82"/>
    </style:style>
    <style:style style:name="P153" style:family="paragraph" style:parent-style-name="Standard">
      <style:paragraph-properties fo:line-height="100%" fo:text-align="center" style:justify-single-word="false"/>
      <style:text-properties officeooo:paragraph-rsid="00d1adc8"/>
    </style:style>
    <style:style style:name="P154" style:family="paragraph" style:parent-style-name="Standard">
      <style:paragraph-properties fo:line-height="100%" fo:text-align="center" style:justify-single-word="false"/>
      <style:text-properties officeooo:paragraph-rsid="011b9370"/>
    </style:style>
    <style:style style:name="P155" style:family="paragraph" style:parent-style-name="Standard">
      <style:paragraph-properties fo:line-height="100%" fo:text-align="center" style:justify-single-word="false"/>
      <style:text-properties officeooo:paragraph-rsid="015e2bbd"/>
    </style:style>
    <style:style style:name="P156" style:family="paragraph" style:parent-style-name="Standard">
      <style:paragraph-properties fo:line-height="100%" fo:text-align="center" style:justify-single-word="false"/>
      <style:text-properties officeooo:paragraph-rsid="01976ee5"/>
    </style:style>
    <style:style style:name="P15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bold" officeooo:paragraph-rsid="015e2bbd" fo:background-color="transparent" style:font-name-asian="Arial" style:font-name-complex="Arial"/>
    </style:style>
    <style:style style:name="P15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bold" officeooo:paragraph-rsid="017c0e06" fo:background-color="transparent" style:font-name-asian="Arial" style:font-name-complex="Arial"/>
    </style:style>
    <style:style style:name="P15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bold" officeooo:rsid="01a69305" officeooo:paragraph-rsid="01a9f766" fo:background-color="transparent" style:font-name-asian="Arial" style:font-name-complex="Arial"/>
    </style:style>
    <style:style style:name="P16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6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paragraph-rsid="00a50d82" fo:background-color="transparent" style:font-name-asian="Calibri" style:font-name-complex="Calibri"/>
    </style:style>
    <style:style style:name="P16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paragraph-rsid="00d1adc8" fo:background-color="transparent" style:font-name-asian="Calibri" style:font-name-complex="Calibri"/>
    </style:style>
    <style:style style:name="P16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paragraph-rsid="017c0e06" fo:background-color="transparent" style:font-name-asian="Calibri" style:font-name-complex="Calibri"/>
    </style:style>
    <style:style style:name="P164" style:family="paragraph" style:parent-style-name="Standard">
      <style:paragraph-properties fo:margin-top="0cm" fo:margin-bottom="0.265cm" loext:contextual-spacing="false" fo:line-height="115%" fo:text-align="center" style:justify-single-word="false"/>
      <style:text-properties style:use-window-font-color="true" style:font-name="Calibri" fo:font-size="11pt" fo:font-weight="normal" officeooo:paragraph-rsid="00d1adc8" fo:background-color="transparent" style:font-name-asian="Calibri" style:font-name-complex="Calibri"/>
    </style:style>
    <style:style style:name="P16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background-color="transparent"/>
    </style:style>
    <style:style style:name="P16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paragraph-rsid="00d1adc8" fo:background-color="transparent"/>
    </style:style>
    <style:style style:name="P16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paragraph-rsid="015e2bbd" fo:background-color="transparent"/>
    </style:style>
    <style:style style:name="P16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paragraph-rsid="01a9f766" fo:background-color="transparent"/>
    </style:style>
    <style:style style:name="T1" style:family="text">
      <style:text-properties style:use-window-font-color="true" style:font-name="Arial" fo:font-size="12pt" fo:font-weight="normal" fo:background-color="transparent" loext:char-shading-value="0" style:font-name-asian="Arial" style:font-name-complex="Arial"/>
    </style:style>
    <style:style style:name="T2" style:family="text">
      <style:text-properties fo:color="#000000" style:font-name="Arial" fo:font-size="11pt" fo:font-weight="normal" fo:background-color="transparent" loext:char-shading-value="0" style:font-name-asian="Arial" style:font-name-complex="Arial"/>
    </style:style>
    <style:style style:name="T3" style:family="text">
      <style:text-properties fo:color="#000000" style:font-name="Arial" fo:font-size="11pt" fo:font-weight="normal" officeooo:rsid="00a7470f" fo:background-color="transparent" loext:char-shading-value="0" style:font-name-asian="Arial" style:font-name-complex="Arial"/>
    </style:style>
    <style:style style:name="T4" style:family="text">
      <style:text-properties fo:color="#000000" style:font-name="Arial" fo:font-size="11pt" fo:font-weight="normal" officeooo:rsid="00c4c1fb" fo:background-color="transparent" loext:char-shading-value="0" style:font-name-asian="Arial" style:font-name-complex="Arial"/>
    </style:style>
    <style:style style:name="T5" style:family="text">
      <style:text-properties fo:color="#000000" style:font-name="Arial" fo:font-size="11pt" fo:font-weight="normal" officeooo:rsid="00c6025d" fo:background-color="transparent" loext:char-shading-value="0" style:font-name-asian="Arial" style:font-name-complex="Arial"/>
    </style:style>
    <style:style style:name="T6" style:family="text">
      <style:text-properties fo:color="#000000" style:font-name="Arial" fo:font-size="11pt" fo:font-weight="normal" officeooo:rsid="0101572b" fo:background-color="transparent" loext:char-shading-value="0" style:font-name-asian="Arial" style:font-name-complex="Arial"/>
    </style:style>
    <style:style style:name="T7" style:family="text">
      <style:text-properties fo:color="#000000" style:font-name="Arial" fo:font-size="11pt" fo:font-weight="normal" officeooo:rsid="01028b81" fo:background-color="transparent" loext:char-shading-value="0" style:font-name-asian="Arial" style:font-name-complex="Arial"/>
    </style:style>
    <style:style style:name="T8" style:family="text">
      <style:text-properties fo:color="#000000" style:font-name="Arial" fo:font-size="11pt" fo:font-weight="normal" officeooo:rsid="013a08ad" fo:background-color="transparent" loext:char-shading-value="0" style:font-name-asian="Arial" style:font-name-complex="Arial"/>
    </style:style>
    <style:style style:name="T9" style:family="text">
      <style:text-properties fo:color="#000000" style:font-name="Arial" fo:font-size="11pt" fo:font-weight="normal" officeooo:rsid="015af92f" fo:background-color="transparent" loext:char-shading-value="0" style:font-name-asian="Arial" style:font-name-complex="Arial"/>
    </style:style>
    <style:style style:name="T10" style:family="text">
      <style:text-properties fo:color="#000000" style:font-name="Arial" fo:font-size="11pt" fo:font-weight="normal" officeooo:rsid="0170b440" fo:background-color="transparent" loext:char-shading-value="0" style:font-name-asian="Arial" style:font-name-complex="Arial"/>
    </style:style>
    <style:style style:name="T11" style:family="text">
      <style:text-properties fo:color="#000000" style:font-name="Arial" fo:font-size="11pt" fo:font-weight="normal" officeooo:rsid="0172d3a0" fo:background-color="transparent" loext:char-shading-value="0" style:font-name-asian="Arial" style:font-name-complex="Arial"/>
    </style:style>
    <style:style style:name="T12" style:family="text">
      <style:text-properties fo:color="#000000" style:font-name="Arial" fo:font-size="11pt" fo:font-weight="normal" officeooo:rsid="01976ee5" fo:background-color="transparent" loext:char-shading-value="0" style:font-name-asian="Arial" style:font-name-complex="Arial"/>
    </style:style>
    <style:style style:name="T13" style:family="text">
      <style:text-properties fo:color="#000000" style:font-name="Arial" fo:font-size="11pt" fo:font-weight="normal" officeooo:rsid="01985f0a" fo:background-color="transparent" loext:char-shading-value="0" style:font-name-asian="Arial" style:font-name-complex="Arial"/>
    </style:style>
    <style:style style:name="T14" style:family="text">
      <style:text-properties fo:color="#000000" style:font-name="Arial" fo:font-size="11pt" fo:font-weight="normal" officeooo:rsid="019c927b" fo:background-color="transparent" loext:char-shading-value="0" style:font-name-asian="Arial" style:font-name-complex="Arial"/>
    </style:style>
    <style:style style:name="T15" style:family="text">
      <style:text-properties fo:color="#000000" style:font-name="Arial" fo:font-size="10.5pt" fo:font-weight="bold" style:font-name-asian="Arial" style:font-name-complex="Arial"/>
    </style:style>
    <style:style style:name="T16" style:family="text">
      <style:text-properties fo:color="#000000" style:font-name="Arial" fo:font-size="10.5pt" fo:font-weight="bold" officeooo:rsid="00904890" style:font-name-asian="Arial" style:font-name-complex="Arial"/>
    </style:style>
    <style:style style:name="T17" style:family="text">
      <style:text-properties fo:color="#000000" style:font-name="Arial" fo:font-size="10.5pt" fo:font-weight="bold" officeooo:rsid="00a50d82" style:font-name-asian="Arial" style:font-name-complex="Arial"/>
    </style:style>
    <style:style style:name="T18" style:family="text">
      <style:text-properties fo:color="#000000" style:font-name="Arial" fo:font-size="10.5pt" fo:font-weight="bold" officeooo:rsid="00d2ed1a" style:font-name-asian="Arial" style:font-name-complex="Arial"/>
    </style:style>
    <style:style style:name="T19" style:family="text">
      <style:text-properties fo:color="#000000" style:font-name="Arial" fo:font-size="10.5pt" fo:font-weight="bold" officeooo:rsid="011e8fc3" style:font-name-asian="Arial" style:font-name-complex="Arial"/>
    </style:style>
    <style:style style:name="T20" style:family="text">
      <style:text-properties fo:color="#000000" style:font-name="Arial" fo:font-size="10.5pt" fo:font-weight="bold" officeooo:rsid="015fddac" style:font-name-asian="Arial" style:font-name-complex="Arial"/>
    </style:style>
    <style:style style:name="T21" style:family="text">
      <style:text-properties fo:color="#000000" style:font-name="Arial" fo:font-size="10.5pt" fo:font-weight="bold" officeooo:rsid="018394ae" style:font-name-asian="Arial" style:font-name-complex="Arial"/>
    </style:style>
    <style:style style:name="T22" style:family="text">
      <style:text-properties fo:color="#000000" style:font-name="Arial" fo:font-size="10.5pt" fo:font-weight="bold" officeooo:rsid="01a9f766" style:font-name-asian="Arial" style:font-name-complex="Arial"/>
    </style:style>
    <style:style style:name="T23" style:family="text">
      <style:text-properties officeooo:rsid="002ddc41"/>
    </style:style>
    <style:style style:name="T24" style:family="text">
      <style:text-properties officeooo:rsid="002e2dc2"/>
    </style:style>
    <style:style style:name="T25" style:family="text">
      <style:text-properties officeooo:rsid="002fa5d8"/>
    </style:style>
    <style:style style:name="T26" style:family="text">
      <style:text-properties officeooo:rsid="008fced0"/>
    </style:style>
    <style:style style:name="T27" style:family="text">
      <style:text-properties officeooo:rsid="00904890"/>
    </style:style>
    <style:style style:name="T28" style:family="text">
      <style:text-properties officeooo:rsid="0091bf22"/>
    </style:style>
    <style:style style:name="T29" style:family="text">
      <style:text-properties officeooo:rsid="00951061"/>
    </style:style>
    <style:style style:name="T30" style:family="text">
      <style:text-properties officeooo:rsid="0096f0d7"/>
    </style:style>
    <style:style style:name="T31" style:family="text">
      <style:text-properties officeooo:rsid="009ad821"/>
    </style:style>
    <style:style style:name="T32" style:family="text">
      <style:text-properties officeooo:rsid="009bb4eb"/>
    </style:style>
    <style:style style:name="T33" style:family="text">
      <style:text-properties officeooo:rsid="009d862e"/>
    </style:style>
    <style:style style:name="T34" style:family="text">
      <style:text-properties officeooo:rsid="009f6071"/>
    </style:style>
    <style:style style:name="T35" style:family="text">
      <style:text-properties officeooo:rsid="00a01f56"/>
    </style:style>
    <style:style style:name="T36" style:family="text">
      <style:text-properties officeooo:rsid="00a64cb1"/>
    </style:style>
    <style:style style:name="T37" style:family="text">
      <style:text-properties officeooo:rsid="00a96e82"/>
    </style:style>
    <style:style style:name="T38" style:family="text">
      <style:text-properties officeooo:rsid="00aa4bbb"/>
    </style:style>
    <style:style style:name="T39" style:family="text">
      <style:text-properties officeooo:rsid="00ad39e3"/>
    </style:style>
    <style:style style:name="T40" style:family="text">
      <style:text-properties officeooo:rsid="00aec4e0"/>
    </style:style>
    <style:style style:name="T41" style:family="text">
      <style:text-properties officeooo:rsid="00afeed8"/>
    </style:style>
    <style:style style:name="T42" style:family="text">
      <style:text-properties officeooo:rsid="00b1aa73"/>
    </style:style>
    <style:style style:name="T43" style:family="text">
      <style:text-properties officeooo:rsid="00b4cec8"/>
    </style:style>
    <style:style style:name="T44" style:family="text">
      <style:text-properties officeooo:rsid="00b771b4"/>
    </style:style>
    <style:style style:name="T45" style:family="text">
      <style:text-properties officeooo:rsid="00ba3777"/>
    </style:style>
    <style:style style:name="T46" style:family="text">
      <style:text-properties officeooo:rsid="00bce029"/>
    </style:style>
    <style:style style:name="T47" style:family="text">
      <style:text-properties officeooo:rsid="00c890ed"/>
    </style:style>
    <style:style style:name="T48" style:family="text">
      <style:text-properties officeooo:rsid="00ce18c9"/>
    </style:style>
    <style:style style:name="T49" style:family="text">
      <style:text-properties officeooo:rsid="00d06a0b"/>
    </style:style>
    <style:style style:name="T50" style:family="text">
      <style:text-properties officeooo:rsid="00d2ed1a"/>
    </style:style>
    <style:style style:name="T51" style:family="text">
      <style:text-properties officeooo:rsid="00dec7a8"/>
    </style:style>
    <style:style style:name="T52" style:family="text">
      <style:text-properties officeooo:rsid="00e0a231"/>
    </style:style>
    <style:style style:name="T53" style:family="text">
      <style:text-properties officeooo:rsid="00e25b6d"/>
    </style:style>
    <style:style style:name="T54" style:family="text">
      <style:text-properties officeooo:rsid="00e44255"/>
    </style:style>
    <style:style style:name="T55" style:family="text">
      <style:text-properties officeooo:rsid="00e7281e"/>
    </style:style>
    <style:style style:name="T56" style:family="text">
      <style:text-properties officeooo:rsid="00e90aa2"/>
    </style:style>
    <style:style style:name="T57" style:family="text">
      <style:text-properties officeooo:rsid="00ed867f"/>
    </style:style>
    <style:style style:name="T58" style:family="text">
      <style:text-properties officeooo:rsid="00f0b52e"/>
    </style:style>
    <style:style style:name="T59" style:family="text">
      <style:text-properties officeooo:rsid="00f0fcb2"/>
    </style:style>
    <style:style style:name="T60" style:family="text">
      <style:text-properties officeooo:rsid="00f3d00e"/>
    </style:style>
    <style:style style:name="T61" style:family="text">
      <style:text-properties officeooo:rsid="00f556fe"/>
    </style:style>
    <style:style style:name="T62" style:family="text">
      <style:text-properties officeooo:rsid="00f7491b"/>
    </style:style>
    <style:style style:name="T63" style:family="text">
      <style:text-properties officeooo:rsid="00f864c2"/>
    </style:style>
    <style:style style:name="T64" style:family="text">
      <style:text-properties officeooo:rsid="0106b8f8"/>
    </style:style>
    <style:style style:name="T65" style:family="text">
      <style:text-properties officeooo:rsid="010843ea"/>
    </style:style>
    <style:style style:name="T66" style:family="text">
      <style:text-properties officeooo:rsid="0113e2fa"/>
    </style:style>
    <style:style style:name="T67" style:family="text">
      <style:text-properties officeooo:rsid="01164281"/>
    </style:style>
    <style:style style:name="T68" style:family="text">
      <style:text-properties officeooo:rsid="01191fd1"/>
    </style:style>
    <style:style style:name="T69" style:family="text">
      <style:text-properties officeooo:rsid="011f274a"/>
    </style:style>
    <style:style style:name="T70" style:family="text">
      <style:text-properties officeooo:rsid="01214028"/>
    </style:style>
    <style:style style:name="T71" style:family="text">
      <style:text-properties officeooo:rsid="012971d0"/>
    </style:style>
    <style:style style:name="T72" style:family="text">
      <style:text-properties officeooo:rsid="012c144b"/>
    </style:style>
    <style:style style:name="T73" style:family="text">
      <style:text-properties officeooo:rsid="013122eb"/>
    </style:style>
    <style:style style:name="T74" style:family="text">
      <style:text-properties officeooo:rsid="01329ca1"/>
    </style:style>
    <style:style style:name="T75" style:family="text">
      <style:text-properties officeooo:rsid="0133873e"/>
    </style:style>
    <style:style style:name="T76" style:family="text">
      <style:text-properties officeooo:rsid="01356d21"/>
    </style:style>
    <style:style style:name="T77" style:family="text">
      <style:text-properties officeooo:rsid="0138b8a5"/>
    </style:style>
    <style:style style:name="T78" style:family="text">
      <style:text-properties officeooo:rsid="013d9768"/>
    </style:style>
    <style:style style:name="T79" style:family="text">
      <style:text-properties officeooo:rsid="013ddabc"/>
    </style:style>
    <style:style style:name="T80" style:family="text">
      <style:text-properties officeooo:rsid="01462cbe"/>
    </style:style>
    <style:style style:name="T81" style:family="text">
      <style:text-properties officeooo:rsid="014814b1"/>
    </style:style>
    <style:style style:name="T82" style:family="text">
      <style:text-properties officeooo:rsid="0149b80f"/>
    </style:style>
    <style:style style:name="T83" style:family="text">
      <style:text-properties officeooo:rsid="01609872"/>
    </style:style>
    <style:style style:name="T84" style:family="text">
      <style:text-properties officeooo:rsid="0164c23c"/>
    </style:style>
    <style:style style:name="T85" style:family="text">
      <style:text-properties officeooo:rsid="01665939"/>
    </style:style>
    <style:style style:name="T86" style:family="text">
      <style:text-properties officeooo:rsid="017f0048"/>
    </style:style>
    <style:style style:name="T87" style:family="text">
      <style:text-properties officeooo:rsid="0184eae0"/>
    </style:style>
    <style:style style:name="T88" style:family="text">
      <style:text-properties officeooo:rsid="0186b0ab"/>
    </style:style>
    <style:style style:name="T89" style:family="text">
      <style:text-properties officeooo:rsid="01897219"/>
    </style:style>
    <style:style style:name="T90" style:family="text">
      <style:text-properties officeooo:rsid="018b0fd2"/>
    </style:style>
    <style:style style:name="T91" style:family="text">
      <style:text-properties officeooo:rsid="018e52e5"/>
    </style:style>
    <style:style style:name="T92" style:family="text">
      <style:text-properties officeooo:rsid="018ffd97"/>
    </style:style>
    <style:style style:name="T93" style:family="text">
      <style:text-properties officeooo:rsid="0190d89e"/>
    </style:style>
    <style:style style:name="T94" style:family="text">
      <style:text-properties officeooo:rsid="0191dcb9"/>
    </style:style>
    <style:style style:name="T95" style:family="text">
      <style:text-properties officeooo:rsid="019c927b"/>
    </style:style>
    <style:style style:name="T96" style:family="text">
      <style:text-properties officeooo:rsid="019f9527"/>
    </style:style>
    <style:style style:name="T97" style:family="text">
      <style:text-properties officeooo:rsid="01a0d1dd"/>
    </style:style>
    <style:style style:name="T98" style:family="text">
      <style:text-properties officeooo:rsid="01a3fbd6"/>
    </style:style>
    <style:style style:name="T99" style:family="text">
      <style:text-properties officeooo:rsid="01aa690a"/>
    </style:style>
    <style:style style:name="T100" style:family="text">
      <style:text-properties officeooo:rsid="01aaf4f6"/>
    </style:style>
    <style:style style:name="T101" style:family="text">
      <style:text-properties officeooo:rsid="01acf9ea"/>
    </style:style>
    <style:style style:name="T102" style:family="text">
      <style:text-properties officeooo:rsid="01adeaa1"/>
    </style:style>
    <style:style style:name="T103" style:family="text">
      <style:text-properties officeooo:rsid="01b29c8e"/>
    </style:style>
    <style:style style:name="T104" style:family="text">
      <style:text-properties officeooo:rsid="01b2a044"/>
    </style:style>
    <style:style style:name="T105" style:family="text">
      <style:text-properties officeooo:rsid="01b3abae"/>
    </style:style>
    <style:style style:name="T106" style:family="text">
      <style:text-properties officeooo:rsid="01b57347"/>
    </style:style>
    <style:style style:name="T107" style:family="text">
      <style:text-properties officeooo:rsid="01b6ad9f"/>
    </style:style>
    <style:style style:name="T108" style:family="text">
      <style:text-properties officeooo:rsid="01ba2481"/>
    </style:style>
    <style:style style:name="T109" style:family="text">
      <style:text-properties officeooo:rsid="01bbfc39"/>
    </style:style>
    <style:style style:name="T110" style:family="text">
      <style:text-properties officeooo:rsid="01c31b03"/>
    </style:style>
    <style:style style:name="T111" style:family="text">
      <style:text-properties officeooo:rsid="01c40447"/>
    </style:style>
    <style:style style:name="T112" style:family="text">
      <style:text-properties officeooo:rsid="01c5d645"/>
    </style:style>
    <style:style style:name="T113" style:family="text">
      <style:text-properties officeooo:rsid="01c7ed34"/>
    </style:style>
    <style:style style:name="T114" style:family="text">
      <style:text-properties officeooo:rsid="01c8ad27"/>
    </style:style>
    <style:style style:name="T115" style:family="text">
      <style:text-properties officeooo:rsid="01c8eb34"/>
    </style:style>
    <style:style style:name="T116" style:family="text">
      <style:text-properties officeooo:rsid="01cb0e96"/>
    </style:style>
    <style:style style:name="T117" style:family="text">
      <style:text-properties officeooo:rsid="01ccdede"/>
    </style:style>
    <style:style style:name="T118" style:family="text">
      <style:text-properties officeooo:rsid="01cebb73"/>
    </style:style>
    <style:style style:name="T119" style:family="text">
      <style:text-properties officeooo:rsid="01d21a8d"/>
    </style:style>
    <style:style style:name="T120" style:family="text">
      <style:text-properties officeooo:rsid="01d45f07"/>
    </style:style>
    <style:style style:name="T121" style:family="text">
      <style:text-properties officeooo:rsid="01deba0d"/>
    </style:style>
    <style:style style:name="T122" style:family="text">
      <style:text-properties officeooo:rsid="01e1ef85"/>
    </style:style>
    <style:style style:name="T123" style:family="text">
      <style:text-properties officeooo:rsid="01e3c985"/>
    </style:style>
    <style:style style:name="T124" style:family="text">
      <style:text-properties officeooo:rsid="01e93a6c"/>
    </style:style>
    <style:style style:name="T125" style:family="text">
      <style:text-properties officeooo:rsid="01eabc38"/>
    </style:style>
    <style:style style:name="T126" style:family="text">
      <style:text-properties officeooo:rsid="01ec7131"/>
    </style:style>
    <style:style style:name="T127" style:family="text">
      <style:text-properties officeooo:rsid="01ee29de"/>
    </style:style>
    <style:style style:name="T128" style:family="text">
      <style:text-properties officeooo:rsid="01f00452"/>
    </style:style>
    <style:style style:name="T129" style:family="text">
      <style:text-properties officeooo:rsid="01f2da54"/>
    </style:style>
    <style:style style:name="T130" style:family="text">
      <style:text-properties officeooo:rsid="01f467ba"/>
    </style:style>
    <style:style style:name="T131" style:family="text">
      <style:text-properties officeooo:rsid="01f54026"/>
    </style:style>
    <style:style style:name="T132" style:family="text">
      <style:text-properties officeooo:rsid="01f996e0"/>
    </style:style>
    <style:style style:name="T133" style:family="text">
      <style:text-properties officeooo:rsid="01f9bcb9"/>
    </style:style>
    <style:style style:name="T134" style:family="text">
      <style:text-properties officeooo:rsid="01ff8fb9"/>
    </style:style>
    <style:style style:name="T135" style:family="text">
      <style:text-properties officeooo:rsid="02017673"/>
    </style:style>
    <style:style style:name="T136" style:family="text">
      <style:text-properties officeooo:rsid="0201ec16"/>
    </style:style>
    <style:style style:name="T137" style:family="text">
      <style:text-properties officeooo:rsid="020388a2"/>
    </style:style>
    <style:style style:name="T138" style:family="text">
      <style:text-properties officeooo:rsid="02056c4e"/>
    </style:style>
    <style:style style:name="T139" style:family="text">
      <style:text-properties officeooo:rsid="02058d8e"/>
    </style:style>
    <style:style style:name="T140" style:family="text">
      <style:text-properties officeooo:rsid="0205c5f7"/>
    </style:style>
    <style:style style:name="T141" style:family="text">
      <style:text-properties officeooo:rsid="0207e2db"/>
    </style:style>
    <style:style style:name="T142" style:family="text">
      <style:text-properties officeooo:rsid="020da28f"/>
    </style:style>
    <style:style style:name="T143" style:family="text">
      <style:text-properties officeooo:rsid="02108722"/>
    </style:style>
    <style:style style:name="T144" style:family="text">
      <style:text-properties officeooo:rsid="0212c10b"/>
    </style:style>
    <style:style style:name="T145" style:family="text">
      <style:text-properties officeooo:rsid="021675ff"/>
    </style:style>
    <style:style style:name="T146" style:family="text">
      <style:text-properties officeooo:rsid="02189f6e"/>
    </style:style>
    <style:style style:name="T147" style:family="text">
      <style:text-properties officeooo:rsid="021b122b"/>
    </style:style>
    <style:style style:name="T148" style:family="text">
      <style:text-properties officeooo:rsid="021ce4a3"/>
    </style:style>
    <style:style style:name="T149" style:family="text">
      <style:text-properties officeooo:rsid="021ec6c0"/>
    </style:style>
    <style:style style:name="T150" style:family="text">
      <style:text-properties officeooo:rsid="0222ac4a"/>
    </style:style>
    <style:style style:name="T151" style:family="text">
      <style:text-properties officeooo:rsid="022b21c8"/>
    </style:style>
    <style:style style:name="T152" style:family="text">
      <style:text-properties officeooo:rsid="022f8122"/>
    </style:style>
    <style:style style:name="T153" style:family="text">
      <style:text-properties officeooo:rsid="0230e8a1"/>
    </style:style>
    <style:style style:name="T154" style:family="text">
      <style:text-properties style:font-name="Arial2" officeooo:rsid="0020b985"/>
    </style:style>
    <style:style style:name="T155" style:family="text">
      <style:text-properties style:font-name="Arial2" officeooo:rsid="021b122b"/>
    </style:style>
    <style:style style:name="T156" style:family="text">
      <style:text-properties officeooo:rsid="02330d33"/>
    </style:style>
    <style:style style:name="T157" style:family="text">
      <style:text-properties officeooo:rsid="023345f9"/>
    </style:style>
    <style:style style:name="T158" style:family="text">
      <style:text-properties officeooo:rsid="0235ca4d"/>
    </style:style>
    <style:style style:name="T159" style:family="text">
      <style:text-properties officeooo:rsid="023c6d1a"/>
    </style:style>
    <style:style style:name="T160" style:family="text">
      <style:text-properties officeooo:rsid="023e198c"/>
    </style:style>
    <style:style style:name="T161" style:family="text">
      <style:text-properties officeooo:rsid="023fb4ad"/>
    </style:style>
    <style:style style:name="T162" style:family="text">
      <style:text-properties officeooo:rsid="0240d54f"/>
    </style:style>
    <style:style style:name="T163" style:family="text">
      <style:text-properties officeooo:rsid="0243ce21"/>
    </style:style>
    <style:style style:name="T164" style:family="text">
      <style:text-properties officeooo:rsid="024a2452"/>
    </style:style>
    <style:style style:name="T165" style:family="text">
      <style:text-properties officeooo:rsid="024cb2d3"/>
    </style:style>
    <style:style style:name="T166" style:family="text">
      <style:text-properties officeooo:rsid="024d8640"/>
    </style:style>
    <style:style style:name="T167" style:family="text">
      <style:text-properties officeooo:rsid="024ed90d"/>
    </style:style>
    <style:style style:name="T168" style:family="text">
      <style:text-properties officeooo:rsid="02502296"/>
    </style:style>
    <style:style style:name="T169" style:family="text">
      <style:text-properties officeooo:rsid="0253130c"/>
    </style:style>
    <style:style style:name="T170" style:family="text">
      <style:text-properties officeooo:rsid="0253dc09"/>
    </style:style>
    <style:style style:name="T171" style:family="text">
      <style:text-properties officeooo:rsid="02553993"/>
    </style:style>
    <style:style style:name="T172" style:family="text">
      <style:text-properties officeooo:rsid="0259663d"/>
    </style:style>
    <style:style style:name="T173" style:family="text">
      <style:text-properties officeooo:rsid="0259f437"/>
    </style:style>
    <style:style style:name="T174" style:family="text">
      <style:text-properties officeooo:rsid="025b1611"/>
    </style:style>
    <style:style style:name="T175" style:family="text">
      <style:text-properties officeooo:rsid="025c159a"/>
    </style:style>
    <style:style style:name="T176" style:family="text">
      <style:text-properties officeooo:rsid="025f5a79"/>
    </style:style>
    <style:style style:name="T177" style:family="text">
      <style:text-properties officeooo:rsid="02613e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15">UC<text:span text:style-name="T26">7</text:span>.1 – <text:span text:style-name="T26">Alterar Veículos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15">Pré - Condições</text:p>
          </table:table-cell>
          <table:table-cell table:style-name="Table11.B2" office:value-type="string">
            <text:p text:style-name="P22">PC1</text:p>
          </table:table-cell>
          <table:table-cell table:style-name="Table11.C2" office:value-type="string">
            <text:p text:style-name="P22">O <text:span text:style-name="T116">a</text:span>dministrador/<text:span text:style-name="T116">funcionário</text:span> deve estar logado no sistema [UC<text:span text:style-name="T120">1</text:span>]</text:p>
          </table:table-cell>
        </table:table-row>
        <table:table-row table:style-name="Table11.3">
          <table:table-cell table:style-name="Table11.A2" office:value-type="string">
            <text:p text:style-name="P15">Atores Envolvidos</text:p>
          </table:table-cell>
          <table:table-cell table:style-name="Table11.C2" table:number-columns-spanned="2" office:value-type="string">
            <text:p text:style-name="P22">Administrador, <text:span text:style-name="T26">Funcionário</text:span></text:p>
          </table:table-cell>
          <table:covered-table-cell/>
        </table:table-row>
        <table:table-row table:style-name="Table11.1">
          <table:table-cell table:style-name="Table11.A2" table:number-rows-spanned="5" office:value-type="string">
            <text:p text:style-name="P15">Fluxo Principal</text:p>
          </table:table-cell>
          <table:table-cell table:style-name="Table11.B2" office:value-type="string">
            <text:p text:style-name="P22">FP1</text:p>
          </table:table-cell>
          <table:table-cell table:style-name="Table11.C2" office:value-type="string">
            <text:p text:style-name="P22">O administrado<text:span text:style-name="T23">r/funcionário</text:span> preencherá o campos <text:span text:style-name="T27">modelo, combustível, placa, ano de fabricação, marca, tipo, chassi e observações</text:span>; <text:span text:style-name="T114">[RN1], [RN2], [RN3], [RN4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22">FP2</text:p>
          </table:table-cell>
          <table:table-cell table:style-name="Table11.C2" office:value-type="string">
            <text:p text:style-name="P22">Para salvar o <text:span text:style-name="T27">carro</text:span> o <text:span text:style-name="T28">a</text:span>dministrador/<text:span text:style-name="T28">funcionário</text:span> deverá clicar no botão Salvar; <text:span text:style-name="T115">[FA1], [FA2], [FA3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22">FP3</text:p>
          </table:table-cell>
          <table:table-cell table:style-name="Table11.C2" office:value-type="string">
            <text:p text:style-name="P22"><text:bookmark-start text:name="__DdeLink__3019_957038769"/>O sistema emitirá <text:span text:style-name="T24">a </text:span>mensagem de confirmação “<text:span text:style-name="T24">Deseja realmente salvar o registro?</text:span>”;<text:bookmark-end text:name="__DdeLink__3019_957038769"/><text:span text:style-name="T117">[FA3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22">FP4</text:p>
          </table:table-cell>
          <table:table-cell table:style-name="Table11.C2" office:value-type="string">
            <text:p text:style-name="P23"><text:span text:style-name="T24">O</text:span> <text:span text:style-name="T28">ad</text:span>ministrador/<text:span text:style-name="T28">funcionário </text:span>confirm<text:span text:style-name="T24">ará</text:span> a mensagem, clicando no botão OK, <text:span text:style-name="T24">e </text:span>o sistema salvará <text:span text:style-name="T24">o registro</text:span> no banco de dados; <text:span text:style-name="T118">[FA6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22">FP5</text:p>
          </table:table-cell>
          <table:table-cell table:style-name="Table11.C2" office:value-type="string">
            <text:p text:style-name="P22">O sistema emitirá a mensagem “<text:span text:style-name="T28">Registro</text:span> salvo com sucesso!”</text:p>
          </table:table-cell>
        </table:table-row>
        <table:table-row table:style-name="Table11.1">
          <table:table-cell table:style-name="Table11.A2" table:number-rows-spanned="6" office:value-type="string">
            <text:p text:style-name="P15">Fluxos Alternativos</text:p>
          </table:table-cell>
          <table:table-cell table:style-name="Table11.B2" office:value-type="string">
            <text:p text:style-name="P22">FA1</text:p>
          </table:table-cell>
          <table:table-cell table:style-name="Table11.C2" office:value-type="string">
            <text:p text:style-name="P22">Se o <text:span text:style-name="T28">carro</text:span> já estiver salv<text:span text:style-name="T24">o</text:span> no banco de dados o sistema salvará as modificações realizadas no registro.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22">FA2</text:p>
          </table:table-cell>
          <table:table-cell table:style-name="Table11.C2" office:value-type="string">
            <text:p text:style-name="P22">Se o <text:span text:style-name="T28">a</text:span>dministrador/<text:span text:style-name="T28">funcionário</text:span> clicar no botão Cancelar, todas as alterações não salvas serão descartadas, <text:span text:style-name="T24">e ele retornará para a Tela Principal</text:span>. <text:s/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22">FA<text:span text:style-name="T44">3</text:span></text:p>
          </table:table-cell>
          <table:table-cell table:style-name="Table11.C2" office:value-type="string">
            <text:p text:style-name="P22">Se o <text:span text:style-name="T28">a</text:span>dministrador/<text:span text:style-name="T115">funcionário</text:span> não tiver preenchido algum dos campos <text:span text:style-name="T24">obrigatórios </text:span>do formulário o sistema emitirá a mensagem “<text:span text:style-name="T28">Por favor preencha os campos </text:span>obrigatório<text:span text:style-name="T28">s!</text:span>” e não procederá com o salvamento do registro</text:p>
          </table:table-cell>
        </table:table-row>
        <table:table-row table:style-name="Table11.1">
          <table:covered-table-cell/>
          <table:table-cell table:style-name="Table11.B12" office:value-type="string">
            <text:p text:style-name="P61">FA4</text:p>
          </table:table-cell>
          <table:table-cell table:style-name="Table11.C12" office:value-type="string">
            <text:p text:style-name="P53">Se o <text:span text:style-name="T28">a</text:span>dministrador/<text:span text:style-name="T28">funcionário</text:span> clicar no botão Sair, <text:span text:style-name="T119">o sistema emitirá uma mensagem “Deseja realmente sair?” Ao clicar em sim, ele retornará para a Tela Principal</text:span>. <text:s/></text:p>
          </table:table-cell>
        </table:table-row>
        <table:table-row table:style-name="Table11.1">
          <table:covered-table-cell/>
          <table:table-cell table:style-name="Table11.B12" office:value-type="string">
            <text:p text:style-name="P130">FA5</text:p>
          </table:table-cell>
          <table:table-cell table:style-name="Table11.C12" office:value-type="string">
            <text:p text:style-name="P146">Se os campos infringirem alguma das regras de negócio aplicáveis o sistema emitirá a mensagem referente à regra de negócio atingida; <text:span text:style-name="T115">[RN1], [RN2], [RN3], [RN4]</text:span></text:p>
          </table:table-cell>
        </table:table-row>
        <table:table-row table:style-name="Table11.1">
          <table:covered-table-cell/>
          <table:table-cell table:style-name="Table11.B12" office:value-type="string">
            <text:p text:style-name="P131">FA6</text:p>
          </table:table-cell>
          <table:table-cell table:style-name="Table11.C12" office:value-type="string">
            <text:p text:style-name="P146">Se o sistema encontrar algum erro de banco de dados ele emitirá a mensagem "Falha ao salvar os dados! Informe o administrador do sistema."</text:p>
          </table:table-cell>
        </table:table-row>
        <table:table-row table:style-name="Table11.1">
          <table:table-cell table:style-name="Table11.A2" table:number-rows-spanned="4" office:value-type="string">
            <text:p text:style-name="P15">Regras de Negócio</text:p>
          </table:table-cell>
          <table:table-cell table:style-name="Table11.B2" office:value-type="string">
            <text:p text:style-name="P22">RN1</text:p>
          </table:table-cell>
          <table:table-cell table:style-name="Table11.C2" office:value-type="string">
            <text:p text:style-name="P22"><text:span text:style-name="T28">A placa do carro deve ter 3 letras e 4 números</text:span>;</text:p>
          </table:table-cell>
        </table:table-row>
        <table:table-row table:style-name="Table11.1">
          <table:covered-table-cell/>
          <table:table-cell table:style-name="Table11.B16" office:value-type="string">
            <text:p text:style-name="P37">RN2</text:p>
          </table:table-cell>
          <table:table-cell table:style-name="Table11.C16" office:value-type="string">
            <text:p text:style-name="P37">O campo placa não pode ficar em branco;</text:p>
          </table:table-cell>
        </table:table-row>
        <table:table-row table:style-name="Table11.1">
          <table:covered-table-cell/>
          <table:table-cell table:style-name="Table11.B16" office:value-type="string">
            <text:p text:style-name="P37">RN3</text:p>
          </table:table-cell>
          <table:table-cell table:style-name="Table11.C16" office:value-type="string">
            <text:p text:style-name="P37">O campo tipo não pode ficar em branco;</text:p>
          </table:table-cell>
        </table:table-row>
        <table:table-row table:style-name="Table11.1">
          <table:covered-table-cell/>
          <table:table-cell table:style-name="Table11.B16" office:value-type="string">
            <text:p text:style-name="P37">RN4</text:p>
          </table:table-cell>
          <table:table-cell table:style-name="Table11.C16" office:value-type="string">
            <text:p text:style-name="P37">O campo chassi não pode ficar em branco;</text:p>
          </table:table-cell>
        </table:table-row>
        <table:table-row>
          <table:table-cell table:style-name="Table11.A2" office:value-type="string">
            <text:p text:style-name="P15">Pós Condições</text:p>
          </table:table-cell>
          <table:table-cell table:style-name="Table11.B2" office:value-type="string">
            <text:p text:style-name="P22">PC1</text:p>
          </table:table-cell>
          <table:table-cell table:style-name="Table11.C2" office:value-type="string">
            <text:p text:style-name="P22">O <text:span text:style-name="T30">veiculo</text:span> deverá estar salvo no banco de dados</text:p>
          </table:table-cell>
        </table:table-row>
        <table:table-row table:style-name="Table11.1">
          <table:table-cell table:style-name="Table11.A2" office:value-type="string">
            <text:p text:style-name="P15">Casos de Uso Afetados</text:p>
          </table:table-cell>
          <table:table-cell table:style-name="Table11.C2" table:number-columns-spanned="2" office:value-type="string">
            <text:p text:style-name="P22">UC<text:span text:style-name="T29">7</text:span>.<text:span text:style-name="T24">0</text:span></text:p>
          </table:table-cell>
          <table:covered-table-cell/>
        </table:table-row>
      </table:table>
      <text:p text:style-name="P160"/>
      <text:p text:style-name="P160"/>
      <text:p text:style-name="P160"/>
      <text:p text:style-name="P160"/>
      <text:p text:style-name="P160"/>
      <table:table table:name="Table12" table:style-name="Table12">
        <table:table-column table:style-name="Table12.A"/>
        <table:table-column table:style-name="Table12.B"/>
        <table:table-column table:style-name="Table12.C"/>
        <text:soft-page-break/>
        <table:table-row table:style-name="Table12.1">
          <table:table-cell table:style-name="Table12.A1" table:number-columns-spanned="3" office:value-type="string">
            <text:p text:style-name="P132"> UC7.2 – Listar Veiculo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15">Pré - Condições</text:p>
          </table:table-cell>
          <table:table-cell table:style-name="Table12.B2" office:value-type="string">
            <text:p text:style-name="P22">PC1</text:p>
          </table:table-cell>
          <table:table-cell table:style-name="Table12.C2" office:value-type="string">
            <text:p text:style-name="P22">O <text:span text:style-name="T30">a</text:span>dministrador/<text:span text:style-name="T30">funcionário</text:span> deve estar logado no sistema [U<text:span text:style-name="T30">C1</text:span>]</text:p>
          </table:table-cell>
        </table:table-row>
        <table:table-row table:style-name="Table12.3">
          <table:table-cell table:style-name="Table12.A2" office:value-type="string">
            <text:p text:style-name="P15">Atores Envolvidos</text:p>
          </table:table-cell>
          <table:table-cell table:style-name="Table12.C2" table:number-columns-spanned="2" office:value-type="string">
            <text:p text:style-name="P22">Administrador/<text:span text:style-name="T30">Funcionário</text:span></text:p>
          </table:table-cell>
          <table:covered-table-cell/>
        </table:table-row>
        <table:table-row table:style-name="Table12.1">
          <table:table-cell table:style-name="Table12.A2" table:number-rows-spanned="3" office:value-type="string">
            <text:p text:style-name="P15">Fluxo Principal</text:p>
          </table:table-cell>
          <table:table-cell table:style-name="Table12.B2" office:value-type="string">
            <text:p text:style-name="P22">FP1</text:p>
          </table:table-cell>
          <table:table-cell table:style-name="Table12.C2" office:value-type="string">
            <text:p text:style-name="P22">O administrador/<text:span text:style-name="T30">funcionário</text:span> preencherá o campo <text:span text:style-name="T30">placa ou o campo modelo</text:span>;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22">FP2</text:p>
          </table:table-cell>
          <table:table-cell table:style-name="Table12.C2" office:value-type="string">
            <text:p text:style-name="P22">Para buscar o <text:span text:style-name="T30">veiculo </text:span>o <text:span text:style-name="T30">ad</text:span>ministrador/<text:span text:style-name="T30">funcionário</text:span> deverá clicar no botão <text:span text:style-name="T30">Pesquisar</text:span>;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22">FP3</text:p>
          </table:table-cell>
          <table:table-cell table:style-name="Table12.C2" office:value-type="string">
            <text:p text:style-name="P22">O sistema listará todos os resultados encontrados.</text:p>
          </table:table-cell>
        </table:table-row>
        <table:table-row table:style-name="Table12.1">
          <table:table-cell table:style-name="Table12.A2" table:number-rows-spanned="5" office:value-type="string">
            <text:p text:style-name="P15">Fluxos Alternativos</text:p>
          </table:table-cell>
          <table:table-cell table:style-name="Table12.B2" office:value-type="string">
            <text:p text:style-name="P22">FA1</text:p>
          </table:table-cell>
          <table:table-cell table:style-name="Table12.C2" office:value-type="string">
            <text:p text:style-name="P24"><text:bookmark-start text:name="__DdeLink__3264_883659474"/>Se o administrador/<text:span text:style-name="T30">funcionário </text:span>clicar no botão <text:span text:style-name="T25">Novo ele será redirecionado a tela de Edição de </text:span><text:bookmark-end text:name="__DdeLink__3264_883659474"/><text:span text:style-name="T25">Veículos. [UC7.1]</text:span>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22">FA2</text:p>
          </table:table-cell>
          <table:table-cell table:style-name="Table12.C2" office:value-type="string">
            <text:p text:style-name="P25">Se o administrador/<text:span text:style-name="T30">funcionário</text:span> clicar <text:span text:style-name="T25">em uma das listagens e </text:span>no botão <text:span text:style-name="T25">Editar ele será redirecionado a tela de Edição de Veículos, e os dados da listagem serão carregados. [UC7.1]</text:span></text:p>
          </table:table-cell>
        </table:table-row>
        <table:table-row table:style-name="Table12.1">
          <table:covered-table-cell/>
          <table:table-cell table:style-name="Table12.B9" office:value-type="string">
            <text:p text:style-name="P27">FA<text:span text:style-name="T25">3</text:span></text:p>
          </table:table-cell>
          <table:table-cell table:style-name="Table12.C9" office:value-type="string">
            <text:p text:style-name="P24"><text:bookmark-start text:name="__DdeLink__3264_8836594741"/>Se o administrador/<text:span text:style-name="T30">funcionário </text:span>clicar no botão <text:span text:style-name="T121">Relatório, será </text:span><text:bookmark-end text:name="__DdeLink__3264_8836594741"/><text:span text:style-name="T121">exibido um arquivo PDF mostrando todos os Veículos situados na busca.</text:span></text:p>
          </table:table-cell>
        </table:table-row>
        <table:table-row table:style-name="Table12.1">
          <table:covered-table-cell/>
          <table:table-cell table:style-name="Table12.B9" office:value-type="string">
            <text:p text:style-name="P44">FA4</text:p>
          </table:table-cell>
          <table:table-cell table:style-name="Table12.C9" office:value-type="string">
            <text:p text:style-name="P28"><text:bookmark-start text:name="__DdeLink__3264_8836594743"/>Se o administrador/<text:span text:style-name="T30">funcionário </text:span>clicar <text:span text:style-name="T33">em um dos registros e </text:span>no botão <text:span text:style-name="T32">Deletar</text:span><text:bookmark-end text:name="__DdeLink__3264_8836594743"/><text:span text:style-name="T32">, o respectivo registro será removido do banco de dados.</text:span>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27">FA<text:span text:style-name="T32">5</text:span></text:p>
          </table:table-cell>
          <table:table-cell table:style-name="Table12.C2" office:value-type="string">
            <text:p text:style-name="P26">Se o administrador/<text:span text:style-name="T30">funcionário</text:span> não tiver preenchido o campo <text:span text:style-name="T31">de busca, o </text:span>sistema listará todos os <text:span text:style-name="T122">Veículos.</text:span></text:p>
          </table:table-cell>
        </table:table-row>
        <table:table-row table:style-name="Table12.1">
          <table:table-cell table:style-name="Table12.A2" office:value-type="string">
            <text:p text:style-name="P15">Regras de Negócio</text:p>
          </table:table-cell>
          <table:table-cell table:style-name="Table12.B2" office:value-type="string">
            <text:p text:style-name="P107"/>
          </table:table-cell>
          <table:table-cell table:style-name="Table12.C2" office:value-type="string">
            <text:p text:style-name="P82">NDA</text:p>
          </table:table-cell>
        </table:table-row>
        <table:table-row>
          <table:table-cell table:style-name="Table12.A2" table:number-rows-spanned="2" office:value-type="string">
            <text:p text:style-name="P15">Pós Condições</text:p>
          </table:table-cell>
          <table:table-cell table:style-name="Table12.B2" office:value-type="string">
            <text:p text:style-name="P82">PC1</text:p>
          </table:table-cell>
          <table:table-cell table:style-name="Table12.C2" office:value-type="string">
            <text:p text:style-name="P82"><text:s/>O <text:bookmark-start text:name="__DdeLink__4494_3900881364"/>administrador/<text:bookmark-end text:name="__DdeLink__4494_3900881364"/><text:span text:style-name="T123">funcionário</text:span> poderá estar na tel<text:span text:style-name="T25">a</text:span> <text:span text:style-name="T25">Edição de</text:span> <text:span text:style-name="T123">Veículos.</text:span></text:p>
          </table:table-cell>
        </table:table-row>
        <table:table-row>
          <table:covered-table-cell/>
          <table:table-cell table:style-name="Table12.B9" office:value-type="string">
            <text:p text:style-name="P95">PC2</text:p>
          </table:table-cell>
          <table:table-cell table:style-name="Table12.C9" office:value-type="string">
            <text:p text:style-name="P101">O <text:s/>administrador/<text:span text:style-name="T123">funcionário </text:span>poderá visualizar o relatório.</text:p>
          </table:table-cell>
        </table:table-row>
        <table:table-row table:style-name="Table12.1">
          <table:table-cell table:style-name="Table12.A2" office:value-type="string">
            <text:p text:style-name="P15">Casos de Uso Afetados</text:p>
          </table:table-cell>
          <table:table-cell table:style-name="Table12.C2" table:number-columns-spanned="2" office:value-type="string">
            <text:p text:style-name="P89">NDA.</text:p>
          </table:table-cell>
          <table:covered-table-cell/>
        </table:table-row>
      </table:table>
      <text:p text:style-name="P3"><text:bookmark text:name="__DdeLink__4502_3900881364"/></text:p>
      <text:p text:style-name="P165"><text:span text:style-name="T17"/></text:p>
      <text:p text:style-name="P165"><text:bookmark-start text:name="__DdeLink__937_2259385566"/><text:span text:style-name="T17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16">UC<text:span text:style-name="T36">8</text:span>.1 – <text:span text:style-name="T26">Alterar Entregas</text:span>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6">Pré - Condições</text:p>
          </table:table-cell>
          <table:table-cell table:style-name="Tabela1.B2" office:value-type="string">
            <text:p text:style-name="P29">PC1</text:p>
          </table:table-cell>
          <table:table-cell table:style-name="Tabela1.C2" office:value-type="string">
            <text:p text:style-name="P29">O Administrador/<text:span text:style-name="T27">Funcionário</text:span> deve estar logado no sistema [UC<text:span text:style-name="T124">1</text:span>]</text:p>
          </table:table-cell>
        </table:table-row>
        <table:table-row table:style-name="Tabela1.3">
          <table:table-cell table:style-name="Tabela1.A2" office:value-type="string">
            <text:p text:style-name="P16">Atores Envolvidos</text:p>
          </table:table-cell>
          <table:table-cell table:style-name="Tabela1.C2" table:number-columns-spanned="2" office:value-type="string">
            <text:p text:style-name="P29">Administrador, <text:span text:style-name="T26">Funcionário</text:span></text:p>
          </table:table-cell>
          <table:covered-table-cell/>
        </table:table-row>
        <table:table-row table:style-name="Tabela1.1">
          <table:table-cell table:style-name="Tabela1.A2" table:number-rows-spanned="5" office:value-type="string">
            <text:p text:style-name="P16">Fluxo Principal</text:p>
          </table:table-cell>
          <table:table-cell table:style-name="Tabela1.B2" office:value-type="string">
            <text:p text:style-name="P29">FP1</text:p>
          </table:table-cell>
          <table:table-cell table:style-name="Tabela1.C2" office:value-type="string">
            <text:p text:style-name="P121">O administrado<text:span text:style-name="T23">r/funcionário</text:span> preencherá o campos <text:span text:style-name="T37">venda, motorista, veiculo, endereço, bairro/distrito, município, chassi e observações</text:span>; <text:span text:style-name="T126">[RN1], [RN2], [RN3], [RN4], [RN5], [RN6]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29">FP2</text:p>
          </table:table-cell>
          <table:table-cell table:style-name="Tabela1.C2" office:value-type="string">
            <text:p text:style-name="P122">Para salvar <text:span text:style-name="T38">a entrega</text:span> o <text:span text:style-name="T28">a</text:span>dministrador/<text:span text:style-name="T28">funcionário</text:span> deverá clicar no botão Salvar; <text:span text:style-name="T127">[FA1], [FA2], [FA3]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29">FP3</text:p>
          </table:table-cell>
          <table:table-cell table:style-name="Tabela1.C2" office:value-type="string">
            <text:p text:style-name="P29"><text:bookmark-start text:name="__DdeLink__3019_9570387691"/>O sistema emitirá <text:span text:style-name="T24">a </text:span>mensagem de confirmação “<text:span text:style-name="T24">Deseja realmente salvar o registro?</text:span>”;<text:bookmark-end text:name="__DdeLink__3019_9570387691"/> <text:span text:style-name="T130">[FA5]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29">FP4</text:p>
          </table:table-cell>
          <table:table-cell table:style-name="Tabela1.C2" office:value-type="string">
            <text:p text:style-name="P29"><text:span text:style-name="T24">O</text:span> <text:span text:style-name="T28">ad</text:span>ministrador/<text:span text:style-name="T28">funcionário </text:span>confirm<text:span text:style-name="T24">ará</text:span> a mensagem, clicando no botão OK, <text:span text:style-name="T24">e </text:span>o sistema salvará <text:span text:style-name="T24">o registro</text:span> no banco de dados; <text:span text:style-name="T131">[FA6]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29">FP5</text:p>
          </table:table-cell>
          <table:table-cell table:style-name="Tabela1.C2" office:value-type="string">
            <text:p text:style-name="P29">O sistema emitirá a mensagem “<text:span text:style-name="T28">Registro</text:span> salvo com sucesso!”</text:p>
          </table:table-cell>
        </table:table-row>
        <text:soft-page-break/>
        <table:table-row table:style-name="Tabela1.1">
          <table:table-cell table:style-name="Tabela1.A2" table:number-rows-spanned="6" office:value-type="string">
            <text:p text:style-name="P16">Fluxos Alternativos</text:p>
          </table:table-cell>
          <table:table-cell table:style-name="Tabela1.B2" office:value-type="string">
            <text:p text:style-name="P29">FA1</text:p>
          </table:table-cell>
          <table:table-cell table:style-name="Tabela1.C2" office:value-type="string">
            <text:p text:style-name="P29">Se <text:span text:style-name="T38">a entrega</text:span> já estiver salv<text:span text:style-name="T45">a</text:span> no banco de dados o sistema salvará as modificações realizadas no registro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29">FA2</text:p>
          </table:table-cell>
          <table:table-cell table:style-name="Tabela1.C2" office:value-type="string">
            <text:p text:style-name="P29">Se o <text:span text:style-name="T28">a</text:span>dministrador/<text:span text:style-name="T28">funcionário</text:span> clicar no botão Cancelar, todas as alterações não salvas serão descartadas, <text:span text:style-name="T24">e ele retornará para a Tela Principal</text:span>. <text:s/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29">FA<text:span text:style-name="T46">3</text:span></text:p>
          </table:table-cell>
          <table:table-cell table:style-name="Tabela1.C2" office:value-type="string">
            <text:p text:style-name="P29">Se o <text:span text:style-name="T28">a</text:span>dministrador/<text:span text:style-name="T128">funcionário</text:span> não tiver preenchido algum dos campos <text:span text:style-name="T24">obrigatórios </text:span>do formulário o sistema emitirá a mensagem “<text:span text:style-name="T28">Por favor preencha os campos </text:span>obrigatório<text:span text:style-name="T28">s!</text:span>” e não procederá com o salvamento do registro</text:p>
          </table:table-cell>
        </table:table-row>
        <table:table-row table:style-name="Tabela1.1">
          <table:covered-table-cell/>
          <table:table-cell table:style-name="Tabela1.B12" office:value-type="string">
            <text:p text:style-name="P52">FA4</text:p>
          </table:table-cell>
          <table:table-cell table:style-name="Tabela1.C12" office:value-type="string">
            <text:p text:style-name="P52"><text:bookmark-start text:name="__DdeLink__830_2259385566"/>Se o <text:span text:style-name="T28">a</text:span>dministrador/<text:span text:style-name="T28">funcionário</text:span> clicar no botão Sair<text:span text:style-name="T24"> ele retornará para a Tela Principal</text:span>. <text:s/><text:bookmark-end text:name="__DdeLink__830_2259385566"/></text:p>
          </table:table-cell>
        </table:table-row>
        <table:table-row table:style-name="Tabela1.1">
          <table:covered-table-cell/>
          <table:table-cell table:style-name="Tabela1.B12" office:value-type="string">
            <text:p text:style-name="P133">FA5</text:p>
          </table:table-cell>
          <table:table-cell table:style-name="Tabela1.C12" office:value-type="string">
            <text:p text:style-name="P147">Se os campos infringirem alguma das regras de negócio aplicáveis o sistema emitirá a mensagem referente à regra de negócio atingida; [RN1], [RN2], [RN3], [RN<text:span text:style-name="T129">4</text:span>], [RN<text:span text:style-name="T129">5</text:span>], [RN<text:span text:style-name="T129">6</text:span>]</text:p>
          </table:table-cell>
        </table:table-row>
        <table:table-row table:style-name="Tabela1.1">
          <table:covered-table-cell/>
          <table:table-cell table:style-name="Tabela1.B12" office:value-type="string">
            <text:p text:style-name="P134">FA6</text:p>
          </table:table-cell>
          <table:table-cell table:style-name="Tabela1.C12" office:value-type="string">
            <text:p text:style-name="P147">Se o sistema encontrar algum erro de banco de dados ele emitirá a mensagem "Falha ao salvar os dados! Informe o administrador do sistema."</text:p>
          </table:table-cell>
        </table:table-row>
        <table:table-row table:style-name="Tabela1.1">
          <table:table-cell table:style-name="Tabela1.A2" table:number-rows-spanned="6" office:value-type="string">
            <text:p text:style-name="P16">Regras de Negócio</text:p>
          </table:table-cell>
          <table:table-cell table:style-name="Tabela1.B2" office:value-type="string">
            <text:p text:style-name="P29">RN1</text:p>
          </table:table-cell>
          <table:table-cell table:style-name="Tabela1.C2" office:value-type="string">
            <text:p text:style-name="P29"><text:span text:style-name="T39">O campo venda não pode ficar em branco</text:span>;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38">RN2</text:p>
          </table:table-cell>
          <table:table-cell table:style-name="Tabela1.C16" office:value-type="string">
            <text:p text:style-name="P38">O campo <text:span text:style-name="T40">motorista</text:span> não pode ficar em branco;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38">RN3</text:p>
          </table:table-cell>
          <table:table-cell table:style-name="Tabela1.C16" office:value-type="string">
            <text:p text:style-name="P38">O campo <text:span text:style-name="T41">veiculo</text:span> não pode ficar em branco;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38">RN4</text:p>
          </table:table-cell>
          <table:table-cell table:style-name="Tabela1.C16" office:value-type="string">
            <text:p text:style-name="P38">O campo <text:span text:style-name="T42">endereço</text:span> não pode ficar em branco;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49">RN5</text:p>
          </table:table-cell>
          <table:table-cell table:style-name="Tabela1.C16" office:value-type="string">
            <text:p text:style-name="P49"><text:bookmark-start text:name="__DdeLink__827_2259385566"/>O campo bairro/distrito não pode ficar em branco;<text:bookmark-end text:name="__DdeLink__827_2259385566"/>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51">RN6</text:p>
          </table:table-cell>
          <table:table-cell table:style-name="Tabela1.C16" office:value-type="string">
            <text:p text:style-name="P50">O campo <text:span text:style-name="T125">município</text:span> não pode ficar em branco;</text:p>
          </table:table-cell>
        </table:table-row>
        <table:table-row>
          <table:table-cell table:style-name="Tabela1.A2" office:value-type="string">
            <text:p text:style-name="P16">Pós Condições</text:p>
          </table:table-cell>
          <table:table-cell table:style-name="Tabela1.B2" office:value-type="string">
            <text:p text:style-name="P29">PC1</text:p>
          </table:table-cell>
          <table:table-cell table:style-name="Tabela1.C2" office:value-type="string">
            <text:p text:style-name="P29"><text:span text:style-name="T43">A entrega</text:span> deverá estar salvo no banco de dados</text:p>
          </table:table-cell>
        </table:table-row>
        <table:table-row table:style-name="Tabela1.1">
          <table:table-cell table:style-name="Tabela1.A2" office:value-type="string">
            <text:p text:style-name="P16">Casos de Uso Afetados</text:p>
          </table:table-cell>
          <table:table-cell table:style-name="Tabela1.C2" table:number-columns-spanned="2" office:value-type="string">
            <text:p text:style-name="P29"/>
          </table:table-cell>
          <table:covered-table-cell/>
        </table:table-row>
      </table:table>
      <text:p text:style-name="P4"><text:bookmark-end text:name="__DdeLink__937_2259385566"/></text:p>
      <text:p text:style-name="P161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152"><text:span text:style-name="T1"> </text:span><text:span text:style-name="T2">UC</text:span><text:span text:style-name="T4">8</text:span><text:span text:style-name="T2">.2 – </text:span><text:span text:style-name="T5">Listar Entregas</text:span></text:p>
          </table:table-cell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16">Pré - Condições</text:p>
          </table:table-cell>
          <table:table-cell table:style-name="Tabela2.B2" office:value-type="string">
            <text:p text:style-name="P29">PC1</text:p>
          </table:table-cell>
          <table:table-cell table:style-name="Tabela2.C2" office:value-type="string">
            <text:p text:style-name="P29">O <text:span text:style-name="T30">a</text:span>dministrador/<text:span text:style-name="T30">funcionário</text:span> deve estar logado no sistema [U<text:span text:style-name="T30">C1</text:span>]</text:p>
          </table:table-cell>
        </table:table-row>
        <table:table-row table:style-name="Tabela2.3">
          <table:table-cell table:style-name="Tabela2.A2" office:value-type="string">
            <text:p text:style-name="P16">Atores Envolvidos</text:p>
          </table:table-cell>
          <table:table-cell table:style-name="Tabela2.C2" table:number-columns-spanned="2" office:value-type="string">
            <text:p text:style-name="P29">Administrador/<text:span text:style-name="T30">Funcionário</text:span></text:p>
          </table:table-cell>
          <table:covered-table-cell/>
        </table:table-row>
        <table:table-row table:style-name="Tabela2.1">
          <table:table-cell table:style-name="Tabela2.A2" table:number-rows-spanned="3" office:value-type="string">
            <text:p text:style-name="P16">Fluxo Principal</text:p>
          </table:table-cell>
          <table:table-cell table:style-name="Tabela2.B2" office:value-type="string">
            <text:p text:style-name="P29">FP1</text:p>
          </table:table-cell>
          <table:table-cell table:style-name="Tabela2.C2" office:value-type="string">
            <text:p text:style-name="P29">O administrador/<text:span text:style-name="T30">funcionário</text:span> preencherá o campo <text:span text:style-name="T133">código de venda</text:span>;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29">FP2</text:p>
          </table:table-cell>
          <table:table-cell table:style-name="Tabela2.C2" office:value-type="string">
            <text:p text:style-name="P29">Para buscar <text:span text:style-name="T47">a entrega </text:span>o <text:span text:style-name="T132">administrador</text:span>/<text:span text:style-name="T30">funcionário</text:span> deverá clicar no botão <text:span text:style-name="T30">Pesquisar</text:span>;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29">FP3</text:p>
          </table:table-cell>
          <table:table-cell table:style-name="Tabela2.C2" office:value-type="string">
            <text:p text:style-name="P29">O sistema listará todos os resultados encontrados.</text:p>
          </table:table-cell>
        </table:table-row>
        <table:table-row table:style-name="Tabela2.1">
          <table:table-cell table:style-name="Tabela2.A2" table:number-rows-spanned="5" office:value-type="string">
            <text:p text:style-name="P16">Fluxos Alternativos</text:p>
          </table:table-cell>
          <table:table-cell table:style-name="Tabela2.B2" office:value-type="string">
            <text:p text:style-name="P29">FA1</text:p>
          </table:table-cell>
          <table:table-cell table:style-name="Tabela2.C2" office:value-type="string">
            <text:p text:style-name="P29"><text:bookmark-start text:name="__DdeLink__3264_8836594744"/>Se o administrador/<text:span text:style-name="T30">funcionário </text:span>clicar no botão <text:span text:style-name="T25">Novo ele será redirecionado a tela de Edição de Entregas.</text:span><text:bookmark-end text:name="__DdeLink__3264_8836594744"/><text:span text:style-name="T25"> [UC8.1]</text:span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29">FA2</text:p>
          </table:table-cell>
          <table:table-cell table:style-name="Tabela2.C2" office:value-type="string">
            <text:p text:style-name="P29">Se o administrador/<text:span text:style-name="T30">funcionário</text:span> clicar <text:span text:style-name="T25">em uma das listagens e </text:span>no botão <text:span text:style-name="T25">Editar ele será redirecionado a tela de Edição de Entregas, e os dados da listagem serão carregados. [UC8.1]</text:span></text:p>
          </table:table-cell>
        </table:table-row>
        <table:table-row table:style-name="Tabela2.1">
          <table:covered-table-cell/>
          <table:table-cell table:style-name="Tabela2.B9" office:value-type="string">
            <text:p text:style-name="P29">FA<text:span text:style-name="T25">3</text:span></text:p>
          </table:table-cell>
          <table:table-cell table:style-name="Tabela2.C9" office:value-type="string">
            <text:p text:style-name="P29"><text:bookmark-start text:name="__DdeLink__3264_88365947411"/>Se o administrador/<text:span text:style-name="T30">funcionário </text:span>clicar no botão <text:span text:style-name="T134">Relatório, será </text:span><text:bookmark-end text:name="__DdeLink__3264_88365947411"/><text:span text:style-name="T134">exibido um arquivo PDF mostrando todas as Entregas situadas na busca.</text:span></text:p>
          </table:table-cell>
        </table:table-row>
        <table:table-row table:style-name="Tabela2.1">
          <table:covered-table-cell/>
          <table:table-cell table:style-name="Tabela2.B9" office:value-type="string">
            <text:p text:style-name="P45">FA4</text:p>
          </table:table-cell>
          <table:table-cell table:style-name="Tabela2.C9" office:value-type="string">
            <text:p text:style-name="P29"><text:bookmark-start text:name="__DdeLink__3264_88365947431"/>Se o administrador/<text:span text:style-name="T30">funcionário </text:span>clicar <text:span text:style-name="T33">em um dos registros e </text:span>no <text:soft-page-break/>botão <text:span text:style-name="T32">Deletar</text:span><text:bookmark-end text:name="__DdeLink__3264_88365947431"/><text:span text:style-name="T32">, o respectivo registro será removido do banco de dados.</text:span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29">FA<text:span text:style-name="T32">5</text:span></text:p>
          </table:table-cell>
          <table:table-cell table:style-name="Tabela2.C2" office:value-type="string">
            <text:p text:style-name="P29">Se o administrador/<text:span text:style-name="T30">funcionário</text:span> não tiver preenchido o campo <text:span text:style-name="T31">de busca, o </text:span>sistema listará tod<text:span text:style-name="T48">as as Entregas</text:span>.</text:p>
          </table:table-cell>
        </table:table-row>
        <table:table-row table:style-name="Tabela2.1">
          <table:table-cell table:style-name="Tabela2.A2" office:value-type="string">
            <text:p text:style-name="P16">Regras de Negócio</text:p>
          </table:table-cell>
          <table:table-cell table:style-name="Tabela2.B2" office:value-type="string">
            <text:p text:style-name="P108"/>
          </table:table-cell>
          <table:table-cell table:style-name="Tabela2.C2" office:value-type="string">
            <text:p text:style-name="P83">NDA</text:p>
          </table:table-cell>
        </table:table-row>
        <table:table-row>
          <table:table-cell table:style-name="Tabela2.A2" table:number-rows-spanned="2" office:value-type="string">
            <text:p text:style-name="P16">Pós Condições</text:p>
          </table:table-cell>
          <table:table-cell table:style-name="Tabela2.B2" office:value-type="string">
            <text:p text:style-name="P83">PC1</text:p>
          </table:table-cell>
          <table:table-cell table:style-name="Tabela2.C2" office:value-type="string">
            <text:p text:style-name="P83"><text:s/>O <text:bookmark-start text:name="__DdeLink__4494_39008813641"/>administrador/<text:bookmark-end text:name="__DdeLink__4494_39008813641"/><text:span text:style-name="T135">funcionário</text:span> poderá estar na tel<text:span text:style-name="T25">a</text:span> <text:span text:style-name="T25">Edição de</text:span> <text:span text:style-name="T49">Entregas.</text:span></text:p>
          </table:table-cell>
        </table:table-row>
        <table:table-row>
          <table:covered-table-cell/>
          <table:table-cell table:style-name="Tabela2.B9" office:value-type="string">
            <text:p text:style-name="P96">PC2</text:p>
          </table:table-cell>
          <table:table-cell table:style-name="Tabela2.C9" office:value-type="string">
            <text:p text:style-name="P102">O <text:s/>administrador/<text:span text:style-name="T135">funcionário </text:span>poderá visualizar o relatório.</text:p>
          </table:table-cell>
        </table:table-row>
        <table:table-row table:style-name="Tabela2.1">
          <table:table-cell table:style-name="Tabela2.A2" office:value-type="string">
            <text:p text:style-name="P16">Casos de Uso Afetados</text:p>
          </table:table-cell>
          <table:table-cell table:style-name="Tabela2.C2" table:number-columns-spanned="2" office:value-type="string">
            <text:p text:style-name="P90">NDA.</text:p>
          </table:table-cell>
          <table:covered-table-cell/>
        </table:table-row>
      </table:table>
      <text:p text:style-name="P11"><text:span text:style-name="T18"/></text:p>
      <text:p text:style-name="P11"><text:bookmark-start text:name="__DdeLink__4502_39008813641"/><text:span text:style-name="T18"/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7">UC<text:span text:style-name="T50">9</text:span>.1 – <text:span text:style-name="T26">Alterar Compras</text:span>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17">Pré - Condições</text:p>
          </table:table-cell>
          <table:table-cell table:style-name="Tabela3.B2" office:value-type="string">
            <text:p text:style-name="P30">PC1</text:p>
          </table:table-cell>
          <table:table-cell table:style-name="Tabela3.C2" office:value-type="string">
            <text:p text:style-name="P30">O Administrador deve estar logado no sistema [UC<text:span text:style-name="T136">1</text:span>]</text:p>
          </table:table-cell>
        </table:table-row>
        <table:table-row table:style-name="Tabela3.3">
          <table:table-cell table:style-name="Tabela3.A2" office:value-type="string">
            <text:p text:style-name="P17">Atores Envolvidos</text:p>
          </table:table-cell>
          <table:table-cell table:style-name="Tabela3.C2" table:number-columns-spanned="2" office:value-type="string">
            <text:p text:style-name="P30">Administrador</text:p>
          </table:table-cell>
          <table:covered-table-cell/>
        </table:table-row>
        <table:table-row table:style-name="Tabela3.1">
          <table:table-cell table:style-name="Tabela3.A2" table:number-rows-spanned="6" office:value-type="string">
            <text:p text:style-name="P17">Fluxo Principal</text:p>
          </table:table-cell>
          <table:table-cell table:style-name="Tabela3.B2" office:value-type="string">
            <text:p text:style-name="P30">FP1</text:p>
          </table:table-cell>
          <table:table-cell table:style-name="Tabela3.C2" office:value-type="string">
            <text:p text:style-name="P123">O administrado<text:span text:style-name="T23">r</text:span> preencherá o campos <text:span text:style-name="T27">produto, quantidade, fornecedor</text:span>; <text:span text:style-name="T137">[RN1], [RN2], [RN3] </text:span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30">FP2</text:p>
          </table:table-cell>
          <table:table-cell table:style-name="Tabela3.C5" office:value-type="string">
            <text:p text:style-name="P66">Para adicionar o item a compra, o administrador deverá clicar no botão adicionar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67">FP3</text:p>
          </table:table-cell>
          <table:table-cell table:style-name="Tabela3.C2" office:value-type="string">
            <text:p text:style-name="P30">Para salvar <text:span text:style-name="T51">a compra</text:span> o <text:span text:style-name="T28">a</text:span>dministrador deverá clicar no botão <text:span text:style-name="T52">Finalizar Compra</text:span>; <text:span text:style-name="T138">[FA1], [FA2]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30">FP3</text:p>
          </table:table-cell>
          <table:table-cell table:style-name="Tabela3.C2" office:value-type="string">
            <text:p text:style-name="P30"><text:bookmark-start text:name="__DdeLink__3019_9570387692"/>O sistema emitirá <text:span text:style-name="T24">a </text:span>mensagem de confirmação “<text:span text:style-name="T24">Deseja realmente salvar o registro?</text:span>”;<text:bookmark-end text:name="__DdeLink__3019_9570387692"/> <text:span text:style-name="T140">[FA6], [FA7]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30">FP4</text:p>
          </table:table-cell>
          <table:table-cell table:style-name="Tabela3.C2" office:value-type="string">
            <text:p text:style-name="P30"><text:span text:style-name="T24">O</text:span> <text:span text:style-name="T28">ad</text:span>ministrador<text:span text:style-name="T28"> </text:span>confirm<text:span text:style-name="T24">ará</text:span> a mensagem, clicando no botão OK, <text:span text:style-name="T24">e </text:span>o sistema salvará <text:span text:style-name="T24">o registro</text:span> no banco de dados; <text:span text:style-name="T141">[FA9]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30">FP5</text:p>
          </table:table-cell>
          <table:table-cell table:style-name="Tabela3.C2" office:value-type="string">
            <text:p text:style-name="P30">O sistema emitirá a mensagem “<text:span text:style-name="T28">Registro</text:span> salvo com sucesso!”</text:p>
          </table:table-cell>
        </table:table-row>
        <table:table-row table:style-name="Tabela3.1">
          <table:table-cell table:style-name="Tabela3.A2" table:number-rows-spanned="9" office:value-type="string">
            <text:p text:style-name="P17">Fluxos Alternativos</text:p>
          </table:table-cell>
          <table:table-cell table:style-name="Tabela3.B2" office:value-type="string">
            <text:p text:style-name="P30">FA1</text:p>
          </table:table-cell>
          <table:table-cell table:style-name="Tabela3.C2" office:value-type="string">
            <text:p text:style-name="P30">Se <text:span text:style-name="T53">a compra</text:span> já estiver salv<text:span text:style-name="T54">a</text:span> no banco de dados o sistema salvará as modificações realizadas no registro.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71">FA2</text:p>
          </table:table-cell>
          <table:table-cell table:style-name="Tabela3.C5" office:value-type="string">
            <text:p text:style-name="P31">Se o <text:span text:style-name="T28">a</text:span>dministrador clicar no botão Cancelar, todas as alterações não salvas serão descartadas, <text:span text:style-name="T24">e ele retornará para a Tela Principal</text:span>. <text:s/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30">FA<text:span text:style-name="T63">3</text:span></text:p>
          </table:table-cell>
          <table:table-cell table:style-name="Tabela3.C2" office:value-type="string">
            <text:p text:style-name="P30">Se o <text:span text:style-name="T28">a</text:span>dministrador clicar no botão Cancelar <text:span text:style-name="T55">Item</text:span>, <text:span text:style-name="T56">o item selecionado na lista sera excluído da compra;</text:span> <text:s/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30">FA<text:span text:style-name="T63">4</text:span></text:p>
          </table:table-cell>
          <table:table-cell table:style-name="Tabela3.C5" office:value-type="string">
            <text:p text:style-name="P68"><text:bookmark-start text:name="__DdeLink__850_2259385566"/>Se o administrador <text:span text:style-name="T57">clicar no botão + ao lado do campo produto ele será redirecionado para tela de Edição de Produtos [UC ] </text:span><text:bookmark-end text:name="__DdeLink__850_2259385566"/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62">FA<text:span text:style-name="T63">5</text:span></text:p>
          </table:table-cell>
          <table:table-cell table:style-name="Tabela3.C5" office:value-type="string">
            <text:p text:style-name="P69">Se o administrador <text:span text:style-name="T57">clicar no botão + ao lado do campo fornecedor ele será redirecionado para tela de Edição de Fornecedores [UC ] 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70">FA<text:span text:style-name="T63">6</text:span></text:p>
          </table:table-cell>
          <table:table-cell table:style-name="Tabela3.C2" office:value-type="string">
            <text:p text:style-name="P30">Se o <text:span text:style-name="T28">a</text:span>dministrador não tiver preenchido algum dos campos <text:span text:style-name="T24">obrigatórios </text:span>do formulário o sistema emitirá a mensagem “<text:span text:style-name="T28">Por favor preencha os campos </text:span>obrigatório<text:span text:style-name="T28">s!</text:span>” e não procederá com o salvamento do registro</text:p>
          </table:table-cell>
        </table:table-row>
        <table:table-row table:style-name="Tabela3.1">
          <table:covered-table-cell/>
          <table:table-cell table:style-name="Tabela3.B16" office:value-type="string">
            <text:p text:style-name="P135">FA7</text:p>
          </table:table-cell>
          <table:table-cell table:style-name="Tabela3.C16" office:value-type="string">
            <text:p text:style-name="P148">Se os campos infringirem alguma das regras de negócio aplicáveis o sistema emitirá a mensagem referente à regra de negócio atingida; [RN1], [RN2], [RN3]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72">FA<text:span text:style-name="T139">8</text:span></text:p>
          </table:table-cell>
          <table:table-cell table:style-name="Tabela3.C5" office:value-type="string">
            <text:p text:style-name="P54">Se o <text:span text:style-name="T28">a</text:span>dministrador clicar no botão Sair<text:span text:style-name="T24"> ele retornará para a Tela Principal</text:span>. <text:s/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136">FA9</text:p>
          </table:table-cell>
          <table:table-cell table:style-name="Tabela3.C5" office:value-type="string">
            <text:p text:style-name="P148">Se o sistema encontrar algum erro de banco de dados ele emitirá a mensagem "Falha ao salvar os dados! Informe o administrador do sistema."</text:p>
          </table:table-cell>
        </table:table-row>
        <table:table-row table:style-name="Tabela3.1">
          <table:table-cell table:style-name="Tabela3.A2" table:number-rows-spanned="3" office:value-type="string">
            <text:p text:style-name="P17">Regras de Negócio</text:p>
          </table:table-cell>
          <table:table-cell table:style-name="Tabela3.B2" office:value-type="string">
            <text:p text:style-name="P30">RN1</text:p>
          </table:table-cell>
          <table:table-cell table:style-name="Tabela3.C2" office:value-type="string">
            <text:p text:style-name="P30"><text:span text:style-name="T28">A campo produto não pode ficar em branco</text:span>;</text:p>
          </table:table-cell>
        </table:table-row>
        <table:table-row table:style-name="Tabela3.1">
          <table:covered-table-cell/>
          <table:table-cell table:style-name="Tabela3.B20" office:value-type="string">
            <text:p text:style-name="P39">RN2</text:p>
          </table:table-cell>
          <table:table-cell table:style-name="Tabela3.C20" office:value-type="string">
            <text:p text:style-name="P39">O campo <text:span text:style-name="T58">quantidade</text:span> não pode ficar em branco;</text:p>
          </table:table-cell>
        </table:table-row>
        <table:table-row table:style-name="Tabela3.1">
          <table:covered-table-cell/>
          <table:table-cell table:style-name="Tabela3.B20" office:value-type="string">
            <text:p text:style-name="P39">RN3</text:p>
          </table:table-cell>
          <table:table-cell table:style-name="Tabela3.C20" office:value-type="string">
            <text:p text:style-name="P39">O campo <text:span text:style-name="T59">fornecedor</text:span> não pode ficar em branco;</text:p>
          </table:table-cell>
        </table:table-row>
        <table:table-row>
          <table:table-cell table:style-name="Tabela3.A2" office:value-type="string">
            <text:p text:style-name="P17">Pós Condições</text:p>
          </table:table-cell>
          <table:table-cell table:style-name="Tabela3.B2" office:value-type="string">
            <text:p text:style-name="P30">PC1</text:p>
          </table:table-cell>
          <table:table-cell table:style-name="Tabela3.C2" office:value-type="string">
            <text:p text:style-name="P30"><text:span text:style-name="T60">A compra deverá</text:span> estar salv<text:span text:style-name="T61">a</text:span> no banco de dados</text:p>
          </table:table-cell>
        </table:table-row>
        <table:table-row table:style-name="Tabela3.1">
          <table:table-cell table:style-name="Tabela3.A2" office:value-type="string">
            <text:p text:style-name="P17">Casos de Uso Afetados</text:p>
          </table:table-cell>
          <table:table-cell table:style-name="Tabela3.C2" table:number-columns-spanned="2" office:value-type="string">
            <text:p text:style-name="P30">UC<text:span text:style-name="T62">9</text:span>.<text:span text:style-name="T24">0</text:span></text:p>
          </table:table-cell>
          <table:covered-table-cell/>
        </table:table-row>
      </table:table>
      <text:p text:style-name="P5"/>
      <text:p text:style-name="P162"/>
      <text:p text:style-name="P164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53"><text:span text:style-name="T1"> </text:span><text:span text:style-name="T2">UC</text:span><text:span text:style-name="T6">9</text:span><text:span text:style-name="T2">.2 – </text:span><text:span text:style-name="T3">Listar </text:span><text:span text:style-name="T7">Compras</text:span>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17">Pré - Condições</text:p>
          </table:table-cell>
          <table:table-cell table:style-name="Tabela4.B2" office:value-type="string">
            <text:p text:style-name="P30">PC1</text:p>
          </table:table-cell>
          <table:table-cell table:style-name="Tabela4.C2" office:value-type="string">
            <text:p text:style-name="P30">O <text:span text:style-name="T30">a</text:span>dministrador deve estar logado no sistema [U<text:span text:style-name="T30">C1</text:span>]</text:p>
          </table:table-cell>
        </table:table-row>
        <table:table-row table:style-name="Tabela4.3">
          <table:table-cell table:style-name="Tabela4.A2" office:value-type="string">
            <text:p text:style-name="P17">Atores Envolvidos</text:p>
          </table:table-cell>
          <table:table-cell table:style-name="Tabela4.C2" table:number-columns-spanned="2" office:value-type="string">
            <text:p text:style-name="P30">Administrador</text:p>
          </table:table-cell>
          <table:covered-table-cell/>
        </table:table-row>
        <table:table-row table:style-name="Tabela4.1">
          <table:table-cell table:style-name="Tabela4.A2" table:number-rows-spanned="4" office:value-type="string">
            <text:p text:style-name="P17">Fluxo Principal</text:p>
          </table:table-cell>
          <table:table-cell table:style-name="Tabela4.B2" office:value-type="string">
            <text:p text:style-name="P30">FP1</text:p>
          </table:table-cell>
          <table:table-cell table:style-name="Tabela4.C2" office:value-type="string">
            <text:p text:style-name="P30">O administrador preencherá o campo <text:span text:style-name="T64">pesquisa com o código da compra ou então preencher o campo data</text:span>;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30">FP2</text:p>
          </table:table-cell>
          <table:table-cell table:style-name="Tabela4.C2" office:value-type="string">
            <text:p text:style-name="P30">Para buscar <text:span text:style-name="T65">a compra por código da compra, o administrador</text:span> deverá clicar no botão <text:span text:style-name="T142">código</text:span>;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30">FP3</text:p>
          </table:table-cell>
          <table:table-cell table:style-name="Tabela4.C6" office:value-type="string">
            <text:p text:style-name="P30">Para buscar <text:span text:style-name="T65">a compra por data da compra, o administrador</text:span> deverá clicar no botão <text:span text:style-name="T68">data</text:span>;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73">FP4</text:p>
          </table:table-cell>
          <table:table-cell table:style-name="Tabela4.C2" office:value-type="string">
            <text:p text:style-name="P30">O sistema listará todos os resultados encontrados.</text:p>
          </table:table-cell>
        </table:table-row>
        <table:table-row table:style-name="Tabela4.1">
          <table:table-cell table:style-name="Tabela4.A2" table:number-rows-spanned="5" office:value-type="string">
            <text:p text:style-name="P17">Fluxos Alternativos</text:p>
          </table:table-cell>
          <table:table-cell table:style-name="Tabela4.B2" office:value-type="string">
            <text:p text:style-name="P30">FA1</text:p>
          </table:table-cell>
          <table:table-cell table:style-name="Tabela4.C2" office:value-type="string">
            <text:p text:style-name="P30"><text:bookmark-start text:name="__DdeLink__871_2259385566"/><text:bookmark-start text:name="__DdeLink__3264_8836594742"/>Se o administrador<text:span text:style-name="T30"> </text:span>clicar no botão <text:span text:style-name="T25">Novo ele será redirecionado a tela de Edição de Compras.</text:span><text:bookmark-end text:name="__DdeLink__871_2259385566"/><text:bookmark-end text:name="__DdeLink__3264_8836594742"/><text:span text:style-name="T25"> [UC9.1]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30">FA2</text:p>
          </table:table-cell>
          <table:table-cell table:style-name="Tabela4.C2" office:value-type="string">
            <text:p text:style-name="P30">Se o administrador clicar <text:span text:style-name="T25">em uma das listagens e </text:span>no botão <text:span text:style-name="T25">Editar ele será redirecionado a tela de Edição de compras, e os dados da listagem serão carregados. [UC9.1]</text:span></text:p>
          </table:table-cell>
        </table:table-row>
        <table:table-row table:style-name="Tabela4.1">
          <table:covered-table-cell/>
          <table:table-cell table:style-name="Tabela4.B10" office:value-type="string">
            <text:p text:style-name="P30">FA<text:span text:style-name="T25">3</text:span></text:p>
          </table:table-cell>
          <table:table-cell table:style-name="Tabela4.C10" office:value-type="string">
            <text:p text:style-name="P30"><text:bookmark-start text:name="__DdeLink__3264_88365947412"/>Se o administrador<text:span text:style-name="T30"> </text:span>clicar no botão <text:span text:style-name="T143">Relatório, será </text:span><text:bookmark-end text:name="__DdeLink__3264_88365947412"/><text:span text:style-name="T143">exibido um arquivo PDF mostrando todas as compras situadas na busca.</text:span></text:p>
          </table:table-cell>
        </table:table-row>
        <table:table-row table:style-name="Tabela4.1">
          <table:covered-table-cell/>
          <table:table-cell table:style-name="Tabela4.B10" office:value-type="string">
            <text:p text:style-name="P46">FA4</text:p>
          </table:table-cell>
          <table:table-cell table:style-name="Tabela4.C10" office:value-type="string">
            <text:p text:style-name="P30"><text:bookmark-start text:name="__DdeLink__3264_88365947432"/>Se o administrador<text:span text:style-name="T30"> </text:span>clicar <text:span text:style-name="T33">em um dos registros e </text:span>no botão <text:span text:style-name="T32">Deletar</text:span><text:bookmark-end text:name="__DdeLink__3264_88365947432"/><text:span text:style-name="T32">, o respectivo registro será removido do banco de dados.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30">FA<text:span text:style-name="T32">5</text:span></text:p>
          </table:table-cell>
          <table:table-cell table:style-name="Tabela4.C2" office:value-type="string">
            <text:p text:style-name="P30">Se o administrador não tiver preenchido o campo <text:span text:style-name="T31">de busca, o </text:span>sistema listará tod<text:span text:style-name="T66">as as Compras</text:span>.</text:p>
          </table:table-cell>
        </table:table-row>
        <table:table-row table:style-name="Tabela4.1">
          <table:table-cell table:style-name="Tabela4.A2" office:value-type="string">
            <text:p text:style-name="P17">Regras de Negócio</text:p>
          </table:table-cell>
          <table:table-cell table:style-name="Tabela4.B2" office:value-type="string">
            <text:p text:style-name="P109"/>
          </table:table-cell>
          <table:table-cell table:style-name="Tabela4.C2" office:value-type="string">
            <text:p text:style-name="P84">NDA</text:p>
          </table:table-cell>
        </table:table-row>
        <table:table-row>
          <table:table-cell table:style-name="Tabela4.A2" table:number-rows-spanned="2" office:value-type="string">
            <text:p text:style-name="P17">Pós Condições</text:p>
          </table:table-cell>
          <table:table-cell table:style-name="Tabela4.B2" office:value-type="string">
            <text:p text:style-name="P84">PC1</text:p>
          </table:table-cell>
          <table:table-cell table:style-name="Tabela4.C2" office:value-type="string">
            <text:p text:style-name="P85"><text:s/>O <text:bookmark-start text:name="__DdeLink__4494_39008813642"/>administrador<text:bookmark-end text:name="__DdeLink__4494_39008813642"/> poderá estar na tel<text:span text:style-name="T25">a</text:span> <text:span text:style-name="T25">Edição de</text:span> <text:span text:style-name="T67">Compras.</text:span></text:p>
          </table:table-cell>
        </table:table-row>
        <table:table-row>
          <table:covered-table-cell/>
          <table:table-cell table:style-name="Tabela4.B10" office:value-type="string">
            <text:p text:style-name="P97">PC2</text:p>
          </table:table-cell>
          <table:table-cell table:style-name="Tabela4.C10" office:value-type="string">
            <text:p text:style-name="P103">O <text:s/>administrador<text:span text:style-name="T34"> </text:span>poderá visualizar o relatório.</text:p>
          </table:table-cell>
        </table:table-row>
        <table:table-row table:style-name="Tabela4.1">
          <table:table-cell table:style-name="Tabela4.A2" office:value-type="string">
            <text:p text:style-name="P17">Casos de Uso Afetados</text:p>
          </table:table-cell>
          <table:table-cell table:style-name="Tabela4.C2" table:number-columns-spanned="2" office:value-type="string">
            <text:p text:style-name="P91">NDA.</text:p>
          </table:table-cell>
          <table:covered-table-cell/>
        </table:table-row>
      </table:table>
      <text:p text:style-name="P5"><text:bookmark-end text:name="__DdeLink__4502_39008813641"/></text:p>
      <text:p text:style-name="P111"/>
      <text:p text:style-name="P12"><text:bookmark-start text:name="__DdeLink__4502_39008813642"/><text:span text:style-name="T19"/></text:p>
      <table:table table:name="Tabela5" table:style-name="Tabela5">
        <table:table-column table:style-name="Tabela5.A"/>
        <table:table-column table:style-name="Tabela5.B"/>
        <table:table-column table:style-name="Tabela5.C"/>
        <text:soft-page-break/>
        <table:table-row table:style-name="Tabela5.1">
          <table:table-cell table:style-name="Tabela5.A1" table:number-columns-spanned="3" office:value-type="string">
            <text:p text:style-name="P18">UC<text:span text:style-name="T69">10</text:span>.1 – <text:span text:style-name="T26">Alterar Pagamentos</text:span>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18">Pré - Condições</text:p>
          </table:table-cell>
          <table:table-cell table:style-name="Tabela5.B2" office:value-type="string">
            <text:p text:style-name="P32">PC1</text:p>
          </table:table-cell>
          <table:table-cell table:style-name="Tabela5.C2" office:value-type="string">
            <text:p text:style-name="P32">O Administrador deve estar logado no sistema [UC<text:span text:style-name="T144">1</text:span>]</text:p>
          </table:table-cell>
        </table:table-row>
        <table:table-row table:style-name="Tabela5.3">
          <table:table-cell table:style-name="Tabela5.A2" office:value-type="string">
            <text:p text:style-name="P18">Atores Envolvidos</text:p>
          </table:table-cell>
          <table:table-cell table:style-name="Tabela5.C2" table:number-columns-spanned="2" office:value-type="string">
            <text:p text:style-name="P32">Administrador</text:p>
          </table:table-cell>
          <table:covered-table-cell/>
        </table:table-row>
        <table:table-row table:style-name="Tabela5.1">
          <table:table-cell table:style-name="Tabela5.A2" table:number-rows-spanned="5" office:value-type="string">
            <text:p text:style-name="P18">Fluxo Principal</text:p>
          </table:table-cell>
          <table:table-cell table:style-name="Tabela5.B2" office:value-type="string">
            <text:p text:style-name="P32">FP1</text:p>
          </table:table-cell>
          <table:table-cell table:style-name="Tabela5.C2" office:value-type="string">
            <text:p text:style-name="P124">O administrado<text:span text:style-name="T23">r</text:span> preencherá o campos <text:span text:style-name="T70">data vencimento, valor lançamento, modo de lançamento, tipo de lançamento, planejamento, acréscimo, desconto,valor total e cliente vinculado</text:span>; <text:span text:style-name="T145">[RN1], [RN2], [RN3], [RN4], [RN5]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32">FP2</text:p>
          </table:table-cell>
          <table:table-cell table:style-name="Tabela5.C2" office:value-type="string">
            <text:p text:style-name="P32">Para salvar o <text:span text:style-name="T71">pagamento</text:span> o <text:span text:style-name="T28">a</text:span>dministrador deverá clicar no botão Salvar; <text:span text:style-name="T146">[FA1], [FA2]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32">FP3</text:p>
          </table:table-cell>
          <table:table-cell table:style-name="Tabela5.C2" office:value-type="string">
            <text:p text:style-name="P32"><text:bookmark-start text:name="__DdeLink__3019_9570387693"/>O sistema emitirá <text:span text:style-name="T24">a </text:span>mensagem de confirmação “<text:span text:style-name="T24">Deseja realmente salvar o registro?</text:span>”;<text:bookmark-end text:name="__DdeLink__3019_9570387693"/><text:span text:style-name="T149">[FA3], [FA5]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32">FP4</text:p>
          </table:table-cell>
          <table:table-cell table:style-name="Tabela5.C2" office:value-type="string">
            <text:p text:style-name="P32"><text:span text:style-name="T24">O</text:span> <text:span text:style-name="T28">ad</text:span>ministrador<text:span text:style-name="T28"> </text:span>confirm<text:span text:style-name="T24">ará</text:span> a mensagem, clicando no botão OK, <text:span text:style-name="T24">e </text:span>o sistema salvará <text:span text:style-name="T24">o registro</text:span> no banco de dados; <text:span text:style-name="T150">[FA6]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32">FP5</text:p>
          </table:table-cell>
          <table:table-cell table:style-name="Tabela5.C2" office:value-type="string">
            <text:p text:style-name="P32">O sistema emitirá a mensagem “<text:span text:style-name="T28">Registro</text:span> salvo com sucesso!”</text:p>
          </table:table-cell>
        </table:table-row>
        <table:table-row table:style-name="Tabela5.1">
          <table:table-cell table:style-name="Tabela5.A2" table:number-rows-spanned="6" office:value-type="string">
            <text:p text:style-name="P18">Fluxos Alternativos</text:p>
          </table:table-cell>
          <table:table-cell table:style-name="Tabela5.B2" office:value-type="string">
            <text:p text:style-name="P32">FA1</text:p>
          </table:table-cell>
          <table:table-cell table:style-name="Tabela5.C2" office:value-type="string">
            <text:p text:style-name="P32">Se <text:span text:style-name="T72">o pagamento</text:span> já estiver salv<text:span text:style-name="T24">o</text:span> no banco de dados o sistema salvará as modificações realizadas no registro.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32">FA2</text:p>
          </table:table-cell>
          <table:table-cell table:style-name="Tabela5.C2" office:value-type="string">
            <text:p text:style-name="P32">Se o <text:span text:style-name="T28">a</text:span>dministrador clicar no botão Cancelar, todas as alterações não salvas serão descartadas, <text:span text:style-name="T24">e ele retornará para a Tela Principal</text:span>. <text:s/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32">FA<text:span text:style-name="T44">3</text:span></text:p>
          </table:table-cell>
          <table:table-cell table:style-name="Tabela5.C2" office:value-type="string">
            <text:p text:style-name="P32">Se o <text:span text:style-name="T28">a</text:span>dministrador não tiver preenchido algum dos campos <text:span text:style-name="T24">obrigatórios </text:span>do formulário o sistema emitirá a mensagem “<text:span text:style-name="T28">Por favor preencha os campos </text:span>obrigatório<text:span text:style-name="T28">s!</text:span>” e não procederá com o salvamento do registro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63">FA4</text:p>
          </table:table-cell>
          <table:table-cell table:style-name="Tabela5.C12" office:value-type="string">
            <text:p text:style-name="P55">Se o <text:span text:style-name="T28">a</text:span>dministrador clicar no botão Sair<text:span text:style-name="T24"> ele retornará para a Tela Principal</text:span>. <text:s/>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137">FA5</text:p>
          </table:table-cell>
          <table:table-cell table:style-name="Tabela5.C12" office:value-type="string">
            <text:p text:style-name="P149">Se os campos infringirem alguma das regras de negócio aplicáveis o sistema emitirá a mensagem referente à regra de negócio atingida; [RN1], [RN2], [RN3], <text:span text:style-name="T147">[RN4], [RN5]</text:span>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138">FA6</text:p>
          </table:table-cell>
          <table:table-cell table:style-name="Tabela5.C12" office:value-type="string">
            <text:p text:style-name="P149">Se o sistema encontrar algum erro de banco de dados ele emitirá a mensagem "Falha ao salvar os dados! Informe o administrador do sistema."</text:p>
          </table:table-cell>
        </table:table-row>
        <table:table-row table:style-name="Tabela5.1">
          <table:table-cell table:style-name="Tabela5.A2" table:number-rows-spanned="5" office:value-type="string">
            <text:p text:style-name="P18">Regras de Negócio</text:p>
          </table:table-cell>
          <table:table-cell table:style-name="Tabela5.B2" office:value-type="string">
            <text:p text:style-name="P32">RN1</text:p>
          </table:table-cell>
          <table:table-cell table:style-name="Tabela5.C2" office:value-type="string">
            <text:p text:style-name="P112">A data do vencimento deve seg<text:span text:style-name="T148">u</text:span>i<text:span text:style-name="T148">r</text:span> o seguinte <text:span text:style-name="T148">formato</text:span> 11/11/1111;</text:p>
          </table:table-cell>
        </table:table-row>
        <table:table-row table:style-name="Tabela5.1">
          <table:covered-table-cell/>
          <table:table-cell table:style-name="Tabela5.B16" office:value-type="string">
            <text:p text:style-name="P40">RN2</text:p>
          </table:table-cell>
          <table:table-cell table:style-name="Tabela5.C16" office:value-type="string">
            <text:p text:style-name="P40">O campo <text:span text:style-name="T73">valor lançamento</text:span> não pode ficar em branco;</text:p>
          </table:table-cell>
        </table:table-row>
        <table:table-row table:style-name="Tabela5.1">
          <table:covered-table-cell/>
          <table:table-cell table:style-name="Tabela5.B16" office:value-type="string">
            <text:p text:style-name="P40">RN3</text:p>
          </table:table-cell>
          <table:table-cell table:style-name="Tabela5.C16" office:value-type="string">
            <text:p text:style-name="P40">O campo <text:span text:style-name="T74">modo de lançamento</text:span> não pode ficar em branco;</text:p>
          </table:table-cell>
        </table:table-row>
        <table:table-row table:style-name="Tabela5.1">
          <table:covered-table-cell/>
          <table:table-cell table:style-name="Tabela5.B16" office:value-type="string">
            <text:p text:style-name="P40">RN4</text:p>
          </table:table-cell>
          <table:table-cell table:style-name="Tabela5.C16" office:value-type="string">
            <text:p text:style-name="P40"><text:bookmark-start text:name="__DdeLink__868_2259385566"/>O campo <text:span text:style-name="T75">tipo de lançamento</text:span> não pode ficar em branco;<text:bookmark-end text:name="__DdeLink__868_2259385566"/></text:p>
          </table:table-cell>
        </table:table-row>
        <table:table-row table:style-name="Tabela5.1">
          <table:covered-table-cell/>
          <table:table-cell table:style-name="Tabela5.B16" office:value-type="string">
            <text:p text:style-name="P74">RN5</text:p>
          </table:table-cell>
          <table:table-cell table:style-name="Tabela5.C16" office:value-type="string">
            <text:p text:style-name="P41">O campo <text:span text:style-name="T76">cliente vinculado</text:span> não pode ficar em branco;</text:p>
          </table:table-cell>
        </table:table-row>
        <table:table-row>
          <table:table-cell table:style-name="Tabela5.A2" office:value-type="string">
            <text:p text:style-name="P18">Pós Condições</text:p>
          </table:table-cell>
          <table:table-cell table:style-name="Tabela5.B2" office:value-type="string">
            <text:p text:style-name="P32">PC1</text:p>
          </table:table-cell>
          <table:table-cell table:style-name="Tabela5.C2" office:value-type="string">
            <text:p text:style-name="P32"><text:span text:style-name="T77">O pagamento deverá</text:span> estar salvo no banco de dados</text:p>
          </table:table-cell>
        </table:table-row>
        <table:table-row table:style-name="Tabela5.1">
          <table:table-cell table:style-name="Tabela5.A2" office:value-type="string">
            <text:p text:style-name="P18">Casos de Uso Afetados</text:p>
          </table:table-cell>
          <table:table-cell table:style-name="Tabela5.C2" table:number-columns-spanned="2" office:value-type="string">
            <text:p text:style-name="P32">UC<text:span text:style-name="T85">10</text:span></text:p>
          </table:table-cell>
          <table:covered-table-cell/>
        </table:table-row>
      </table:table>
      <text:p text:style-name="P6"/>
      <text:p text:style-name="P9"><text:bookmark text:name="__DdeLink__3261_8836594743"/></text:p>
      <text:p text:style-name="P1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54"><text:span text:style-name="T1"> </text:span><text:span text:style-name="T2">UC</text:span><text:span text:style-name="T8">10</text:span><text:span text:style-name="T2">.2 – </text:span><text:span text:style-name="T3">Listar </text:span><text:span text:style-name="T9">Pagamentos</text:span></text:p>
          </table:table-cell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18">Pré - Condições</text:p>
          </table:table-cell>
          <table:table-cell table:style-name="Tabela6.B2" office:value-type="string">
            <text:p text:style-name="P32">PC1</text:p>
          </table:table-cell>
          <table:table-cell table:style-name="Tabela6.C2" office:value-type="string">
            <text:p text:style-name="P32">O <text:span text:style-name="T30">a</text:span>dministrador deve estar logado no sistema [U<text:span text:style-name="T30">C1</text:span>]</text:p>
          </table:table-cell>
        </table:table-row>
        <text:soft-page-break/>
        <table:table-row table:style-name="Tabela6.3">
          <table:table-cell table:style-name="Tabela6.A2" office:value-type="string">
            <text:p text:style-name="P18">Atores Envolvidos</text:p>
          </table:table-cell>
          <table:table-cell table:style-name="Tabela6.C2" table:number-columns-spanned="2" office:value-type="string">
            <text:p text:style-name="P32">Administrador</text:p>
          </table:table-cell>
          <table:covered-table-cell/>
        </table:table-row>
        <table:table-row table:style-name="Tabela6.1">
          <table:table-cell table:style-name="Tabela6.A2" table:number-rows-spanned="3" office:value-type="string">
            <text:p text:style-name="P18">Fluxo Principal</text:p>
          </table:table-cell>
          <table:table-cell table:style-name="Tabela6.B2" office:value-type="string">
            <text:p text:style-name="P32">FP1</text:p>
          </table:table-cell>
          <table:table-cell table:style-name="Tabela6.C2" office:value-type="string">
            <text:p text:style-name="P32">O administrador/<text:span text:style-name="T30">funcionário</text:span> preencherá o campo<text:span text:style-name="T78"> de</text:span> <text:span text:style-name="T78">data</text:span>;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32">FP2</text:p>
          </table:table-cell>
          <table:table-cell table:style-name="Tabela6.C2" office:value-type="string">
            <text:p text:style-name="P125">Para buscar o<text:span text:style-name="T79">s pagamentos </text:span>o administrador/<text:span text:style-name="T30">funcionário</text:span> <text:s/>deverá clicar no botão <text:span text:style-name="T30">Pesquisar</text:span>;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32">FP3</text:p>
          </table:table-cell>
          <table:table-cell table:style-name="Tabela6.C2" office:value-type="string">
            <text:p text:style-name="P32">O sistema listará todos os resultados encontrados.</text:p>
          </table:table-cell>
        </table:table-row>
        <table:table-row table:style-name="Tabela6.1">
          <table:table-cell table:style-name="Tabela6.A2" table:number-rows-spanned="10" office:value-type="string">
            <text:p text:style-name="P18">Fluxos Alternativos</text:p>
          </table:table-cell>
          <table:table-cell table:style-name="Tabela6.B2" office:value-type="string">
            <text:p text:style-name="P32">FA1</text:p>
          </table:table-cell>
          <table:table-cell table:style-name="Tabela6.C2" office:value-type="string">
            <text:p text:style-name="P32"><text:bookmark-start text:name="__DdeLink__3264_8836594745"/>Se o administrador<text:span text:style-name="T30"> </text:span>clicar no botão <text:span text:style-name="T25">Novo ele será redirecionado a tela de Edição de Pagamentos.</text:span><text:bookmark-end text:name="__DdeLink__3264_8836594745"/><text:span text:style-name="T25"> [UC10.1]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32">FA2</text:p>
          </table:table-cell>
          <table:table-cell table:style-name="Tabela6.C2" office:value-type="string">
            <text:p text:style-name="P32">Se o administrador clicar <text:span text:style-name="T25">em uma das listagens e </text:span>no botão <text:span text:style-name="T25">Editar ele será redirecionado a tela de Edição de Pagamentos, e os dados da listagem serão carregados. [UC10.1]</text:span></text:p>
          </table:table-cell>
        </table:table-row>
        <table:table-row table:style-name="Tabela6.1">
          <table:covered-table-cell/>
          <table:table-cell table:style-name="Tabela6.B9" office:value-type="string">
            <text:p text:style-name="P32">FA<text:span text:style-name="T25">3</text:span></text:p>
          </table:table-cell>
          <table:table-cell table:style-name="Tabela6.C9" office:value-type="string">
            <text:p text:style-name="P32"><text:bookmark-start text:name="__DdeLink__3264_88365947413"/>Se o administrador<text:span text:style-name="T30"> </text:span>clicar no botão <text:span text:style-name="T151">Relatório, será </text:span><text:bookmark-end text:name="__DdeLink__3264_88365947413"/><text:span text:style-name="T151">exibido um arquivo PDF mostrando todos os pagamentos situados na busca.</text:span></text:p>
          </table:table-cell>
        </table:table-row>
        <table:table-row table:style-name="Tabela6.1">
          <table:covered-table-cell/>
          <table:table-cell table:style-name="Tabela6.B9" office:value-type="string">
            <text:p text:style-name="P47">FA4</text:p>
          </table:table-cell>
          <table:table-cell table:style-name="Tabela6.C9" office:value-type="string">
            <text:p text:style-name="P32"><text:bookmark-start text:name="__DdeLink__3264_88365947433"/>Se o administrador<text:span text:style-name="T30"> </text:span>clicar <text:span text:style-name="T33">em um dos registros e </text:span>no botão <text:span text:style-name="T32">Deletar</text:span><text:bookmark-end text:name="__DdeLink__3264_88365947433"/><text:span text:style-name="T32">, o respectivo registro será removido do banco de dados.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32">FA<text:span text:style-name="T32">5</text:span></text:p>
          </table:table-cell>
          <table:table-cell table:style-name="Tabela6.C2" office:value-type="string">
            <text:p text:style-name="P32">Se o administrador não tiver preenchido o campo <text:span text:style-name="T31">de busca, o </text:span>sistema listará todos o<text:span text:style-name="T80">s pagamentos</text:span>.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76">FA6</text:p>
          </table:table-cell>
          <table:table-cell table:style-name="Tabela6.C12" office:value-type="string">
            <text:p text:style-name="P33">Se o administrador<text:span text:style-name="T30"> </text:span>clicar no botão <text:span text:style-name="T82">Mostrar não confirmados, será exibido todos os registros não confirmados de acordo com o que foi preenchido no campo buscar.</text:span>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76">FA7</text:p>
          </table:table-cell>
          <table:table-cell table:style-name="Tabela6.C12" office:value-type="string">
            <text:p text:style-name="P33">Se o administrador<text:span text:style-name="T30"> </text:span>clicar no botão <text:span text:style-name="T82">Mostrar Confirmados, será exibido todos os registros confirmados de acordo com o que foi preenchido no campo buscar.</text:span>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76">FA8</text:p>
          </table:table-cell>
          <table:table-cell table:style-name="Tabela6.C12" office:value-type="string">
            <text:p text:style-name="P33">Se o administrador<text:span text:style-name="T30"> </text:span>clicar no botão <text:span text:style-name="T82">Mostrar Despesas, será exibido todos os registros de Despesas de acordo com o que foi preenchido no campo buscar.</text:span>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76">FA9</text:p>
          </table:table-cell>
          <table:table-cell table:style-name="Tabela6.C12" office:value-type="string">
            <text:p text:style-name="P33">Se o administrador<text:span text:style-name="T30"> </text:span>clicar no botão <text:span text:style-name="T82">Mostrar Vendas, será exibido todos os registros de Vendas de acordo com o que foi preenchido no campo buscar.</text:span>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76">FA10</text:p>
          </table:table-cell>
          <table:table-cell table:style-name="Tabela6.C12" office:value-type="string">
            <text:p text:style-name="P33">Se o administrador<text:span text:style-name="T30"> </text:span>clicar no botão <text:span text:style-name="T82">Mostrar Receitas, será exibido todos os registros de receitas de acordo com o que foi preenchido no campo buscar.</text:span></text:p>
          </table:table-cell>
        </table:table-row>
        <table:table-row table:style-name="Tabela6.1">
          <table:table-cell table:style-name="Tabela6.A2" office:value-type="string">
            <text:p text:style-name="P18">Regras de Negócio</text:p>
          </table:table-cell>
          <table:table-cell table:style-name="Tabela6.B2" office:value-type="string">
            <text:p text:style-name="P32">RN1</text:p>
          </table:table-cell>
          <table:table-cell table:style-name="Tabela6.C2" office:value-type="string">
            <text:p text:style-name="P112">A data deve seguir o seguinte formato 11/11/1111;</text:p>
          </table:table-cell>
        </table:table-row>
        <table:table-row>
          <table:table-cell table:style-name="Tabela6.A2" table:number-rows-spanned="2" office:value-type="string">
            <text:p text:style-name="P18">Pós Condições</text:p>
          </table:table-cell>
          <table:table-cell table:style-name="Tabela6.B2" office:value-type="string">
            <text:p text:style-name="P86">PC1</text:p>
          </table:table-cell>
          <table:table-cell table:style-name="Tabela6.C2" office:value-type="string">
            <text:p text:style-name="P86"><text:s/>O <text:bookmark-start text:name="__DdeLink__4494_39008813643"/>administrador<text:bookmark-end text:name="__DdeLink__4494_39008813643"/> poderá estar na tel<text:span text:style-name="T25">a</text:span> <text:span text:style-name="T25">Edição de</text:span> <text:span text:style-name="T81">Pagamentos.</text:span></text:p>
          </table:table-cell>
        </table:table-row>
        <table:table-row>
          <table:covered-table-cell/>
          <table:table-cell table:style-name="Tabela6.B9" office:value-type="string">
            <text:p text:style-name="P98">PC2</text:p>
          </table:table-cell>
          <table:table-cell table:style-name="Tabela6.C9" office:value-type="string">
            <text:p text:style-name="P104">O <text:s/>administrador<text:span text:style-name="T34"> </text:span>poderá visualizar o relatório.</text:p>
          </table:table-cell>
        </table:table-row>
        <table:table-row table:style-name="Tabela6.1">
          <table:table-cell table:style-name="Tabela6.A2" office:value-type="string">
            <text:p text:style-name="P18">Casos de Uso Afetados</text:p>
          </table:table-cell>
          <table:table-cell table:style-name="Tabela6.C2" table:number-columns-spanned="2" office:value-type="string">
            <text:p text:style-name="P92">NDA.</text:p>
          </table:table-cell>
          <table:covered-table-cell/>
        </table:table-row>
      </table:table>
      <text:p text:style-name="P157"><text:bookmark-end text:name="__DdeLink__4502_39008813642"/></text:p>
      <text:p text:style-name="P167"><text:span text:style-name="T20"/></text:p>
      <text:p text:style-name="P167"><text:bookmark-start text:name="__DdeLink__930_2259385566"/><text:bookmark-start text:name="__DdeLink__4502_390088136421"/><text:span text:style-name="T20"/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9">UC<text:span text:style-name="T69">10</text:span>.1 – <text:span text:style-name="T26">Alterar Lançamentos</text:span>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19">Pré - Condições</text:p>
          </table:table-cell>
          <table:table-cell table:style-name="Tabela7.B2" office:value-type="string">
            <text:p text:style-name="P34">PC1</text:p>
          </table:table-cell>
          <table:table-cell table:style-name="Tabela7.C2" office:value-type="string">
            <text:p text:style-name="P34">O Administrador deve estar logado no sistema [UC<text:span text:style-name="T152">1</text:span>]</text:p>
          </table:table-cell>
        </table:table-row>
        <table:table-row table:style-name="Tabela7.3">
          <table:table-cell table:style-name="Tabela7.A2" office:value-type="string">
            <text:p text:style-name="P19">Atores Envolvidos</text:p>
          </table:table-cell>
          <table:table-cell table:style-name="Tabela7.C2" table:number-columns-spanned="2" office:value-type="string">
            <text:p text:style-name="P34">Administrador</text:p>
          </table:table-cell>
          <table:covered-table-cell/>
        </table:table-row>
        <text:soft-page-break/>
        <table:table-row table:style-name="Tabela7.1">
          <table:table-cell table:style-name="Tabela7.A2" table:number-rows-spanned="5" office:value-type="string">
            <text:p text:style-name="P19">Fluxo Principal</text:p>
          </table:table-cell>
          <table:table-cell table:style-name="Tabela7.B2" office:value-type="string">
            <text:p text:style-name="P34">FP1</text:p>
          </table:table-cell>
          <table:table-cell table:style-name="Tabela7.C2" office:value-type="string">
            <text:p text:style-name="P126">O administrado<text:span text:style-name="T23">r</text:span> preencherá o campos <text:span text:style-name="T70">data vencimento, valor lançamento, modo de lançamento, tipo de lançamento, planejamento, acréscimo, desconto,valor total e cliente vinculado</text:span>;<text:span text:style-name="T154">[RN1], [RN2], [RN3], </text:span><text:span text:style-name="T155">[RN4], [RN5]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34">FP2</text:p>
          </table:table-cell>
          <table:table-cell table:style-name="Tabela7.C2" office:value-type="string">
            <text:p text:style-name="P127">Para salvar o <text:span text:style-name="T83">lançamento</text:span> o <text:span text:style-name="T28">a</text:span>dministrador deverá clicar no botão Salvar; <text:span text:style-name="T146">[FA1], [FA2]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34">FP3</text:p>
          </table:table-cell>
          <table:table-cell table:style-name="Tabela7.C2" office:value-type="string">
            <text:p text:style-name="P34"><text:bookmark-start text:name="__DdeLink__3019_95703876931"/>O sistema emitirá <text:span text:style-name="T24">a </text:span>mensagem de confirmação “<text:span text:style-name="T24">Deseja realmente salvar o registro?</text:span>”;<text:bookmark-end text:name="__DdeLink__3019_95703876931"/> <text:span text:style-name="T156">[FA3], [FA5]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34">FP4</text:p>
          </table:table-cell>
          <table:table-cell table:style-name="Tabela7.C2" office:value-type="string">
            <text:p text:style-name="P34"><text:span text:style-name="T24">O</text:span> <text:span text:style-name="T28">ad</text:span>ministrador<text:span text:style-name="T28"> </text:span>confirm<text:span text:style-name="T24">ará</text:span> a mensagem, clicando no botão OK, <text:span text:style-name="T24">e </text:span>o sistema salvará <text:span text:style-name="T24">o registro</text:span> no banco de dados; <text:span text:style-name="T158">[FA6]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34">FP5</text:p>
          </table:table-cell>
          <table:table-cell table:style-name="Tabela7.C2" office:value-type="string">
            <text:p text:style-name="P34">O sistema emitirá a mensagem “<text:span text:style-name="T28">Registro</text:span> salvo com sucesso!”</text:p>
          </table:table-cell>
        </table:table-row>
        <table:table-row table:style-name="Tabela7.1">
          <table:table-cell table:style-name="Tabela7.A2" table:number-rows-spanned="6" office:value-type="string">
            <text:p text:style-name="P19">Fluxos Alternativos</text:p>
          </table:table-cell>
          <table:table-cell table:style-name="Tabela7.B2" office:value-type="string">
            <text:p text:style-name="P34">FA1</text:p>
          </table:table-cell>
          <table:table-cell table:style-name="Tabela7.C2" office:value-type="string">
            <text:p text:style-name="P34">Se <text:span text:style-name="T72">o lançamento</text:span> já estiver salv<text:span text:style-name="T24">o</text:span> no banco de dados o sistema salvará as modificações realizadas no registro.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34">FA2</text:p>
          </table:table-cell>
          <table:table-cell table:style-name="Tabela7.C2" office:value-type="string">
            <text:p text:style-name="P34">Se o <text:span text:style-name="T28">a</text:span>dministrador clicar no botão Cancelar, todas as alterações não salvas serão descartadas, <text:span text:style-name="T24">e ele retornará para a Tela Principal</text:span>. <text:s/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34">FA<text:span text:style-name="T44">3</text:span></text:p>
          </table:table-cell>
          <table:table-cell table:style-name="Tabela7.C2" office:value-type="string">
            <text:p text:style-name="P34">Se o <text:span text:style-name="T28">a</text:span>dministrador não tiver preenchido algum dos campos <text:span text:style-name="T24">obrigatórios </text:span>do formulário o sistema emitirá a mensagem “<text:span text:style-name="T28">Por favor preencha os campos </text:span>obrigatório<text:span text:style-name="T28">s!</text:span>” e não procederá com o salvamento do registro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64">FA4</text:p>
          </table:table-cell>
          <table:table-cell table:style-name="Tabela7.C12" office:value-type="string">
            <text:p text:style-name="P56">Se o <text:span text:style-name="T28">a</text:span>dministrador clicar no botão Sair<text:span text:style-name="T24"> ele retornará para a Tela Principal</text:span>. <text:s/>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39">FA5</text:p>
          </table:table-cell>
          <table:table-cell table:style-name="Tabela7.C12" office:value-type="string">
            <text:p text:style-name="P150">Se os campos infringirem alguma das regras de negócio aplicáveis o sistema emitirá a mensagem referente à regra de negócio atingida; [RN1], [RN2], [RN3], [RN<text:span text:style-name="T157">4</text:span>], [RN<text:span text:style-name="T157">5</text:span>], 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40">FA6</text:p>
          </table:table-cell>
          <table:table-cell table:style-name="Tabela7.C12" office:value-type="string">
            <text:p text:style-name="P150">Se o sistema encontrar algum erro de banco de dados ele emitirá a mensagem "Falha ao salvar os dados! Informe o administrador do sistema."</text:p>
          </table:table-cell>
        </table:table-row>
        <table:table-row table:style-name="Tabela7.1">
          <table:table-cell table:style-name="Tabela7.A2" table:number-rows-spanned="5" office:value-type="string">
            <text:p text:style-name="P19">Regras de Negócio</text:p>
          </table:table-cell>
          <table:table-cell table:style-name="Tabela7.B2" office:value-type="string">
            <text:p text:style-name="P34">RN1</text:p>
          </table:table-cell>
          <table:table-cell table:style-name="Tabela7.C2" office:value-type="string">
            <text:p text:style-name="P113">A data do vencimento deve <text:span text:style-name="T153">seguir</text:span> o seguinte <text:span text:style-name="T153">formato</text:span> 11/11/1111;</text:p>
          </table:table-cell>
        </table:table-row>
        <table:table-row table:style-name="Tabela7.1">
          <table:covered-table-cell/>
          <table:table-cell table:style-name="Tabela7.B16" office:value-type="string">
            <text:p text:style-name="P42">RN2</text:p>
          </table:table-cell>
          <table:table-cell table:style-name="Tabela7.C16" office:value-type="string">
            <text:p text:style-name="P42">O campo <text:span text:style-name="T73">valor lançamento</text:span> não pode ficar em branco;</text:p>
          </table:table-cell>
        </table:table-row>
        <table:table-row table:style-name="Tabela7.1">
          <table:covered-table-cell/>
          <table:table-cell table:style-name="Tabela7.B16" office:value-type="string">
            <text:p text:style-name="P42">RN3</text:p>
          </table:table-cell>
          <table:table-cell table:style-name="Tabela7.C16" office:value-type="string">
            <text:p text:style-name="P42">O campo <text:span text:style-name="T74">modo de lançamento</text:span> não pode ficar em branco;</text:p>
          </table:table-cell>
        </table:table-row>
        <table:table-row table:style-name="Tabela7.1">
          <table:covered-table-cell/>
          <table:table-cell table:style-name="Tabela7.B16" office:value-type="string">
            <text:p text:style-name="P42">RN4</text:p>
          </table:table-cell>
          <table:table-cell table:style-name="Tabela7.C16" office:value-type="string">
            <text:p text:style-name="P42"><text:bookmark-start text:name="__DdeLink__868_22593855661"/>O campo <text:span text:style-name="T75">tipo de lançamento</text:span> não pode ficar em branco;<text:bookmark-end text:name="__DdeLink__868_22593855661"/></text:p>
          </table:table-cell>
        </table:table-row>
        <table:table-row table:style-name="Tabela7.1">
          <table:covered-table-cell/>
          <table:table-cell table:style-name="Tabela7.B16" office:value-type="string">
            <text:p text:style-name="P75">RN5</text:p>
          </table:table-cell>
          <table:table-cell table:style-name="Tabela7.C16" office:value-type="string">
            <text:p text:style-name="P42">O campo <text:span text:style-name="T76">cliente vinculado</text:span> não pode ficar em branco;</text:p>
          </table:table-cell>
        </table:table-row>
        <table:table-row>
          <table:table-cell table:style-name="Tabela7.A2" office:value-type="string">
            <text:p text:style-name="P19">Pós Condições</text:p>
          </table:table-cell>
          <table:table-cell table:style-name="Tabela7.B2" office:value-type="string">
            <text:p text:style-name="P34">PC1</text:p>
          </table:table-cell>
          <table:table-cell table:style-name="Tabela7.C2" office:value-type="string">
            <text:p text:style-name="P34"><text:span text:style-name="T77">O pagamento deverá</text:span> estar salvo no banco de dados</text:p>
          </table:table-cell>
        </table:table-row>
        <table:table-row table:style-name="Tabela7.1">
          <table:table-cell table:style-name="Tabela7.A2" office:value-type="string">
            <text:p text:style-name="P19">Casos de Uso Afetados</text:p>
          </table:table-cell>
          <table:table-cell table:style-name="Tabela7.C2" table:number-columns-spanned="2" office:value-type="string">
            <text:p text:style-name="P34">UC<text:span text:style-name="T84">11</text:span></text:p>
          </table:table-cell>
          <table:covered-table-cell/>
        </table:table-row>
      </table:table>
      <text:p text:style-name="P7"><text:bookmark-end text:name="__DdeLink__930_2259385566"/></text:p>
      <text:p text:style-name="P10"><text:bookmark text:name="__DdeLink__3261_88365947431"/></text:p>
      <text:p text:style-name="P2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155"><text:span text:style-name="T1"> </text:span><text:span text:style-name="T2">UC</text:span><text:span text:style-name="T8">1</text:span><text:span text:style-name="T10">1</text:span><text:span text:style-name="T2">.2 – </text:span><text:span text:style-name="T3">Listar </text:span><text:span text:style-name="T11">Lançamentos</text:span>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19">Pré - Condições</text:p>
          </table:table-cell>
          <table:table-cell table:style-name="Tabela8.B2" office:value-type="string">
            <text:p text:style-name="P34">PC1</text:p>
          </table:table-cell>
          <table:table-cell table:style-name="Tabela8.C2" office:value-type="string">
            <text:p text:style-name="P34">O <text:span text:style-name="T30">a</text:span>dministrador deve estar logado no sistema [U<text:span text:style-name="T30">C1</text:span>]</text:p>
          </table:table-cell>
        </table:table-row>
        <table:table-row table:style-name="Tabela8.3">
          <table:table-cell table:style-name="Tabela8.A2" office:value-type="string">
            <text:p text:style-name="P19">Atores Envolvidos</text:p>
          </table:table-cell>
          <table:table-cell table:style-name="Tabela8.C2" table:number-columns-spanned="2" office:value-type="string">
            <text:p text:style-name="P34">Administrador</text:p>
          </table:table-cell>
          <table:covered-table-cell/>
        </table:table-row>
        <table:table-row table:style-name="Tabela8.1">
          <table:table-cell table:style-name="Tabela8.A2" table:number-rows-spanned="3" office:value-type="string">
            <text:p text:style-name="P19">Fluxo Principal</text:p>
          </table:table-cell>
          <table:table-cell table:style-name="Tabela8.B2" office:value-type="string">
            <text:p text:style-name="P34">FP1</text:p>
          </table:table-cell>
          <table:table-cell table:style-name="Tabela8.C2" office:value-type="string">
            <text:p text:style-name="P34">O administrador preencherá o<text:span text:style-name="T78">s</text:span> campo<text:span text:style-name="T78">s de</text:span> <text:span text:style-name="T78">data</text:span>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34">FP2</text:p>
          </table:table-cell>
          <table:table-cell table:style-name="Tabela8.C2" office:value-type="string">
            <text:p text:style-name="P34">Para buscar o<text:span text:style-name="T79">s lançamentos </text:span>o <text:span text:style-name="T30">ad</text:span>ministrador deverá clicar no <text:soft-page-break/>botão <text:span text:style-name="T30">Pesquisar</text:span>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34">FP3</text:p>
          </table:table-cell>
          <table:table-cell table:style-name="Tabela8.C2" office:value-type="string">
            <text:p text:style-name="P34">O sistema listará todos os resultados encontrados.</text:p>
          </table:table-cell>
        </table:table-row>
        <table:table-row table:style-name="Tabela8.1">
          <table:table-cell table:style-name="Tabela8.A2" table:number-rows-spanned="10" office:value-type="string">
            <text:p text:style-name="P19">Fluxos Alternativos</text:p>
          </table:table-cell>
          <table:table-cell table:style-name="Tabela8.B2" office:value-type="string">
            <text:p text:style-name="P34">FA1</text:p>
          </table:table-cell>
          <table:table-cell table:style-name="Tabela8.C2" office:value-type="string">
            <text:p text:style-name="P34"><text:bookmark-start text:name="__DdeLink__3264_88365947451"/>Se o administrador<text:span text:style-name="T30"> </text:span>clicar no botão <text:span text:style-name="T25">Novo ele será redirecionado a tela de Edição de Pagamentos.</text:span><text:bookmark-end text:name="__DdeLink__3264_88365947451"/><text:span text:style-name="T25"> [UC11.1]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34">FA2</text:p>
          </table:table-cell>
          <table:table-cell table:style-name="Tabela8.C2" office:value-type="string">
            <text:p text:style-name="P128">Se o administrador clicar <text:span text:style-name="T25">em uma das listagens e </text:span>no botão <text:span text:style-name="T25">Editar ele será redirecionado a tela de Edição de Pagamentos, e os dados da listagem serão carregados. [UC11.1]</text:span></text:p>
          </table:table-cell>
        </table:table-row>
        <table:table-row table:style-name="Tabela8.1">
          <table:covered-table-cell/>
          <table:table-cell table:style-name="Tabela8.B9" office:value-type="string">
            <text:p text:style-name="P34">FA<text:span text:style-name="T25">3</text:span></text:p>
          </table:table-cell>
          <table:table-cell table:style-name="Tabela8.C9" office:value-type="string">
            <text:p text:style-name="P34"><text:bookmark-start text:name="__DdeLink__3264_883659474131"/>Se o administrador<text:span text:style-name="T30"> </text:span>clicar no botão <text:span text:style-name="T159">Relatório, será </text:span><text:bookmark-end text:name="__DdeLink__3264_883659474131"/><text:span text:style-name="T159">exibido um arquivo PDF mostrando todos os lançamentos situados na busca.</text:span></text:p>
          </table:table-cell>
        </table:table-row>
        <table:table-row table:style-name="Tabela8.1">
          <table:covered-table-cell/>
          <table:table-cell table:style-name="Tabela8.B9" office:value-type="string">
            <text:p text:style-name="P48">FA4</text:p>
          </table:table-cell>
          <table:table-cell table:style-name="Tabela8.C9" office:value-type="string">
            <text:p text:style-name="P34"><text:bookmark-start text:name="__DdeLink__3264_883659474331"/>Se o administrador<text:span text:style-name="T30"> </text:span>clicar <text:span text:style-name="T33">em um dos registros e </text:span>no botão <text:span text:style-name="T32">Deletar</text:span><text:bookmark-end text:name="__DdeLink__3264_883659474331"/><text:span text:style-name="T32">, o respectivo registro será removido do banco de dados.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34">FA<text:span text:style-name="T32">5</text:span></text:p>
          </table:table-cell>
          <table:table-cell table:style-name="Tabela8.C2" office:value-type="string">
            <text:p text:style-name="P34">Se o administrador não tiver preenchido o campo <text:span text:style-name="T31">de busca, o </text:span>sistema listará todos o<text:span text:style-name="T80">s lançamentos</text:span>.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77">FA6</text:p>
          </table:table-cell>
          <table:table-cell table:style-name="Tabela8.C12" office:value-type="string">
            <text:p text:style-name="P34">Se o administrador<text:span text:style-name="T30"> </text:span>clicar no botão <text:span text:style-name="T82">Mostrar não confirmados, será exibido todos os registros não confirmados de acordo com o que foi preenchido no campo buscar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77">FA7</text:p>
          </table:table-cell>
          <table:table-cell table:style-name="Tabela8.C12" office:value-type="string">
            <text:p text:style-name="P34">Se o administrador<text:span text:style-name="T30"> </text:span>clicar no botão <text:span text:style-name="T82">Mostrar Confirmados, será exibido todos os registros confirmados de acordo com o que foi preenchido no campo buscar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77">FA8</text:p>
          </table:table-cell>
          <table:table-cell table:style-name="Tabela8.C12" office:value-type="string">
            <text:p text:style-name="P34">Se o administrador<text:span text:style-name="T30"> </text:span>clicar no botão <text:span text:style-name="T82">Mostrar Despesas, será exibido todos os registros de Despesas de acordo com o que foi preenchido no campo buscar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77">FA9</text:p>
          </table:table-cell>
          <table:table-cell table:style-name="Tabela8.C12" office:value-type="string">
            <text:p text:style-name="P34">Se o administrador<text:span text:style-name="T30"> </text:span>clicar no botão <text:span text:style-name="T82">Mostrar Vendas, será exibido todos os registros de Vendas de acordo com o que foi preenchido no campo buscar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77">FA10</text:p>
          </table:table-cell>
          <table:table-cell table:style-name="Tabela8.C12" office:value-type="string">
            <text:p text:style-name="P34">Se o administrador<text:span text:style-name="T30"> </text:span>clicar no botão <text:span text:style-name="T82">Mostrar Receitas, será exibido todos os registros de receitas de acordo com o que foi preenchido no campo buscar.</text:span></text:p>
          </table:table-cell>
        </table:table-row>
        <table:table-row table:style-name="Tabela8.1">
          <table:table-cell table:style-name="Tabela8.A2" office:value-type="string">
            <text:p text:style-name="P19">Regras de Negócio</text:p>
          </table:table-cell>
          <table:table-cell table:style-name="Tabela8.B2" office:value-type="string">
            <text:p text:style-name="P34">RN1</text:p>
          </table:table-cell>
          <table:table-cell table:style-name="Tabela8.C2" office:value-type="string">
            <text:p text:style-name="P113">A data deve seguir o seguinte <text:span text:style-name="T160">formato</text:span> 11/11/1111;</text:p>
          </table:table-cell>
        </table:table-row>
        <table:table-row>
          <table:table-cell table:style-name="Tabela8.A2" table:number-rows-spanned="2" office:value-type="string">
            <text:p text:style-name="P19">Pós Condições</text:p>
          </table:table-cell>
          <table:table-cell table:style-name="Tabela8.B2" office:value-type="string">
            <text:p text:style-name="P87">PC1</text:p>
          </table:table-cell>
          <table:table-cell table:style-name="Tabela8.C2" office:value-type="string">
            <text:p text:style-name="P87"><text:s/>O <text:bookmark-start text:name="__DdeLink__4494_390088136431"/>administrador<text:bookmark-end text:name="__DdeLink__4494_390088136431"/> poderá estar na tel<text:span text:style-name="T25">a</text:span> <text:span text:style-name="T25">Edição de</text:span> <text:span text:style-name="T81">Pagamentos.</text:span></text:p>
          </table:table-cell>
        </table:table-row>
        <table:table-row>
          <table:covered-table-cell/>
          <table:table-cell table:style-name="Tabela8.B9" office:value-type="string">
            <text:p text:style-name="P99">PC2</text:p>
          </table:table-cell>
          <table:table-cell table:style-name="Tabela8.C9" office:value-type="string">
            <text:p text:style-name="P105">O <text:s/>administrador<text:span text:style-name="T34"> </text:span>poderá visualizar o relatório.</text:p>
          </table:table-cell>
        </table:table-row>
        <table:table-row table:style-name="Tabela8.1">
          <table:table-cell table:style-name="Tabela8.A2" office:value-type="string">
            <text:p text:style-name="P19">Casos de Uso Afetados</text:p>
          </table:table-cell>
          <table:table-cell table:style-name="Tabela8.C2" table:number-columns-spanned="2" office:value-type="string">
            <text:p text:style-name="P93">NDA.</text:p>
          </table:table-cell>
          <table:covered-table-cell/>
        </table:table-row>
      </table:table>
      <text:p text:style-name="P158"><text:bookmark-end text:name="__DdeLink__4502_390088136421"/></text:p>
      <text:p text:style-name="P158"/>
      <text:p text:style-name="P13"><text:bookmark-start text:name="__DdeLink__4502_39008813643"/><text:span text:style-name="T21"/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table:number-columns-spanned="3" office:value-type="string">
            <text:p text:style-name="P20">UC<text:span text:style-name="T86">12</text:span>.1 – <text:span text:style-name="T26">Alterar Vendas</text:span>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20">Pré - Condições</text:p>
          </table:table-cell>
          <table:table-cell table:style-name="Tabela9.B2" office:value-type="string">
            <text:p text:style-name="P35">PC1</text:p>
          </table:table-cell>
          <table:table-cell table:style-name="Tabela9.C2" office:value-type="string">
            <text:p text:style-name="P35">O <text:span text:style-name="T161">a</text:span>dministrador/<text:span text:style-name="T161">funcionário</text:span> deve estar logado no sistema [UC<text:span text:style-name="T162">1</text:span>]</text:p>
          </table:table-cell>
        </table:table-row>
        <table:table-row table:style-name="Tabela9.3">
          <table:table-cell table:style-name="Tabela9.A2" office:value-type="string">
            <text:p text:style-name="P20">Atores Envolvidos</text:p>
          </table:table-cell>
          <table:table-cell table:style-name="Tabela9.C2" table:number-columns-spanned="2" office:value-type="string">
            <text:p text:style-name="P35">Administrador, <text:span text:style-name="T26">Funcionário</text:span></text:p>
          </table:table-cell>
          <table:covered-table-cell/>
        </table:table-row>
        <table:table-row table:style-name="Tabela9.1">
          <table:table-cell table:style-name="Tabela9.A2" table:number-rows-spanned="5" office:value-type="string">
            <text:p text:style-name="P20">Fluxo Principal</text:p>
          </table:table-cell>
          <table:table-cell table:style-name="Tabela9.B2" office:value-type="string">
            <text:p text:style-name="P35">FP1</text:p>
          </table:table-cell>
          <table:table-cell table:style-name="Tabela9.C2" office:value-type="string">
            <text:p text:style-name="P35">O administrado<text:span text:style-name="T23">r/funcionário</text:span> preencherá o campos <text:span text:style-name="T87">modo de lançamento, operador, senha</text:span>; 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35">FP2</text:p>
          </table:table-cell>
          <table:table-cell table:style-name="Tabela9.C2" office:value-type="string">
            <text:p text:style-name="P35">Para <text:span text:style-name="T88">abrir</text:span> o <text:span text:style-name="T88">caixa</text:span> o <text:span text:style-name="T28">a</text:span>dministrador/<text:span text:style-name="T28">funcionário</text:span> deverá clicar no botão <text:span text:style-name="T88">Abrir Caixa</text:span>;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35">FP3</text:p>
          </table:table-cell>
          <table:table-cell table:style-name="Tabela9.C2" office:value-type="string">
            <text:p text:style-name="P35"><text:bookmark-start text:name="__DdeLink__3019_9570387694"/>O sistema emitirá <text:span text:style-name="T24">a </text:span>mensagem de confirmação “<text:span text:style-name="T24">Deseja </text:span><text:soft-page-break/><text:span text:style-name="T24">realmente abrir novo caixa?</text:span>”;<text:bookmark-end text:name="__DdeLink__3019_9570387694"/> <text:span text:style-name="T163">[FA2]</text:span>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35">FP4</text:p>
          </table:table-cell>
          <table:table-cell table:style-name="Tabela9.C2" office:value-type="string">
            <text:p text:style-name="P35"><text:span text:style-name="T24">O</text:span> <text:span text:style-name="T28">ad</text:span>ministrador/<text:span text:style-name="T28">funcionário </text:span>confirm<text:span text:style-name="T24">ará</text:span> a mensagem, clicando no botão OK, <text:span text:style-name="T24">e </text:span>o sistema <text:span text:style-name="T89">abrirá um novo caixa</text:span>;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35">FP5</text:p>
          </table:table-cell>
          <table:table-cell table:style-name="Tabela9.C2" office:value-type="string">
            <text:p text:style-name="P35">O sistema emitirá a mensagem “<text:span text:style-name="T90">Caixa aberto</text:span> com sucesso!”</text:p>
          </table:table-cell>
        </table:table-row>
        <table:table-row table:style-name="Tabela9.1">
          <table:table-cell table:style-name="Tabela9.A2" table:number-rows-spanned="2" office:value-type="string">
            <text:p text:style-name="P79">Fluxos alternativos</text:p>
          </table:table-cell>
          <table:table-cell table:style-name="Tabela9.B9" office:value-type="string">
            <text:p text:style-name="P65">FA<text:span text:style-name="T91">1</text:span></text:p>
          </table:table-cell>
          <table:table-cell table:style-name="Tabela9.C9" office:value-type="string">
            <text:p text:style-name="P57">Se o <text:span text:style-name="T28">a</text:span>dministrador/<text:span text:style-name="T28">funcionário</text:span> clicar no botão Sair<text:span text:style-name="T24"> ele retornará para a Tela Principal</text:span>. <text:s/></text:p>
          </table:table-cell>
        </table:table-row>
        <table:table-row table:style-name="Tabela9.1">
          <table:covered-table-cell/>
          <table:table-cell table:style-name="Tabela9.B9" office:value-type="string">
            <text:p text:style-name="P142">FA2</text:p>
          </table:table-cell>
          <table:table-cell table:style-name="Tabela9.C9" office:value-type="string">
            <text:p text:style-name="P142">Se o administrador/funcionário clicar no botão Cancelar ele voltará para a Tela principal;</text:p>
          </table:table-cell>
        </table:table-row>
        <table:table-row table:style-name="Tabela9.1">
          <table:table-cell table:style-name="Tabela9.A2" office:value-type="string">
            <text:p text:style-name="P20">Regras de Negócio</text:p>
          </table:table-cell>
          <table:table-cell table:style-name="Tabela9.B2" office:value-type="string">
            <text:p text:style-name="P35">RN</text:p>
          </table:table-cell>
          <table:table-cell table:style-name="Tabela9.C2" office:value-type="string">
            <text:p text:style-name="P81">NDA</text:p>
          </table:table-cell>
        </table:table-row>
        <table:table-row>
          <table:table-cell table:style-name="Tabela9.A2" office:value-type="string">
            <text:p text:style-name="P20">Pós Condições</text:p>
          </table:table-cell>
          <table:table-cell table:style-name="Tabela9.B2" office:value-type="string">
            <text:p text:style-name="P35">PC1</text:p>
          </table:table-cell>
          <table:table-cell table:style-name="Tabela9.C2" office:value-type="string">
            <text:p text:style-name="P35">O <text:span text:style-name="T92">funcionário/administrador</text:span> <text:span text:style-name="T93">terá aberto o caixa.</text:span></text:p>
          </table:table-cell>
        </table:table-row>
        <table:table-row table:style-name="Tabela9.1">
          <table:table-cell table:style-name="Tabela9.A2" office:value-type="string">
            <text:p text:style-name="P20">Casos de Uso Afetados</text:p>
          </table:table-cell>
          <table:table-cell table:style-name="Tabela9.C2" table:number-columns-spanned="2" office:value-type="string">
            <text:p text:style-name="P35">UC<text:span text:style-name="T94">12</text:span></text:p>
          </table:table-cell>
          <table:covered-table-cell/>
        </table:table-row>
      </table:table>
      <text:p text:style-name="P8"/>
      <text:p text:style-name="P163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columns-spanned="3" office:value-type="string">
            <text:p text:style-name="P156"><text:span text:style-name="T1"> </text:span><text:span text:style-name="T2">UC</text:span><text:span text:style-name="T12">12</text:span><text:span text:style-name="T2">.</text:span><text:span text:style-name="T12">1.2</text:span><text:span text:style-name="T2"> – </text:span><text:span text:style-name="T13">Fechar</text:span><text:span text:style-name="T3"> </text:span><text:span text:style-name="T13">C</text:span><text:span text:style-name="T14">aixa</text:span>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20">Pré - Condições</text:p>
          </table:table-cell>
          <table:table-cell table:style-name="Tabela10.B2" office:value-type="string">
            <text:p text:style-name="P35">PC1</text:p>
          </table:table-cell>
          <table:table-cell table:style-name="Tabela10.C2" office:value-type="string">
            <text:p text:style-name="P35">O <text:span text:style-name="T30">a</text:span>dministrador/<text:span text:style-name="T30">funcionário</text:span> deve estar logado no sistema [U<text:span text:style-name="T30">C1</text:span>]</text:p>
          </table:table-cell>
        </table:table-row>
        <table:table-row table:style-name="Tabela10.3">
          <table:table-cell table:style-name="Tabela10.A2" office:value-type="string">
            <text:p text:style-name="P20">Atores Envolvidos</text:p>
          </table:table-cell>
          <table:table-cell table:style-name="Tabela10.C2" table:number-columns-spanned="2" office:value-type="string">
            <text:p text:style-name="P35">Administrador/<text:span text:style-name="T30">Funcionário</text:span></text:p>
          </table:table-cell>
          <table:covered-table-cell/>
        </table:table-row>
        <table:table-row table:style-name="Tabela10.1">
          <table:table-cell table:style-name="Tabela10.A2" table:number-rows-spanned="5" office:value-type="string">
            <text:p text:style-name="P78">Fluxo Princi<text:span text:style-name="T164">p</text:span>al</text:p>
          </table:table-cell>
          <table:table-cell table:style-name="Tabela10.B2" office:value-type="string">
            <text:p text:style-name="P35">FP<text:span text:style-name="T95">1</text:span></text:p>
          </table:table-cell>
          <table:table-cell table:style-name="Tabela10.C2" office:value-type="string">
            <text:p text:style-name="P35">Para <text:span text:style-name="T95">fechar o caixa </text:span>o <text:span text:style-name="T30">ad</text:span>ministrador/<text:span text:style-name="T30">funcionário</text:span> deverá clicar no botão <text:span text:style-name="T95">Realizar fechamento</text:span>;</text:p>
          </table:table-cell>
        </table:table-row>
        <table:table-row table:style-name="Tabela10.1">
          <table:covered-table-cell/>
          <table:table-cell table:style-name="Tabela10.B5" office:value-type="string">
            <text:p text:style-name="P35">FP<text:span text:style-name="T98">2</text:span></text:p>
          </table:table-cell>
          <table:table-cell table:style-name="Tabela10.C5" office:value-type="string">
            <text:p text:style-name="P35"><text:bookmark-start text:name="__DdeLink__3019_95703876941"/>O sistema emitirá <text:span text:style-name="T24">a </text:span>mensagem de confirmação “<text:span text:style-name="T24">Deseja realmente fechar o caixa?</text:span>”;<text:bookmark-end text:name="__DdeLink__3019_95703876941"/> <text:span text:style-name="T165">[FA2]</text:span></text:p>
          </table:table-cell>
        </table:table-row>
        <table:table-row table:style-name="Tabela10.1">
          <table:covered-table-cell/>
          <table:table-cell table:style-name="Tabela10.B5" office:value-type="string">
            <text:p text:style-name="P35">FP<text:span text:style-name="T98">3</text:span></text:p>
          </table:table-cell>
          <table:table-cell table:style-name="Tabela10.C5" office:value-type="string">
            <text:p text:style-name="P35"><text:span text:style-name="T24">O</text:span> <text:span text:style-name="T28">ad</text:span>ministrador/<text:span text:style-name="T28">funcionário </text:span>confirm<text:span text:style-name="T24">ará</text:span> a mensagem, clicando no botão OK, <text:span text:style-name="T24">e </text:span>o sistema <text:span text:style-name="T98">fechará caixa</text:span>;</text:p>
          </table:table-cell>
        </table:table-row>
        <table:table-row table:style-name="Tabela10.1">
          <table:covered-table-cell/>
          <table:table-cell table:style-name="Tabela10.B5" office:value-type="string">
            <text:p text:style-name="P35">FP<text:span text:style-name="T98">4</text:span></text:p>
          </table:table-cell>
          <table:table-cell table:style-name="Tabela10.C5" office:value-type="string">
            <text:p text:style-name="P35">O sistema emitirá a mensagem “<text:span text:style-name="T90">Caixa fechado</text:span> com sucesso!”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35">FP<text:span text:style-name="T98">5</text:span></text:p>
          </table:table-cell>
          <table:table-cell table:style-name="Tabela10.C2" office:value-type="string">
            <text:p text:style-name="P35">O sistema <text:span text:style-name="T95">fechará o caixa</text:span>.</text:p>
          </table:table-cell>
        </table:table-row>
        <table:table-row table:style-name="Tabela10.1">
          <table:table-cell table:style-name="Tabela10.A2" table:number-rows-spanned="2" office:value-type="string">
            <text:p text:style-name="P20">Fluxos Alternativos</text:p>
          </table:table-cell>
          <table:table-cell table:style-name="Tabela10.B2" office:value-type="string">
            <text:p text:style-name="P35">FA<text:span text:style-name="T96">1</text:span></text:p>
          </table:table-cell>
          <table:table-cell table:style-name="Tabela10.C2" office:value-type="string">
            <text:p text:style-name="P35"><text:bookmark-start text:name="__DdeLink__3264_883659474141"/>Se o administrador/<text:span text:style-name="T30">funcionário </text:span>clicar no botão <text:span text:style-name="T97">Sair, </text:span><text:bookmark-end text:name="__DdeLink__3264_883659474141"/><text:span text:style-name="T97">retornará para a tela Principal.</text:span></text:p>
          </table:table-cell>
        </table:table-row>
        <table:table-row table:style-name="Tabela10.1">
          <table:covered-table-cell/>
          <table:table-cell table:style-name="Tabela10.B10" office:value-type="string">
            <text:p text:style-name="P143">FA2</text:p>
          </table:table-cell>
          <table:table-cell table:style-name="Tabela10.C10" office:value-type="string">
            <text:p text:style-name="P143">Se o <text:s/>administrador/<text:span text:style-name="T30">funcionário </text:span>clicar em Cancelar, o caixa não será fechado e o sistema voltará para a tela anterior;</text:p>
          </table:table-cell>
        </table:table-row>
        <table:table-row table:style-name="Tabela10.1">
          <table:table-cell table:style-name="Tabela10.A2" office:value-type="string">
            <text:p text:style-name="P20">Regras de Negócio</text:p>
          </table:table-cell>
          <table:table-cell table:style-name="Tabela10.B2" office:value-type="string">
            <text:p text:style-name="P110"/>
          </table:table-cell>
          <table:table-cell table:style-name="Tabela10.C2" office:value-type="string">
            <text:p text:style-name="P88">NDA</text:p>
          </table:table-cell>
        </table:table-row>
        <table:table-row>
          <table:table-cell table:style-name="Tabela10.A2" table:number-rows-spanned="2" office:value-type="string">
            <text:p text:style-name="P20">Pós Condições</text:p>
          </table:table-cell>
          <table:table-cell table:style-name="Tabela10.B2" office:value-type="string">
            <text:p text:style-name="P88">PC1</text:p>
          </table:table-cell>
          <table:table-cell table:style-name="Tabela10.C2" office:value-type="string">
            <text:p text:style-name="P88"><text:s/>O <text:bookmark-start text:name="__DdeLink__4494_39008813644"/>administrador/<text:bookmark-end text:name="__DdeLink__4494_39008813644"/><text:span text:style-name="T166">funcionário</text:span> poderá estar na tel<text:span text:style-name="T25">a</text:span> <text:span text:style-name="T25">Edição de</text:span> <text:span text:style-name="T167">Veículos.</text:span></text:p>
          </table:table-cell>
        </table:table-row>
        <table:table-row>
          <table:covered-table-cell/>
          <table:table-cell table:style-name="Tabela10.B13" office:value-type="string">
            <text:p text:style-name="P100">PC2</text:p>
          </table:table-cell>
          <table:table-cell table:style-name="Tabela10.C13" office:value-type="string">
            <text:p text:style-name="P106">O <text:s/>administrador/<text:span text:style-name="T168">funcionário </text:span>poderá visualizar o relatório.</text:p>
          </table:table-cell>
        </table:table-row>
        <table:table-row table:style-name="Tabela10.1">
          <table:table-cell table:style-name="Tabela10.A2" office:value-type="string">
            <text:p text:style-name="P20">Casos de Uso Afetados</text:p>
          </table:table-cell>
          <table:table-cell table:style-name="Tabela10.C2" table:number-columns-spanned="2" office:value-type="string">
            <text:p text:style-name="P94">NDA.</text:p>
          </table:table-cell>
          <table:covered-table-cell/>
        </table:table-row>
      </table:table>
      <text:p text:style-name="P8"><text:bookmark-end text:name="__DdeLink__4502_39008813643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able:table table:name="Tabela11" table:style-name="Tabela11">
        <table:table-column table:style-name="Tabela11.A"/>
        <table:table-column table:style-name="Tabela11.B"/>
        <table:table-column table:style-name="Tabela11.C"/>
        <text:soft-page-break/>
        <table:table-row table:style-name="Tabela11.1">
          <table:table-cell table:style-name="Tabela11.A1" table:number-columns-spanned="3" office:value-type="string">
            <text:p text:style-name="P21">UC<text:span text:style-name="T99">12.2</text:span> – <text:span text:style-name="T99">Realizar Vendas</text:span></text:p>
          </table:table-cell>
          <table:covered-table-cell/>
          <table:covered-table-cell/>
        </table:table-row>
        <table:table-row table:style-name="Tabela11.1">
          <table:table-cell table:style-name="Tabela11.A2" office:value-type="string">
            <text:p text:style-name="P21">Pré - Condições</text:p>
          </table:table-cell>
          <table:table-cell table:style-name="Tabela11.B2" office:value-type="string">
            <text:p text:style-name="P36">PC1</text:p>
          </table:table-cell>
          <table:table-cell table:style-name="Tabela11.C2" office:value-type="string">
            <text:p text:style-name="P36">O <text:span text:style-name="T170">a</text:span>dministrador/<text:span text:style-name="T170">funcionário</text:span> deve estar logado no sistema [UC<text:span text:style-name="T169">1</text:span>]</text:p>
          </table:table-cell>
        </table:table-row>
        <table:table-row table:style-name="Tabela11.3">
          <table:table-cell table:style-name="Tabela11.A2" office:value-type="string">
            <text:p text:style-name="P21">Atores Envolvidos</text:p>
          </table:table-cell>
          <table:table-cell table:style-name="Tabela11.C2" table:number-columns-spanned="2" office:value-type="string">
            <text:p text:style-name="P36">Administrador, <text:span text:style-name="T26">Funcionário</text:span></text:p>
          </table:table-cell>
          <table:covered-table-cell/>
        </table:table-row>
        <table:table-row table:style-name="Tabela11.1">
          <table:table-cell table:style-name="Tabela11.A2" table:number-rows-spanned="5" office:value-type="string">
            <text:p text:style-name="P21">Fluxo Principal</text:p>
          </table:table-cell>
          <table:table-cell table:style-name="Tabela11.B2" office:value-type="string">
            <text:p text:style-name="P36">FP1</text:p>
          </table:table-cell>
          <table:table-cell table:style-name="Tabela11.C2" office:value-type="string">
            <text:p text:style-name="P129">O administrado<text:span text:style-name="T23">r/funcionário</text:span> preencherá o campo <text:span text:style-name="T171">código ou o descrição, quantidade</text:span>; <text:span text:style-name="T154">[RN1], [RN2], [RN3]</text:span>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36">FP2</text:p>
          </table:table-cell>
          <table:table-cell table:style-name="Tabela11.C2" office:value-type="string">
            <text:p text:style-name="P36">Para <text:span text:style-name="T101">Realizar a venda</text:span> o <text:span text:style-name="T28">a</text:span>dministrador/<text:span text:style-name="T28">funcionário</text:span> deverá clicar no botão <text:span text:style-name="T102">Finalizar venda</text:span>; <text:span text:style-name="T173">[FA1], [FA2]</text:span>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36">FP3</text:p>
          </table:table-cell>
          <table:table-cell table:style-name="Tabela11.C2" office:value-type="string">
            <text:p text:style-name="P36"><text:bookmark-start text:name="__DdeLink__3019_95703876911"/>O sistema emitirá <text:span text:style-name="T24">a </text:span>mensagem de confirmação “<text:span text:style-name="T24">Deseja realmente salvar o registro?</text:span>”;<text:bookmark-end text:name="__DdeLink__3019_95703876911"/> <text:span text:style-name="T176">[FA3], [FA10]</text:span>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36">FP4</text:p>
          </table:table-cell>
          <table:table-cell table:style-name="Tabela11.C2" office:value-type="string">
            <text:p text:style-name="P36"><text:span text:style-name="T24">O</text:span> <text:span text:style-name="T28">ad</text:span>ministrador/<text:span text:style-name="T28">funcionário </text:span>confirm<text:span text:style-name="T24">ará</text:span> a mensagem, clicando no botão OK, <text:span text:style-name="T24">e </text:span>o sistema salvará <text:span text:style-name="T24">o registro</text:span> no banco de dados; <text:span text:style-name="T177">[FA11]</text:span>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36">FP5</text:p>
          </table:table-cell>
          <table:table-cell table:style-name="Tabela11.C2" office:value-type="string">
            <text:p text:style-name="P36">O sistema emitirá a mensagem “<text:span text:style-name="T28">Registro</text:span> salvo com sucesso!”</text:p>
          </table:table-cell>
        </table:table-row>
        <table:table-row table:style-name="Tabela11.1">
          <table:table-cell table:style-name="Tabela11.A2" table:number-rows-spanned="11" office:value-type="string">
            <text:p text:style-name="P21">Fluxos Alternativos</text:p>
          </table:table-cell>
          <table:table-cell table:style-name="Tabela11.B2" office:value-type="string">
            <text:p text:style-name="P36">FA1</text:p>
          </table:table-cell>
          <table:table-cell table:style-name="Tabela11.C2" office:value-type="string">
            <text:p text:style-name="P36">Se <text:span text:style-name="T38">a venda</text:span> já estiver salv<text:span text:style-name="T45">a</text:span> no banco de dados o sistema salvará as modificações realizadas no registro.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36">FA2</text:p>
          </table:table-cell>
          <table:table-cell table:style-name="Tabela11.C2" office:value-type="string">
            <text:p text:style-name="P36">Se o <text:span text:style-name="T28">a</text:span>dministrador/<text:span text:style-name="T28">funcionário</text:span> clicar no botão Cancelar <text:span text:style-name="T103">venda</text:span>, todas as alterações não salvas serão descartadas, <text:span text:style-name="T24">e ele retornará para a Tela Principal</text:span>. <text:s/>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36">FA<text:span text:style-name="T46">3</text:span></text:p>
          </table:table-cell>
          <table:table-cell table:style-name="Tabela11.C2" office:value-type="string">
            <text:p text:style-name="P36">Se o <text:span text:style-name="T28">a</text:span>dministrador/<text:span text:style-name="T172">funcionário</text:span> não tiver preenchido algum dos campos <text:span text:style-name="T24">obrigatórios </text:span>do formulário o sistema emitirá a mensagem “<text:span text:style-name="T28">Por favor preencha os campos </text:span>obrigatório<text:span text:style-name="T28">s!</text:span>” e não procederá com o salvamento do registro</text:p>
          </table:table-cell>
        </table:table-row>
        <table:table-row table:style-name="Tabela11.1">
          <table:covered-table-cell/>
          <table:table-cell table:style-name="Tabela11.B12" office:value-type="string">
            <text:p text:style-name="P58">FA4</text:p>
          </table:table-cell>
          <table:table-cell table:style-name="Tabela11.C12" office:value-type="string">
            <text:p text:style-name="P59"><text:bookmark-start text:name="__DdeLink__944_2259385566"/><text:bookmark-start text:name="__DdeLink__830_22593855661"/>Se o <text:span text:style-name="T28">a</text:span>dministrador/<text:span text:style-name="T28">funcionário</text:span> clicar no botão <text:span text:style-name="T104">Vender ele irá adicionar o produto que está descrito na busca</text:span><text:bookmark-end text:name="__DdeLink__944_2259385566"/><text:bookmark-end text:name="__DdeLink__830_22593855661"/><text:span text:style-name="T104"> para a venda;</text:span></text:p>
          </table:table-cell>
        </table:table-row>
        <table:table-row table:style-name="Tabela11.1">
          <table:covered-table-cell/>
          <table:table-cell table:style-name="Tabela11.B12" office:value-type="string">
            <text:p text:style-name="P80"><text:bookmark-start text:name="__DdeLink__942_2259385566"/>FA5<text:bookmark-end text:name="__DdeLink__942_2259385566"/></text:p>
          </table:table-cell>
          <table:table-cell table:style-name="Tabela11.C12" office:value-type="string">
            <text:p text:style-name="P59"><text:bookmark-start text:name="__DdeLink__830_225938556611"/><text:bookmark-start text:name="__DdeLink__944_22593855661"/>Se o <text:span text:style-name="T28">a</text:span>dministrador/<text:span text:style-name="T28">funcionário</text:span> clicar no botão <text:span text:style-name="T105">Adicionar ele </text:span><text:bookmark-end text:name="__DdeLink__830_225938556611"/><text:bookmark-end text:name="__DdeLink__944_22593855661"/><text:span text:style-name="T105">será redirecionado para a tela de Edição de Cliente; [UC ]</text:span></text:p>
          </table:table-cell>
        </table:table-row>
        <table:table-row table:style-name="Tabela11.1">
          <table:covered-table-cell/>
          <table:table-cell table:style-name="Tabela11.B12" office:value-type="string">
            <text:p text:style-name="P80">FA6</text:p>
          </table:table-cell>
          <table:table-cell table:style-name="Tabela11.C12" office:value-type="string">
            <text:p text:style-name="P59"><text:bookmark-start text:name="__DdeLink__830_2259385566113"/><text:bookmark-start text:name="__DdeLink__944_225938556613"/>Se o <text:span text:style-name="T28">a</text:span>dministrador/<text:span text:style-name="T28">funcionário</text:span> clicar no botão <text:span text:style-name="T106">Apagar Lançamento ele </text:span><text:bookmark-end text:name="__DdeLink__830_2259385566113"/><text:bookmark-end text:name="__DdeLink__944_225938556613"/><text:span text:style-name="T106">apagará o item selecionado da compra;</text:span></text:p>
          </table:table-cell>
        </table:table-row>
        <table:table-row table:style-name="Tabela11.1">
          <table:covered-table-cell/>
          <table:table-cell table:style-name="Tabela11.B12" office:value-type="string">
            <text:p text:style-name="P80"><text:span text:style-name="T175">F</text:span>A7</text:p>
          </table:table-cell>
          <table:table-cell table:style-name="Tabela11.C12" office:value-type="string">
            <text:p text:style-name="P59"><text:bookmark-start text:name="__DdeLink__830_2259385566114"/><text:bookmark-start text:name="__DdeLink__944_225938556614"/>Se o <text:span text:style-name="T28">a</text:span>dministrador/<text:span text:style-name="T28">funcionário</text:span> clicar no botão <text:span text:style-name="T174">Acréscimo/Desconto ele </text:span><text:bookmark-end text:name="__DdeLink__830_2259385566114"/><text:bookmark-end text:name="__DdeLink__944_225938556614"/><text:span text:style-name="T174">poderá entrar com os descontos ou acréscimos do item;</text:span></text:p>
          </table:table-cell>
        </table:table-row>
        <table:table-row table:style-name="Tabela11.1">
          <table:covered-table-cell/>
          <table:table-cell table:style-name="Tabela11.B12" office:value-type="string">
            <text:p text:style-name="P80">FA8</text:p>
          </table:table-cell>
          <table:table-cell table:style-name="Tabela11.C12" office:value-type="string">
            <text:p text:style-name="P59"><text:bookmark-start text:name="__DdeLink__968_2259385566"/><text:bookmark-start text:name="__DdeLink__830_2259385566115"/><text:bookmark-start text:name="__DdeLink__944_225938556615"/>Se o <text:span text:style-name="T28">a</text:span>dministrador/<text:span text:style-name="T28">funcionário</text:span> clicar no botão <text:span text:style-name="T108">varejo ele </text:span><text:bookmark-end text:name="__DdeLink__830_2259385566115"/><text:bookmark-end text:name="__DdeLink__944_225938556615"/><text:span text:style-name="T108">será a venda será cadastrada como varejo;</text:span><text:bookmark-end text:name="__DdeLink__968_2259385566"/></text:p>
          </table:table-cell>
        </table:table-row>
        <table:table-row table:style-name="Tabela11.1">
          <table:covered-table-cell/>
          <table:table-cell table:style-name="Tabela11.B12" office:value-type="string">
            <text:p text:style-name="P80">FA9</text:p>
          </table:table-cell>
          <table:table-cell table:style-name="Tabela11.C12" office:value-type="string">
            <text:p text:style-name="P60"><text:bookmark-start text:name="__DdeLink__830_22593855661151"/><text:bookmark-start text:name="__DdeLink__944_2259385566151"/>Se o <text:span text:style-name="T28">a</text:span>dministrador/<text:span text:style-name="T28">funcionário</text:span> clicar no botão <text:span text:style-name="T109">atacado ele </text:span><text:bookmark-end text:name="__DdeLink__830_22593855661151"/><text:bookmark-end text:name="__DdeLink__944_2259385566151"/><text:span text:style-name="T109">será a venda será cadastrada como atacado;</text:span></text:p>
          </table:table-cell>
        </table:table-row>
        <table:table-row table:style-name="Tabela11.1">
          <table:covered-table-cell/>
          <table:table-cell table:style-name="Tabela11.B12" office:value-type="string">
            <text:p text:style-name="P144">FA10</text:p>
          </table:table-cell>
          <table:table-cell table:style-name="Tabela11.C12" office:value-type="string">
            <text:p text:style-name="P151">e os campos infringirem alguma das regras de negócio aplicáveis o sistema emitirá a mensagem referente à regra de negócio atingida; [RN1], [RN2], [RN3]</text:p>
          </table:table-cell>
        </table:table-row>
        <table:table-row table:style-name="Tabela11.1">
          <table:covered-table-cell/>
          <table:table-cell table:style-name="Tabela11.B12" office:value-type="string">
            <text:p text:style-name="P145">FA11</text:p>
          </table:table-cell>
          <table:table-cell table:style-name="Tabela11.C12" office:value-type="string">
            <text:p text:style-name="P151">Se o sistema encontrar algum erro de banco de dados ele emitirá a mensagem "Falha ao salvar os dados! Informe o administrador do sistema."</text:p>
          </table:table-cell>
        </table:table-row>
        <table:table-row table:style-name="Tabela11.1">
          <table:table-cell table:style-name="Tabela11.A2" table:number-rows-spanned="3" office:value-type="string">
            <text:p text:style-name="P21">Regras de Negócio</text:p>
          </table:table-cell>
          <table:table-cell table:style-name="Tabela11.B2" office:value-type="string">
            <text:p text:style-name="P36">RN1</text:p>
          </table:table-cell>
          <table:table-cell table:style-name="Tabela11.C2" office:value-type="string">
            <text:p text:style-name="P36"><text:span text:style-name="T39">O campo busca não pode ficar em branco</text:span>;</text:p>
          </table:table-cell>
        </table:table-row>
        <table:table-row table:style-name="Tabela11.1">
          <table:covered-table-cell/>
          <table:table-cell table:style-name="Tabela11.B21" office:value-type="string">
            <text:p text:style-name="P43">RN2</text:p>
          </table:table-cell>
          <table:table-cell table:style-name="Tabela11.C21" office:value-type="string">
            <text:p text:style-name="P43">O campo <text:span text:style-name="T110">quantidade</text:span> não pode ficar em branco;</text:p>
          </table:table-cell>
        </table:table-row>
        <table:table-row table:style-name="Tabela11.1">
          <table:covered-table-cell/>
          <table:table-cell table:style-name="Tabela11.B21" office:value-type="string">
            <text:p text:style-name="P43">RN3</text:p>
          </table:table-cell>
          <table:table-cell table:style-name="Tabela11.C21" office:value-type="string">
            <text:p text:style-name="P43">O campo <text:span text:style-name="T111">cliente</text:span> não pode ficar em branco;</text:p>
          </table:table-cell>
        </table:table-row>
        <table:table-row>
          <table:table-cell table:style-name="Tabela11.A2" office:value-type="string">
            <text:p text:style-name="P21">Pós Condições</text:p>
          </table:table-cell>
          <table:table-cell table:style-name="Tabela11.B2" office:value-type="string">
            <text:p text:style-name="P36">PC1</text:p>
          </table:table-cell>
          <table:table-cell table:style-name="Tabela11.C2" office:value-type="string">
            <text:p text:style-name="P36"><text:span text:style-name="T43">A Venda</text:span> deverá estar salv<text:span text:style-name="T113">a</text:span> no banco de dados</text:p>
          </table:table-cell>
        </table:table-row>
        <table:table-row table:style-name="Tabela11.1">
          <table:table-cell table:style-name="Tabela11.A2" office:value-type="string">
            <text:p text:style-name="P21">Casos de Uso Afetados</text:p>
          </table:table-cell>
          <table:table-cell table:style-name="Tabela11.C2" table:number-columns-spanned="2" office:value-type="string">
            <text:p text:style-name="P36">UC<text:span text:style-name="T112">12</text:span></text:p>
          </table:table-cell>
          <table:covered-table-cell/>
        </table:table-row>
      </table:table>
      <text:p text:style-name="P1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ahoma" svg:font-family="Tahoma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Noto Sans" svg:font-family="'Noto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meta:creation-date>2017-06-16T06:42:57.587121186</meta:creation-date>
    <meta:editing-duration>PT17H52M24S</meta:editing-duration>
    <meta:editing-cycles>493</meta:editing-cycles>
    <dc:date>2017-10-28T21:22:07.837980664</dc:date>
    <meta:document-statistic meta:table-count="13" meta:image-count="0" meta:object-count="0" meta:page-count="11" meta:paragraph-count="535" meta:word-count="3517" meta:character-count="21978" meta:non-whitespace-character-count="18932"/>
  </office:meta>
</office:document-meta>
</file>